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_file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299" calcext:value-type="float">
            <text:p>806299</text:p>
          </table:table-cell>
          <table:table-cell office:value-type="float" office:value="49" calcext:value-type="float">
            <text:p>49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6118" calcext:value-type="float">
            <text:p>806118</text:p>
          </table:table-cell>
          <table:table-cell office:value-type="float" office:value="167" calcext:value-type="float">
            <text:p>167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5574" calcext:value-type="float">
            <text:p>805574</text:p>
          </table:table-cell>
          <table:table-cell office:value-type="float" office:value="354" calcext:value-type="float">
            <text:p>354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4666" calcext:value-type="float">
            <text:p>804666</text:p>
          </table:table-cell>
          <table:table-cell office:value-type="float" office:value="609" calcext:value-type="float">
            <text:p>609</text:p>
          </table:table-cell>
          <table:table-cell office:value-type="float" office:value="9046" calcext:value-type="float">
            <text:p>9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3417" calcext:value-type="float">
            <text:p>803417</text:p>
          </table:table-cell>
          <table:table-cell office:value-type="float" office:value="932" calcext:value-type="float">
            <text:p>932</text:p>
          </table:table-cell>
          <table:table-cell office:value-type="float" office:value="11189" calcext:value-type="float">
            <text:p>11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1824" calcext:value-type="float">
            <text:p>801824</text:p>
          </table:table-cell>
          <table:table-cell office:value-type="float" office:value="1324" calcext:value-type="float">
            <text:p>1324</text:p>
          </table:table-cell>
          <table:table-cell office:value-type="float" office:value="13351" calcext:value-type="float">
            <text:p>13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9849" calcext:value-type="float">
            <text:p>799849</text:p>
          </table:table-cell>
          <table:table-cell office:value-type="float" office:value="1779" calcext:value-type="float">
            <text:p>1779</text:p>
          </table:table-cell>
          <table:table-cell office:value-type="float" office:value="15503" calcext:value-type="float">
            <text:p>15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7551" calcext:value-type="float">
            <text:p>797551</text:p>
          </table:table-cell>
          <table:table-cell office:value-type="float" office:value="2308" calcext:value-type="float">
            <text:p>2308</text:p>
          </table:table-cell>
          <table:table-cell office:value-type="float" office:value="17764" calcext:value-type="float">
            <text:p>177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4870" calcext:value-type="float">
            <text:p>794870</text:p>
          </table:table-cell>
          <table:table-cell office:value-type="float" office:value="2907" calcext:value-type="float">
            <text:p>2907</text:p>
          </table:table-cell>
          <table:table-cell office:value-type="float" office:value="19921" calcext:value-type="float">
            <text:p>199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1866" calcext:value-type="float">
            <text:p>791866</text:p>
          </table:table-cell>
          <table:table-cell office:value-type="float" office:value="3575" calcext:value-type="float">
            <text:p>3575</text:p>
          </table:table-cell>
          <table:table-cell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8500" calcext:value-type="float">
            <text:p>788500</text:p>
          </table:table-cell>
          <table:table-cell office:value-type="float" office:value="4305" calcext:value-type="float">
            <text:p>4305</text:p>
          </table:table-cell>
          <table:table-cell office:value-type="float" office:value="24205" calcext:value-type="float">
            <text:p>242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4791" calcext:value-type="float">
            <text:p>784791</text:p>
          </table:table-cell>
          <table:table-cell office:value-type="float" office:value="5107" calcext:value-type="float">
            <text:p>5107</text:p>
          </table:table-cell>
          <table:table-cell office:value-type="float" office:value="26313" calcext:value-type="float">
            <text:p>263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0740" calcext:value-type="float">
            <text:p>780740</text:p>
          </table:table-cell>
          <table:table-cell office:value-type="float" office:value="5979" calcext:value-type="float">
            <text:p>5979</text:p>
          </table:table-cell>
          <table:table-cell office:value-type="float" office:value="28510" calcext:value-type="float">
            <text:p>285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6325" calcext:value-type="float">
            <text:p>776325</text:p>
          </table:table-cell>
          <table:table-cell office:value-type="float" office:value="6910" calcext:value-type="float">
            <text:p>6910</text:p>
          </table:table-cell>
          <table:table-cell office:value-type="float" office:value="30706" calcext:value-type="float">
            <text:p>30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1588" calcext:value-type="float">
            <text:p>771588</text:p>
          </table:table-cell>
          <table:table-cell office:value-type="float" office:value="7917" calcext:value-type="float">
            <text:p>7917</text:p>
          </table:table-cell>
          <table:table-cell office:value-type="float" office:value="32774" calcext:value-type="float">
            <text:p>327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6508" calcext:value-type="float">
            <text:p>766508</text:p>
          </table:table-cell>
          <table:table-cell office:value-type="float" office:value="8984" calcext:value-type="float">
            <text:p>8984</text:p>
          </table:table-cell>
          <table:table-cell office:value-type="float" office:value="34981" calcext:value-type="float">
            <text:p>349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1086" calcext:value-type="float">
            <text:p>761086</text:p>
          </table:table-cell>
          <table:table-cell office:value-type="float" office:value="10127" calcext:value-type="float">
            <text:p>10127</text:p>
          </table:table-cell>
          <table:table-cell office:value-type="float" office:value="37128" calcext:value-type="float">
            <text:p>371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5321" calcext:value-type="float">
            <text:p>755321</text:p>
          </table:table-cell>
          <table:table-cell office:value-type="float" office:value="11331" calcext:value-type="float">
            <text:p>11331</text:p>
          </table:table-cell>
          <table:table-cell office:value-type="float" office:value="39280" calcext:value-type="float">
            <text:p>392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9233" calcext:value-type="float">
            <text:p>749233</text:p>
          </table:table-cell>
          <table:table-cell office:value-type="float" office:value="12611" calcext:value-type="float">
            <text:p>12611</text:p>
          </table:table-cell>
          <table:table-cell office:value-type="float" office:value="41433" calcext:value-type="float">
            <text:p>414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2803" calcext:value-type="float">
            <text:p>742803</text:p>
          </table:table-cell>
          <table:table-cell office:value-type="float" office:value="13957" calcext:value-type="float">
            <text:p>13957</text:p>
          </table:table-cell>
          <table:table-cell office:value-type="float" office:value="43536" calcext:value-type="float">
            <text:p>435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6050" calcext:value-type="float">
            <text:p>736050</text:p>
          </table:table-cell>
          <table:table-cell office:value-type="float" office:value="15371" calcext:value-type="float">
            <text:p>15371</text:p>
          </table:table-cell>
          <table:table-cell office:value-type="float" office:value="45698" calcext:value-type="float">
            <text:p>456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8975" calcext:value-type="float">
            <text:p>728975</text:p>
          </table:table-cell>
          <table:table-cell office:value-type="float" office:value="16842" calcext:value-type="float">
            <text:p>16842</text:p>
          </table:table-cell>
          <table:table-cell office:value-type="float" office:value="47860" calcext:value-type="float">
            <text:p>478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1597" calcext:value-type="float">
            <text:p>721597</text:p>
          </table:table-cell>
          <table:table-cell office:value-type="float" office:value="18393" calcext:value-type="float">
            <text:p>18393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3877" calcext:value-type="float">
            <text:p>713877</text:p>
          </table:table-cell>
          <table:table-cell office:value-type="float" office:value="20015" calcext:value-type="float">
            <text:p>20015</text:p>
          </table:table-cell>
          <table:table-cell office:value-type="float" office:value="52248" calcext:value-type="float">
            <text:p>522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5854" calcext:value-type="float">
            <text:p>705854</text:p>
          </table:table-cell>
          <table:table-cell office:value-type="float" office:value="21703" calcext:value-type="float">
            <text:p>21703</text:p>
          </table:table-cell>
          <table:table-cell office:value-type="float" office:value="54410" calcext:value-type="float">
            <text:p>544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7509" calcext:value-type="float">
            <text:p>697509</text:p>
          </table:table-cell>
          <table:table-cell office:value-type="float" office:value="23451" calcext:value-type="float">
            <text:p>23451</text:p>
          </table:table-cell>
          <table:table-cell office:value-type="float" office:value="56483" calcext:value-type="float">
            <text:p>564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8862" calcext:value-type="float">
            <text:p>688862</text:p>
          </table:table-cell>
          <table:table-cell office:value-type="float" office:value="25277" calcext:value-type="float">
            <text:p>25277</text:p>
          </table:table-cell>
          <table:table-cell office:value-type="float" office:value="58679" calcext:value-type="float">
            <text:p>586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9912" calcext:value-type="float">
            <text:p>679912</text:p>
          </table:table-cell>
          <table:table-cell office:value-type="float" office:value="27169" calcext:value-type="float">
            <text:p>27169</text:p>
          </table:table-cell>
          <table:table-cell office:value-type="float" office:value="60822" calcext:value-type="float">
            <text:p>608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0660" calcext:value-type="float">
            <text:p>670660</text:p>
          </table:table-cell>
          <table:table-cell office:value-type="float" office:value="29114" calcext:value-type="float">
            <text:p>29114</text:p>
          </table:table-cell>
          <table:table-cell office:value-type="float" office:value="63014" calcext:value-type="float">
            <text:p>63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1105" calcext:value-type="float">
            <text:p>661105</text:p>
          </table:table-cell>
          <table:table-cell office:value-type="float" office:value="31144" calcext:value-type="float">
            <text:p>31144</text:p>
          </table:table-cell>
          <table:table-cell office:value-type="float" office:value="65165" calcext:value-type="float">
            <text:p>651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1268" calcext:value-type="float">
            <text:p>651268</text:p>
          </table:table-cell>
          <table:table-cell office:value-type="float" office:value="33240" calcext:value-type="float">
            <text:p>33240</text:p>
          </table:table-cell>
          <table:table-cell office:value-type="float" office:value="67313" calcext:value-type="float">
            <text:p>673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1149" calcext:value-type="float">
            <text:p>641149</text:p>
          </table:table-cell>
          <table:table-cell office:value-type="float" office:value="35444" calcext:value-type="float">
            <text:p>35444</text:p>
          </table:table-cell>
          <table:table-cell office:value-type="float" office:value="69475" calcext:value-type="float">
            <text:p>694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0748" calcext:value-type="float">
            <text:p>630748</text:p>
          </table:table-cell>
          <table:table-cell office:value-type="float" office:value="37680" calcext:value-type="float">
            <text:p>37680</text:p>
          </table:table-cell>
          <table:table-cell office:value-type="float" office:value="71641" calcext:value-type="float">
            <text:p>716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0064" calcext:value-type="float">
            <text:p>620064</text:p>
          </table:table-cell>
          <table:table-cell office:value-type="float" office:value="39967" calcext:value-type="float">
            <text:p>39967</text:p>
          </table:table-cell>
          <table:table-cell office:value-type="float" office:value="73833" calcext:value-type="float">
            <text:p>738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9099" calcext:value-type="float">
            <text:p>609099</text:p>
          </table:table-cell>
          <table:table-cell office:value-type="float" office:value="42321" calcext:value-type="float">
            <text:p>42321</text:p>
          </table:table-cell>
          <table:table-cell office:value-type="float" office:value="75995" calcext:value-type="float">
            <text:p>75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7871" calcext:value-type="float">
            <text:p>597871</text:p>
          </table:table-cell>
          <table:table-cell office:value-type="float" office:value="44743" calcext:value-type="float">
            <text:p>44743</text:p>
          </table:table-cell>
          <table:table-cell office:value-type="float" office:value="78226" calcext:value-type="float">
            <text:p>782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6381" calcext:value-type="float">
            <text:p>586381</text:p>
          </table:table-cell>
          <table:table-cell office:value-type="float" office:value="47234" calcext:value-type="float">
            <text:p>47234</text:p>
          </table:table-cell>
          <table:table-cell office:value-type="float" office:value="80496" calcext:value-type="float">
            <text:p>804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4629" calcext:value-type="float">
            <text:p>574629</text:p>
          </table:table-cell>
          <table:table-cell office:value-type="float" office:value="49905" calcext:value-type="float">
            <text:p>49905</text:p>
          </table:table-cell>
          <table:table-cell office:value-type="float" office:value="82791" calcext:value-type="float">
            <text:p>827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2615" calcext:value-type="float">
            <text:p>562615</text:p>
          </table:table-cell>
          <table:table-cell office:value-type="float" office:value="52539" calcext:value-type="float">
            <text:p>52539</text:p>
          </table:table-cell>
          <table:table-cell office:value-type="float" office:value="85051" calcext:value-type="float">
            <text:p>850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0360" calcext:value-type="float">
            <text:p>550360</text:p>
          </table:table-cell>
          <table:table-cell office:value-type="float" office:value="55245" calcext:value-type="float">
            <text:p>55245</text:p>
          </table:table-cell>
          <table:table-cell office:value-type="float" office:value="87252" calcext:value-type="float">
            <text:p>872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7882" calcext:value-type="float">
            <text:p>537882</text:p>
          </table:table-cell>
          <table:table-cell office:value-type="float" office:value="58066" calcext:value-type="float">
            <text:p>58066</text:p>
          </table:table-cell>
          <table:table-cell office:value-type="float" office:value="89409" calcext:value-type="float">
            <text:p>894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5143" calcext:value-type="float">
            <text:p>525143</text:p>
          </table:table-cell>
          <table:table-cell office:value-type="float" office:value="60893" calcext:value-type="float">
            <text:p>60893</text:p>
          </table:table-cell>
          <table:table-cell office:value-type="float" office:value="91601" calcext:value-type="float">
            <text:p>91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2181" calcext:value-type="float">
            <text:p>512181</text:p>
          </table:table-cell>
          <table:table-cell office:value-type="float" office:value="63802" calcext:value-type="float">
            <text:p>63802</text:p>
          </table:table-cell>
          <table:table-cell office:value-type="float" office:value="93856" calcext:value-type="float">
            <text:p>938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8998" calcext:value-type="float">
            <text:p>498998</text:p>
          </table:table-cell>
          <table:table-cell office:value-type="float" office:value="66780" calcext:value-type="float">
            <text:p>66780</text:p>
          </table:table-cell>
          <table:table-cell office:value-type="float" office:value="96014" calcext:value-type="float">
            <text:p>960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5574" calcext:value-type="float">
            <text:p>485574</text:p>
          </table:table-cell>
          <table:table-cell office:value-type="float" office:value="69832" calcext:value-type="float">
            <text:p>69832</text:p>
          </table:table-cell>
          <table:table-cell office:value-type="float" office:value="98264" calcext:value-type="float">
            <text:p>982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1967" calcext:value-type="float">
            <text:p>471967</text:p>
          </table:table-cell>
          <table:table-cell office:value-type="float" office:value="72978" calcext:value-type="float">
            <text:p>72978</text:p>
          </table:table-cell>
          <table:table-cell office:value-type="float" office:value="100392" calcext:value-type="float">
            <text:p>1003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8119" calcext:value-type="float">
            <text:p>458119</text:p>
          </table:table-cell>
          <table:table-cell office:value-type="float" office:value="76164" calcext:value-type="float">
            <text:p>76164</text:p>
          </table:table-cell>
          <table:table-cell office:value-type="float" office:value="102632" calcext:value-type="float">
            <text:p>1026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4089" calcext:value-type="float">
            <text:p>444089</text:p>
          </table:table-cell>
          <table:table-cell office:value-type="float" office:value="79447" calcext:value-type="float">
            <text:p>79447</text:p>
          </table:table-cell>
          <table:table-cell office:value-type="float" office:value="104774" calcext:value-type="float">
            <text:p>1047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9858" calcext:value-type="float">
            <text:p>429858</text:p>
          </table:table-cell>
          <table:table-cell office:value-type="float" office:value="82748" calcext:value-type="float">
            <text:p>82748</text:p>
          </table:table-cell>
          <table:table-cell office:value-type="float" office:value="106966" calcext:value-type="float">
            <text:p>106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5446" calcext:value-type="float">
            <text:p>415446</text:p>
          </table:table-cell>
          <table:table-cell office:value-type="float" office:value="86143" calcext:value-type="float">
            <text:p>86143</text:p>
          </table:table-cell>
          <table:table-cell office:value-type="float" office:value="109148" calcext:value-type="float">
            <text:p>109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0831" calcext:value-type="float">
            <text:p>400831</text:p>
          </table:table-cell>
          <table:table-cell office:value-type="float" office:value="89604" calcext:value-type="float">
            <text:p>89604</text:p>
          </table:table-cell>
          <table:table-cell office:value-type="float" office:value="111344" calcext:value-type="float">
            <text:p>1113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6056" calcext:value-type="float">
            <text:p>386056</text:p>
          </table:table-cell>
          <table:table-cell office:value-type="float" office:value="93166" calcext:value-type="float">
            <text:p>93166</text:p>
          </table:table-cell>
          <table:table-cell office:value-type="float" office:value="113496" calcext:value-type="float">
            <text:p>1134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1119" calcext:value-type="float">
            <text:p>371119</text:p>
          </table:table-cell>
          <table:table-cell office:value-type="float" office:value="96765" calcext:value-type="float">
            <text:p>96765</text:p>
          </table:table-cell>
          <table:table-cell office:value-type="float" office:value="115663" calcext:value-type="float">
            <text:p>1156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6001" calcext:value-type="float">
            <text:p>356001</text:p>
          </table:table-cell>
          <table:table-cell office:value-type="float" office:value="100467" calcext:value-type="float">
            <text:p>100467</text:p>
          </table:table-cell>
          <table:table-cell office:value-type="float" office:value="117825" calcext:value-type="float">
            <text:p>1178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0722" calcext:value-type="float">
            <text:p>340722</text:p>
          </table:table-cell>
          <table:table-cell office:value-type="float" office:value="104230" calcext:value-type="float">
            <text:p>104230</text:p>
          </table:table-cell>
          <table:table-cell office:value-type="float" office:value="119977" calcext:value-type="float">
            <text:p>1199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5301" calcext:value-type="float">
            <text:p>325301</text:p>
          </table:table-cell>
          <table:table-cell office:value-type="float" office:value="108038" calcext:value-type="float">
            <text:p>108038</text:p>
          </table:table-cell>
          <table:table-cell office:value-type="float" office:value="122135" calcext:value-type="float">
            <text:p>1221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9740" calcext:value-type="float">
            <text:p>309740</text:p>
          </table:table-cell>
          <table:table-cell office:value-type="float" office:value="111943" calcext:value-type="float">
            <text:p>111943</text:p>
          </table:table-cell>
          <table:table-cell office:value-type="float" office:value="124341" calcext:value-type="float">
            <text:p>1243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4037" calcext:value-type="float">
            <text:p>294037</text:p>
          </table:table-cell>
          <table:table-cell office:value-type="float" office:value="115978" calcext:value-type="float">
            <text:p>115978</text:p>
          </table:table-cell>
          <table:table-cell office:value-type="float" office:value="126409" calcext:value-type="float">
            <text:p>1264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8214" calcext:value-type="float">
            <text:p>278214</text:p>
          </table:table-cell>
          <table:table-cell office:value-type="float" office:value="119976" calcext:value-type="float">
            <text:p>119976</text:p>
          </table:table-cell>
          <table:table-cell office:value-type="float" office:value="128601" calcext:value-type="float">
            <text:p>1286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2269" calcext:value-type="float">
            <text:p>262269</text:p>
          </table:table-cell>
          <table:table-cell office:value-type="float" office:value="124084" calcext:value-type="float">
            <text:p>124084</text:p>
          </table:table-cell>
          <table:table-cell office:value-type="float" office:value="130669" calcext:value-type="float">
            <text:p>1306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6203" calcext:value-type="float">
            <text:p>246203</text:p>
          </table:table-cell>
          <table:table-cell office:value-type="float" office:value="128250" calcext:value-type="float">
            <text:p>128250</text:p>
          </table:table-cell>
          <table:table-cell office:value-type="float" office:value="132792" calcext:value-type="float">
            <text:p>1327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0017" calcext:value-type="float">
            <text:p>230017</text:p>
          </table:table-cell>
          <table:table-cell office:value-type="float" office:value="132487" calcext:value-type="float">
            <text:p>132487</text:p>
          </table:table-cell>
          <table:table-cell office:value-type="float" office:value="134954" calcext:value-type="float">
            <text:p>1349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3750" calcext:value-type="float">
            <text:p>213750</text:p>
          </table:table-cell>
          <table:table-cell office:value-type="float" office:value="136795" calcext:value-type="float">
            <text:p>136795</text:p>
          </table:table-cell>
          <table:table-cell office:value-type="float" office:value="137111" calcext:value-type="float">
            <text:p>1371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7368" calcext:value-type="float">
            <text:p>197368</text:p>
          </table:table-cell>
          <table:table-cell office:value-type="float" office:value="141181" calcext:value-type="float">
            <text:p>141181</text:p>
          </table:table-cell>
          <table:table-cell office:value-type="float" office:value="139259" calcext:value-type="float">
            <text:p>1392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0909" calcext:value-type="float">
            <text:p>180909</text:p>
          </table:table-cell>
          <table:table-cell office:value-type="float" office:value="145582" calcext:value-type="float">
            <text:p>145582</text:p>
          </table:table-cell>
          <table:table-cell office:value-type="float" office:value="141410" calcext:value-type="float">
            <text:p>1414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4370" calcext:value-type="float">
            <text:p>164370</text:p>
          </table:table-cell>
          <table:table-cell office:value-type="float" office:value="150129" calcext:value-type="float">
            <text:p>150129</text:p>
          </table:table-cell>
          <table:table-cell office:value-type="float" office:value="143602" calcext:value-type="float">
            <text:p>1436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7758" calcext:value-type="float">
            <text:p>147758</text:p>
          </table:table-cell>
          <table:table-cell office:value-type="float" office:value="154670" calcext:value-type="float">
            <text:p>154670</text:p>
          </table:table-cell>
          <table:table-cell office:value-type="float" office:value="145750" calcext:value-type="float">
            <text:p>1457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1082" calcext:value-type="float">
            <text:p>131082</text:p>
          </table:table-cell>
          <table:table-cell office:value-type="float" office:value="159219" calcext:value-type="float">
            <text:p>159219</text:p>
          </table:table-cell>
          <table:table-cell office:value-type="float" office:value="140851" calcext:value-type="float">
            <text:p>1408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4347" calcext:value-type="float">
            <text:p>114347</text:p>
          </table:table-cell>
          <table:table-cell office:value-type="float" office:value="163796" calcext:value-type="float">
            <text:p>163796</text:p>
          </table:table-cell>
          <table:table-cell office:value-type="float" office:value="135829" calcext:value-type="float">
            <text:p>1358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562" calcext:value-type="float">
            <text:p>97562</text:p>
          </table:table-cell>
          <table:table-cell office:value-type="float" office:value="168033" calcext:value-type="float">
            <text:p>168033</text:p>
          </table:table-cell>
          <table:table-cell office:value-type="float" office:value="130970" calcext:value-type="float">
            <text:p>1309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733" calcext:value-type="float">
            <text:p>80733</text:p>
          </table:table-cell>
          <table:table-cell office:value-type="float" office:value="172110" calcext:value-type="float">
            <text:p>172110</text:p>
          </table:table-cell>
          <table:table-cell office:value-type="float" office:value="126110" calcext:value-type="float">
            <text:p>1261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869" calcext:value-type="float">
            <text:p>63869</text:p>
          </table:table-cell>
          <table:table-cell office:value-type="float" office:value="176034" calcext:value-type="float">
            <text:p>176034</text:p>
          </table:table-cell>
          <table:table-cell office:value-type="float" office:value="121299" calcext:value-type="float">
            <text:p>1212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977" calcext:value-type="float">
            <text:p>46977</text:p>
          </table:table-cell>
          <table:table-cell office:value-type="float" office:value="179782" calcext:value-type="float">
            <text:p>179782</text:p>
          </table:table-cell>
          <table:table-cell office:value-type="float" office:value="116444" calcext:value-type="float">
            <text:p>1164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065" calcext:value-type="float">
            <text:p>30065</text:p>
          </table:table-cell>
          <table:table-cell office:value-type="float" office:value="183400" calcext:value-type="float">
            <text:p>183400</text:p>
          </table:table-cell>
          <table:table-cell office:value-type="float" office:value="111595" calcext:value-type="float">
            <text:p>1115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139" calcext:value-type="float">
            <text:p>13139</text:p>
          </table:table-cell>
          <table:table-cell office:value-type="float" office:value="186836" calcext:value-type="float">
            <text:p>186836</text:p>
          </table:table-cell>
          <table:table-cell office:value-type="float" office:value="106769" calcext:value-type="float">
            <text:p>1067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793" calcext:value-type="float">
            <text:p>-3793</text:p>
          </table:table-cell>
          <table:table-cell office:value-type="float" office:value="190154" calcext:value-type="float">
            <text:p>190154</text:p>
          </table:table-cell>
          <table:table-cell office:value-type="float" office:value="101904" calcext:value-type="float">
            <text:p>1019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0722" calcext:value-type="float">
            <text:p>-20722</text:p>
          </table:table-cell>
          <table:table-cell office:value-type="float" office:value="193310" calcext:value-type="float">
            <text:p>193310</text:p>
          </table:table-cell>
          <table:table-cell office:value-type="float" office:value="97055" calcext:value-type="float">
            <text:p>970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7644" calcext:value-type="float">
            <text:p>-37644</text:p>
          </table:table-cell>
          <table:table-cell office:value-type="float" office:value="196318" calcext:value-type="float">
            <text:p>196318</text:p>
          </table:table-cell>
          <table:table-cell office:value-type="float" office:value="92195" calcext:value-type="float">
            <text:p>921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4548" calcext:value-type="float">
            <text:p>-54548</text:p>
          </table:table-cell>
          <table:table-cell office:value-type="float" office:value="199173" calcext:value-type="float">
            <text:p>199173</text:p>
          </table:table-cell>
          <table:table-cell office:value-type="float" office:value="87336" calcext:value-type="float">
            <text:p>873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1428" calcext:value-type="float">
            <text:p>-71428</text:p>
          </table:table-cell>
          <table:table-cell office:value-type="float" office:value="201893" calcext:value-type="float">
            <text:p>201893</text:p>
          </table:table-cell>
          <table:table-cell office:value-type="float" office:value="82481" calcext:value-type="float">
            <text:p>824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8278" calcext:value-type="float">
            <text:p>-88278</text:p>
          </table:table-cell>
          <table:table-cell office:value-type="float" office:value="204402" calcext:value-type="float">
            <text:p>204402</text:p>
          </table:table-cell>
          <table:table-cell office:value-type="float" office:value="77627" calcext:value-type="float">
            <text:p>776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05087" calcext:value-type="float">
            <text:p>-105087</text:p>
          </table:table-cell>
          <table:table-cell office:value-type="float" office:value="206797" calcext:value-type="float">
            <text:p>206797</text:p>
          </table:table-cell>
          <table:table-cell office:value-type="float" office:value="72723" calcext:value-type="float">
            <text:p>727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1850" calcext:value-type="float">
            <text:p>-121850</text:p>
          </table:table-cell>
          <table:table-cell office:value-type="float" office:value="209128" calcext:value-type="float">
            <text:p>209128</text:p>
          </table:table-cell>
          <table:table-cell office:value-type="float" office:value="67774" calcext:value-type="float">
            <text:p>677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8561" calcext:value-type="float">
            <text:p>-138561</text:p>
          </table:table-cell>
          <table:table-cell office:value-type="float" office:value="211188" calcext:value-type="float">
            <text:p>211188</text:p>
          </table:table-cell>
          <table:table-cell office:value-type="float" office:value="62920" calcext:value-type="float">
            <text:p>629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55209" calcext:value-type="float">
            <text:p>-155209</text:p>
          </table:table-cell>
          <table:table-cell office:value-type="float" office:value="213117" calcext:value-type="float">
            <text:p>213117</text:p>
          </table:table-cell>
          <table:table-cell office:value-type="float" office:value="58060" calcext:value-type="float">
            <text:p>580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71788" calcext:value-type="float">
            <text:p>-171788</text:p>
          </table:table-cell>
          <table:table-cell office:value-type="float" office:value="214892" calcext:value-type="float">
            <text:p>214892</text:p>
          </table:table-cell>
          <table:table-cell office:value-type="float" office:value="53195" calcext:value-type="float">
            <text:p>531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88293" calcext:value-type="float">
            <text:p>-188293</text:p>
          </table:table-cell>
          <table:table-cell office:value-type="float" office:value="216513" calcext:value-type="float">
            <text:p>216513</text:p>
          </table:table-cell>
          <table:table-cell office:value-type="float" office:value="48337" calcext:value-type="float">
            <text:p>483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04719" calcext:value-type="float">
            <text:p>-204719</text:p>
          </table:table-cell>
          <table:table-cell office:value-type="float" office:value="217980" calcext:value-type="float">
            <text:p>217980</text:p>
          </table:table-cell>
          <table:table-cell office:value-type="float" office:value="43477" calcext:value-type="float">
            <text:p>434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21047" calcext:value-type="float">
            <text:p>-221047</text:p>
          </table:table-cell>
          <table:table-cell office:value-type="float" office:value="219286" calcext:value-type="float">
            <text:p>219286</text:p>
          </table:table-cell>
          <table:table-cell office:value-type="float" office:value="38612" calcext:value-type="float">
            <text:p>386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37274" calcext:value-type="float">
            <text:p>-237274</text:p>
          </table:table-cell>
          <table:table-cell office:value-type="float" office:value="220446" calcext:value-type="float">
            <text:p>220446</text:p>
          </table:table-cell>
          <table:table-cell office:value-type="float" office:value="33797" calcext:value-type="float">
            <text:p>337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53400" calcext:value-type="float">
            <text:p>-253400</text:p>
          </table:table-cell>
          <table:table-cell office:value-type="float" office:value="221452" calcext:value-type="float">
            <text:p>221452</text:p>
          </table:table-cell>
          <table:table-cell office:value-type="float" office:value="28927" calcext:value-type="float">
            <text:p>289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69425" calcext:value-type="float">
            <text:p>-269425</text:p>
          </table:table-cell>
          <table:table-cell office:value-type="float" office:value="222303" calcext:value-type="float">
            <text:p>222303</text:p>
          </table:table-cell>
          <table:table-cell office:value-type="float" office:value="24072" calcext:value-type="float">
            <text:p>240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85329" calcext:value-type="float">
            <text:p>-285329</text:p>
          </table:table-cell>
          <table:table-cell office:value-type="float" office:value="223002" calcext:value-type="float">
            <text:p>223002</text:p>
          </table:table-cell>
          <table:table-cell office:value-type="float" office:value="19213" calcext:value-type="float">
            <text:p>192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01092" calcext:value-type="float">
            <text:p>-301092</text:p>
          </table:table-cell>
          <table:table-cell office:value-type="float" office:value="223543" calcext:value-type="float">
            <text:p>223543</text:p>
          </table:table-cell>
          <table:table-cell office:value-type="float" office:value="14392" calcext:value-type="float">
            <text:p>143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16734" calcext:value-type="float">
            <text:p>-316734</text:p>
          </table:table-cell>
          <table:table-cell office:value-type="float" office:value="223935" calcext:value-type="float">
            <text:p>223935</text:p>
          </table:table-cell>
          <table:table-cell office:value-type="float" office:value="9533" calcext:value-type="float">
            <text:p>95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32236" calcext:value-type="float">
            <text:p>-332236</text:p>
          </table:table-cell>
          <table:table-cell office:value-type="float" office:value="224174" calcext:value-type="float">
            <text:p>224174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47596" calcext:value-type="float">
            <text:p>-347596</text:p>
          </table:table-cell>
          <table:table-cell office:value-type="float" office:value="224259" calcext:value-type="float">
            <text:p>224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62794" calcext:value-type="float">
            <text:p>-362794</text:p>
          </table:table-cell>
          <table:table-cell office:value-type="float" office:value="224209" calcext:value-type="float">
            <text:p>224209</text:p>
          </table:table-cell>
          <table:table-cell office:value-type="float" office:value="4294964627" calcext:value-type="float">
            <text:p>42949646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7832" calcext:value-type="float">
            <text:p>-377832</text:p>
          </table:table-cell>
          <table:table-cell office:value-type="float" office:value="224088" calcext:value-type="float">
            <text:p>224088</text:p>
          </table:table-cell>
          <table:table-cell office:value-type="float" office:value="4294962456" calcext:value-type="float">
            <text:p>42949624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92708" calcext:value-type="float">
            <text:p>-392708</text:p>
          </table:table-cell>
          <table:table-cell office:value-type="float" office:value="223898" calcext:value-type="float">
            <text:p>223898</text:p>
          </table:table-cell>
          <table:table-cell office:value-type="float" office:value="4294960264" calcext:value-type="float">
            <text:p>42949602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07403" calcext:value-type="float">
            <text:p>-407403</text:p>
          </table:table-cell>
          <table:table-cell office:value-type="float" office:value="223638" calcext:value-type="float">
            <text:p>223638</text:p>
          </table:table-cell>
          <table:table-cell office:value-type="float" office:value="4294958082" calcext:value-type="float">
            <text:p>42949580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21916" calcext:value-type="float">
            <text:p>-421916</text:p>
          </table:table-cell>
          <table:table-cell office:value-type="float" office:value="223296" calcext:value-type="float">
            <text:p>223296</text:p>
          </table:table-cell>
          <table:table-cell office:value-type="float" office:value="4294955758" calcext:value-type="float">
            <text:p>42949557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36268" calcext:value-type="float">
            <text:p>-436268</text:p>
          </table:table-cell>
          <table:table-cell office:value-type="float" office:value="222894" calcext:value-type="float">
            <text:p>222894</text:p>
          </table:table-cell>
          <table:table-cell office:value-type="float" office:value="4294953518" calcext:value-type="float">
            <text:p>42949535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50399" calcext:value-type="float">
            <text:p>-450399</text:p>
          </table:table-cell>
          <table:table-cell office:value-type="float" office:value="222421" calcext:value-type="float">
            <text:p>222421</text:p>
          </table:table-cell>
          <table:table-cell office:value-type="float" office:value="4294951331" calcext:value-type="float">
            <text:p>42949513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64348" calcext:value-type="float">
            <text:p>-464348</text:p>
          </table:table-cell>
          <table:table-cell office:value-type="float" office:value="221879" calcext:value-type="float">
            <text:p>221879</text:p>
          </table:table-cell>
          <table:table-cell office:value-type="float" office:value="4294949149" calcext:value-type="float">
            <text:p>42949491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78095" calcext:value-type="float">
            <text:p>-478095</text:p>
          </table:table-cell>
          <table:table-cell office:value-type="float" office:value="221267" calcext:value-type="float">
            <text:p>221267</text:p>
          </table:table-cell>
          <table:table-cell office:value-type="float" office:value="4294946977" calcext:value-type="float">
            <text:p>42949469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91621" calcext:value-type="float">
            <text:p>-491621</text:p>
          </table:table-cell>
          <table:table-cell office:value-type="float" office:value="220591" calcext:value-type="float">
            <text:p>220591</text:p>
          </table:table-cell>
          <table:table-cell office:value-type="float" office:value="4294944742" calcext:value-type="float">
            <text:p>42949447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04925" calcext:value-type="float">
            <text:p>-504925</text:p>
          </table:table-cell>
          <table:table-cell office:value-type="float" office:value="219841" calcext:value-type="float">
            <text:p>219841</text:p>
          </table:table-cell>
          <table:table-cell office:value-type="float" office:value="4294942575" calcext:value-type="float">
            <text:p>42949425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518007" calcext:value-type="float">
            <text:p>-518007</text:p>
          </table:table-cell>
          <table:table-cell office:value-type="float" office:value="219021" calcext:value-type="float">
            <text:p>219021</text:p>
          </table:table-cell>
          <table:table-cell office:value-type="float" office:value="4294940384" calcext:value-type="float">
            <text:p>42949403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30867" calcext:value-type="float">
            <text:p>-530867</text:p>
          </table:table-cell>
          <table:table-cell office:value-type="float" office:value="218132" calcext:value-type="float">
            <text:p>218132</text:p>
          </table:table-cell>
          <table:table-cell office:value-type="float" office:value="4294938197" calcext:value-type="float">
            <text:p>42949381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43506" calcext:value-type="float">
            <text:p>-543506</text:p>
          </table:table-cell>
          <table:table-cell office:value-type="float" office:value="217181" calcext:value-type="float">
            <text:p>217181</text:p>
          </table:table-cell>
          <table:table-cell office:value-type="float" office:value="4294936020" calcext:value-type="float">
            <text:p>42949360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555883" calcext:value-type="float">
            <text:p>-555883</text:p>
          </table:table-cell>
          <table:table-cell office:value-type="float" office:value="216145" calcext:value-type="float">
            <text:p>216145</text:p>
          </table:table-cell>
          <table:table-cell office:value-type="float" office:value="4294933750" calcext:value-type="float">
            <text:p>42949337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68038" calcext:value-type="float">
            <text:p>-568038</text:p>
          </table:table-cell>
          <table:table-cell office:value-type="float" office:value="215053" calcext:value-type="float">
            <text:p>215053</text:p>
          </table:table-cell>
          <table:table-cell office:value-type="float" office:value="4294931485" calcext:value-type="float">
            <text:p>42949314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579911" calcext:value-type="float">
            <text:p>-579911</text:p>
          </table:table-cell>
          <table:table-cell office:value-type="float" office:value="213882" calcext:value-type="float">
            <text:p>213882</text:p>
          </table:table-cell>
          <table:table-cell office:value-type="float" office:value="4294929259" calcext:value-type="float">
            <text:p>42949292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91562" calcext:value-type="float">
            <text:p>-591562</text:p>
          </table:table-cell>
          <table:table-cell office:value-type="float" office:value="212640" calcext:value-type="float">
            <text:p>212640</text:p>
          </table:table-cell>
          <table:table-cell office:value-type="float" office:value="4294927116" calcext:value-type="float">
            <text:p>42949271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02930" calcext:value-type="float">
            <text:p>-602930</text:p>
          </table:table-cell>
          <table:table-cell office:value-type="float" office:value="211330" calcext:value-type="float">
            <text:p>211330</text:p>
          </table:table-cell>
          <table:table-cell office:value-type="float" office:value="4294924861" calcext:value-type="float">
            <text:p>42949248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14037" calcext:value-type="float">
            <text:p>-614037</text:p>
          </table:table-cell>
          <table:table-cell office:value-type="float" office:value="209960" calcext:value-type="float">
            <text:p>209960</text:p>
          </table:table-cell>
          <table:table-cell office:value-type="float" office:value="4294922675" calcext:value-type="float">
            <text:p>42949226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24882" calcext:value-type="float">
            <text:p>-624882</text:p>
          </table:table-cell>
          <table:table-cell office:value-type="float" office:value="208514" calcext:value-type="float">
            <text:p>208514</text:p>
          </table:table-cell>
          <table:table-cell office:value-type="float" office:value="4294920571" calcext:value-type="float">
            <text:p>429492057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35444" calcext:value-type="float">
            <text:p>-635444</text:p>
          </table:table-cell>
          <table:table-cell office:value-type="float" office:value="206997" calcext:value-type="float">
            <text:p>206997</text:p>
          </table:table-cell>
          <table:table-cell office:value-type="float" office:value="4294918380" calcext:value-type="float">
            <text:p>42949183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45725" calcext:value-type="float">
            <text:p>-645725</text:p>
          </table:table-cell>
          <table:table-cell office:value-type="float" office:value="205412" calcext:value-type="float">
            <text:p>205412</text:p>
          </table:table-cell>
          <table:table-cell office:value-type="float" office:value="4294916199" calcext:value-type="float">
            <text:p>42949161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55723" calcext:value-type="float">
            <text:p>-655723</text:p>
          </table:table-cell>
          <table:table-cell office:value-type="float" office:value="203768" calcext:value-type="float">
            <text:p>203768</text:p>
          </table:table-cell>
          <table:table-cell office:value-type="float" office:value="4294913968" calcext:value-type="float">
            <text:p>42949139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65419" calcext:value-type="float">
            <text:p>-665419</text:p>
          </table:table-cell>
          <table:table-cell office:value-type="float" office:value="202043" calcext:value-type="float">
            <text:p>202043</text:p>
          </table:table-cell>
          <table:table-cell office:value-type="float" office:value="4294911781" calcext:value-type="float">
            <text:p>42949117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74832" calcext:value-type="float">
            <text:p>-674832</text:p>
          </table:table-cell>
          <table:table-cell office:value-type="float" office:value="200249" calcext:value-type="float">
            <text:p>200249</text:p>
          </table:table-cell>
          <table:table-cell office:value-type="float" office:value="4294909614" calcext:value-type="float">
            <text:p>42949096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83963" calcext:value-type="float">
            <text:p>-683963</text:p>
          </table:table-cell>
          <table:table-cell office:value-type="float" office:value="198400" calcext:value-type="float">
            <text:p>198400</text:p>
          </table:table-cell>
          <table:table-cell office:value-type="float" office:value="4294907389" calcext:value-type="float">
            <text:p>42949073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92772" calcext:value-type="float">
            <text:p>-692772</text:p>
          </table:table-cell>
          <table:table-cell office:value-type="float" office:value="196468" calcext:value-type="float">
            <text:p>196468</text:p>
          </table:table-cell>
          <table:table-cell office:value-type="float" office:value="4294905207" calcext:value-type="float">
            <text:p>42949052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701279" calcext:value-type="float">
            <text:p>-701279</text:p>
          </table:table-cell>
          <table:table-cell office:value-type="float" office:value="194465" calcext:value-type="float">
            <text:p>194465</text:p>
          </table:table-cell>
          <table:table-cell office:value-type="float" office:value="4294903040" calcext:value-type="float">
            <text:p>42949030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709483" calcext:value-type="float">
            <text:p>-709483</text:p>
          </table:table-cell>
          <table:table-cell office:value-type="float" office:value="192411" calcext:value-type="float">
            <text:p>192411</text:p>
          </table:table-cell>
          <table:table-cell office:value-type="float" office:value="4294900814" calcext:value-type="float">
            <text:p>42949008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717364" calcext:value-type="float">
            <text:p>-717364</text:p>
          </table:table-cell>
          <table:table-cell office:value-type="float" office:value="190272" calcext:value-type="float">
            <text:p>190272</text:p>
          </table:table-cell>
          <table:table-cell office:value-type="float" office:value="4294898677" calcext:value-type="float">
            <text:p>42948986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724944" calcext:value-type="float">
            <text:p>-724944</text:p>
          </table:table-cell>
          <table:table-cell office:value-type="float" office:value="188059" calcext:value-type="float">
            <text:p>188059</text:p>
          </table:table-cell>
          <table:table-cell office:value-type="float" office:value="4294896451" calcext:value-type="float">
            <text:p>42948964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732200" calcext:value-type="float">
            <text:p>-732200</text:p>
          </table:table-cell>
          <table:table-cell office:value-type="float" office:value="185782" calcext:value-type="float">
            <text:p>185782</text:p>
          </table:table-cell>
          <table:table-cell office:value-type="float" office:value="4294894259" calcext:value-type="float">
            <text:p>42948942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739114" calcext:value-type="float">
            <text:p>-739114</text:p>
          </table:table-cell>
          <table:table-cell office:value-type="float" office:value="183456" calcext:value-type="float">
            <text:p>183456</text:p>
          </table:table-cell>
          <table:table-cell office:value-type="float" office:value="4294892038" calcext:value-type="float">
            <text:p>42948920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745726" calcext:value-type="float">
            <text:p>-745726</text:p>
          </table:table-cell>
          <table:table-cell office:value-type="float" office:value="181057" calcext:value-type="float">
            <text:p>181057</text:p>
          </table:table-cell>
          <table:table-cell office:value-type="float" office:value="4294889812" calcext:value-type="float">
            <text:p>42948898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751995" calcext:value-type="float">
            <text:p>-751995</text:p>
          </table:table-cell>
          <table:table-cell office:value-type="float" office:value="178593" calcext:value-type="float">
            <text:p>178593</text:p>
          </table:table-cell>
          <table:table-cell office:value-type="float" office:value="4294887596" calcext:value-type="float">
            <text:p>42948875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757941" calcext:value-type="float">
            <text:p>-757941</text:p>
          </table:table-cell>
          <table:table-cell office:value-type="float" office:value="176060" calcext:value-type="float">
            <text:p>176060</text:p>
          </table:table-cell>
          <table:table-cell office:value-type="float" office:value="4294885459" calcext:value-type="float">
            <text:p>42948854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763545" calcext:value-type="float">
            <text:p>-763545</text:p>
          </table:table-cell>
          <table:table-cell office:value-type="float" office:value="173480" calcext:value-type="float">
            <text:p>173480</text:p>
          </table:table-cell>
          <table:table-cell office:value-type="float" office:value="4294883193" calcext:value-type="float">
            <text:p>42948831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768826" calcext:value-type="float">
            <text:p>-768826</text:p>
          </table:table-cell>
          <table:table-cell office:value-type="float" office:value="170823" calcext:value-type="float">
            <text:p>170823</text:p>
          </table:table-cell>
          <table:table-cell office:value-type="float" office:value="4294880889" calcext:value-type="float">
            <text:p>42948808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773745" calcext:value-type="float">
            <text:p>-773745</text:p>
          </table:table-cell>
          <table:table-cell office:value-type="float" office:value="168100" calcext:value-type="float">
            <text:p>168100</text:p>
          </table:table-cell>
          <table:table-cell office:value-type="float" office:value="4294878638" calcext:value-type="float">
            <text:p>42948786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778341" calcext:value-type="float">
            <text:p>-778341</text:p>
          </table:table-cell>
          <table:table-cell office:value-type="float" office:value="165331" calcext:value-type="float">
            <text:p>165331</text:p>
          </table:table-cell>
          <table:table-cell office:value-type="float" office:value="4294876364" calcext:value-type="float">
            <text:p>42948763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782594" calcext:value-type="float">
            <text:p>-782594</text:p>
          </table:table-cell>
          <table:table-cell office:value-type="float" office:value="162418" calcext:value-type="float">
            <text:p>162418</text:p>
          </table:table-cell>
          <table:table-cell office:value-type="float" office:value="4294874216" calcext:value-type="float">
            <text:p>42948742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86505" calcext:value-type="float">
            <text:p>-786505</text:p>
          </table:table-cell>
          <table:table-cell office:value-type="float" office:value="159462" calcext:value-type="float">
            <text:p>159462</text:p>
          </table:table-cell>
          <table:table-cell office:value-type="float" office:value="4294872035" calcext:value-type="float">
            <text:p>42948720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790052" calcext:value-type="float">
            <text:p>-790052</text:p>
          </table:table-cell>
          <table:table-cell office:value-type="float" office:value="156435" calcext:value-type="float">
            <text:p>156435</text:p>
          </table:table-cell>
          <table:table-cell office:value-type="float" office:value="4294869808" calcext:value-type="float">
            <text:p>42948698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793257" calcext:value-type="float">
            <text:p>-793257</text:p>
          </table:table-cell>
          <table:table-cell office:value-type="float" office:value="153336" calcext:value-type="float">
            <text:p>153336</text:p>
          </table:table-cell>
          <table:table-cell office:value-type="float" office:value="4294867582" calcext:value-type="float">
            <text:p>42948675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796120" calcext:value-type="float">
            <text:p>-796120</text:p>
          </table:table-cell>
          <table:table-cell office:value-type="float" office:value="150148" calcext:value-type="float">
            <text:p>150148</text:p>
          </table:table-cell>
          <table:table-cell office:value-type="float" office:value="4294865401" calcext:value-type="float">
            <text:p>42948654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798619" calcext:value-type="float">
            <text:p>-798619</text:p>
          </table:table-cell>
          <table:table-cell office:value-type="float" office:value="146912" calcext:value-type="float">
            <text:p>146912</text:p>
          </table:table-cell>
          <table:table-cell office:value-type="float" office:value="4294863194" calcext:value-type="float">
            <text:p>4294863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800776" calcext:value-type="float">
            <text:p>-800776</text:p>
          </table:table-cell>
          <table:table-cell office:value-type="float" office:value="143609" calcext:value-type="float">
            <text:p>143609</text:p>
          </table:table-cell>
          <table:table-cell office:value-type="float" office:value="4294860964" calcext:value-type="float">
            <text:p>42948609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802570" calcext:value-type="float">
            <text:p>-802570</text:p>
          </table:table-cell>
          <table:table-cell office:value-type="float" office:value="140213" calcext:value-type="float">
            <text:p>140213</text:p>
          </table:table-cell>
          <table:table-cell office:value-type="float" office:value="4294858826" calcext:value-type="float">
            <text:p>42948588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804021" calcext:value-type="float">
            <text:p>-804021</text:p>
          </table:table-cell>
          <table:table-cell office:value-type="float" office:value="136716" calcext:value-type="float">
            <text:p>136716</text:p>
          </table:table-cell>
          <table:table-cell office:value-type="float" office:value="4294856502" calcext:value-type="float">
            <text:p>42948565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805110" calcext:value-type="float">
            <text:p>-805110</text:p>
          </table:table-cell>
          <table:table-cell office:value-type="float" office:value="133201" calcext:value-type="float">
            <text:p>133201</text:p>
          </table:table-cell>
          <table:table-cell office:value-type="float" office:value="4294854272" calcext:value-type="float">
            <text:p>42948542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805856" calcext:value-type="float">
            <text:p>-805856</text:p>
          </table:table-cell>
          <table:table-cell office:value-type="float" office:value="129610" calcext:value-type="float">
            <text:p>129610</text:p>
          </table:table-cell>
          <table:table-cell office:value-type="float" office:value="4294852051" calcext:value-type="float">
            <text:p>42948520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806239" calcext:value-type="float">
            <text:p>-806239</text:p>
          </table:table-cell>
          <table:table-cell office:value-type="float" office:value="125930" calcext:value-type="float">
            <text:p>125930</text:p>
          </table:table-cell>
          <table:table-cell office:value-type="float" office:value="4294849869" calcext:value-type="float">
            <text:p>42948498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806259" calcext:value-type="float">
            <text:p>-806259</text:p>
          </table:table-cell>
          <table:table-cell office:value-type="float" office:value="122211" calcext:value-type="float">
            <text:p>122211</text:p>
          </table:table-cell>
          <table:table-cell office:value-type="float" office:value="4294847648" calcext:value-type="float">
            <text:p>42948476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805936" calcext:value-type="float">
            <text:p>-805936</text:p>
          </table:table-cell>
          <table:table-cell office:value-type="float" office:value="118391" calcext:value-type="float">
            <text:p>118391</text:p>
          </table:table-cell>
          <table:table-cell office:value-type="float" office:value="4294845427" calcext:value-type="float">
            <text:p>42948454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805251" calcext:value-type="float">
            <text:p>-805251</text:p>
          </table:table-cell>
          <table:table-cell office:value-type="float" office:value="114462" calcext:value-type="float">
            <text:p>114462</text:p>
          </table:table-cell>
          <table:table-cell office:value-type="float" office:value="4294843245" calcext:value-type="float">
            <text:p>42948432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804223" calcext:value-type="float">
            <text:p>-804223</text:p>
          </table:table-cell>
          <table:table-cell office:value-type="float" office:value="110500" calcext:value-type="float">
            <text:p>110500</text:p>
          </table:table-cell>
          <table:table-cell office:value-type="float" office:value="4294840960" calcext:value-type="float">
            <text:p>42948409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802812" calcext:value-type="float">
            <text:p>-802812</text:p>
          </table:table-cell>
          <table:table-cell office:value-type="float" office:value="106469" calcext:value-type="float">
            <text:p>106469</text:p>
          </table:table-cell>
          <table:table-cell office:value-type="float" office:value="4294838823" calcext:value-type="float">
            <text:p>42948388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801078" calcext:value-type="float">
            <text:p>-801078</text:p>
          </table:table-cell>
          <table:table-cell office:value-type="float" office:value="102406" calcext:value-type="float">
            <text:p>102406</text:p>
          </table:table-cell>
          <table:table-cell office:value-type="float" office:value="4294836597" calcext:value-type="float">
            <text:p>429483659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798982" calcext:value-type="float">
            <text:p>-798982</text:p>
          </table:table-cell>
          <table:table-cell office:value-type="float" office:value="98259" calcext:value-type="float">
            <text:p>98259</text:p>
          </table:table-cell>
          <table:table-cell office:value-type="float" office:value="4294834371" calcext:value-type="float">
            <text:p>429483437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796523" calcext:value-type="float">
            <text:p>-796523</text:p>
          </table:table-cell>
          <table:table-cell office:value-type="float" office:value="94014" calcext:value-type="float">
            <text:p>94014</text:p>
          </table:table-cell>
          <table:table-cell office:value-type="float" office:value="4294832185" calcext:value-type="float">
            <text:p>42948321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793721" calcext:value-type="float">
            <text:p>-793721</text:p>
          </table:table-cell>
          <table:table-cell office:value-type="float" office:value="89737" calcext:value-type="float">
            <text:p>89737</text:p>
          </table:table-cell>
          <table:table-cell office:value-type="float" office:value="4294830047" calcext:value-type="float">
            <text:p>42948300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790556" calcext:value-type="float">
            <text:p>-790556</text:p>
          </table:table-cell>
          <table:table-cell office:value-type="float" office:value="85363" calcext:value-type="float">
            <text:p>85363</text:p>
          </table:table-cell>
          <table:table-cell office:value-type="float" office:value="4294827870" calcext:value-type="float">
            <text:p>42948278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787049" calcext:value-type="float">
            <text:p>-787049</text:p>
          </table:table-cell>
          <table:table-cell office:value-type="float" office:value="80955" calcext:value-type="float">
            <text:p>80955</text:p>
          </table:table-cell>
          <table:table-cell office:value-type="float" office:value="4294825728" calcext:value-type="float">
            <text:p>42948257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783199" calcext:value-type="float">
            <text:p>-783199</text:p>
          </table:table-cell>
          <table:table-cell office:value-type="float" office:value="76441" calcext:value-type="float">
            <text:p>76441</text:p>
          </table:table-cell>
          <table:table-cell office:value-type="float" office:value="4294823493" calcext:value-type="float">
            <text:p>429482349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779006" calcext:value-type="float">
            <text:p>-779006</text:p>
          </table:table-cell>
          <table:table-cell office:value-type="float" office:value="71854" calcext:value-type="float">
            <text:p>71854</text:p>
          </table:table-cell>
          <table:table-cell office:value-type="float" office:value="4294821261" calcext:value-type="float">
            <text:p>42948212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774471" calcext:value-type="float">
            <text:p>-774471</text:p>
          </table:table-cell>
          <table:table-cell office:value-type="float" office:value="67198" calcext:value-type="float">
            <text:p>67198</text:p>
          </table:table-cell>
          <table:table-cell office:value-type="float" office:value="4294819070" calcext:value-type="float">
            <text:p>429481907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769592" calcext:value-type="float">
            <text:p>-769592</text:p>
          </table:table-cell>
          <table:table-cell office:value-type="float" office:value="62462" calcext:value-type="float">
            <text:p>62462</text:p>
          </table:table-cell>
          <table:table-cell office:value-type="float" office:value="4294816844" calcext:value-type="float">
            <text:p>42948168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764372" calcext:value-type="float">
            <text:p>-764372</text:p>
          </table:table-cell>
          <table:table-cell office:value-type="float" office:value="57665" calcext:value-type="float">
            <text:p>57665</text:p>
          </table:table-cell>
          <table:table-cell office:value-type="float" office:value="4294814574" calcext:value-type="float">
            <text:p>42948145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758808" calcext:value-type="float">
            <text:p>-758808</text:p>
          </table:table-cell>
          <table:table-cell office:value-type="float" office:value="52751" calcext:value-type="float">
            <text:p>52751</text:p>
          </table:table-cell>
          <table:table-cell office:value-type="float" office:value="4294812520" calcext:value-type="float">
            <text:p>42948125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752922" calcext:value-type="float">
            <text:p>-752922</text:p>
          </table:table-cell>
          <table:table-cell office:value-type="float" office:value="47863" calcext:value-type="float">
            <text:p>47863</text:p>
          </table:table-cell>
          <table:table-cell office:value-type="float" office:value="4294810294" calcext:value-type="float">
            <text:p>429481029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746694" calcext:value-type="float">
            <text:p>-746694</text:p>
          </table:table-cell>
          <table:table-cell office:value-type="float" office:value="42856" calcext:value-type="float">
            <text:p>42856</text:p>
          </table:table-cell>
          <table:table-cell office:value-type="float" office:value="4294808068" calcext:value-type="float">
            <text:p>42948080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740142" calcext:value-type="float">
            <text:p>-740142</text:p>
          </table:table-cell>
          <table:table-cell office:value-type="float" office:value="37825" calcext:value-type="float">
            <text:p>37825</text:p>
          </table:table-cell>
          <table:table-cell office:value-type="float" office:value="4294805892" calcext:value-type="float">
            <text:p>429480589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733269" calcext:value-type="float">
            <text:p>-733269</text:p>
          </table:table-cell>
          <table:table-cell office:value-type="float" office:value="32717" calcext:value-type="float">
            <text:p>32717</text:p>
          </table:table-cell>
          <table:table-cell office:value-type="float" office:value="4294803735" calcext:value-type="float">
            <text:p>42948037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726052" calcext:value-type="float">
            <text:p>-726052</text:p>
          </table:table-cell>
          <table:table-cell office:value-type="float" office:value="27491" calcext:value-type="float">
            <text:p>27491</text:p>
          </table:table-cell>
          <table:table-cell office:value-type="float" office:value="4294801627" calcext:value-type="float">
            <text:p>42948016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718534" calcext:value-type="float">
            <text:p>-718534</text:p>
          </table:table-cell>
          <table:table-cell office:value-type="float" office:value="22214" calcext:value-type="float">
            <text:p>22214</text:p>
          </table:table-cell>
          <table:table-cell office:value-type="float" office:value="4294799356" calcext:value-type="float">
            <text:p>42947993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710692" calcext:value-type="float">
            <text:p>-710692</text:p>
          </table:table-cell>
          <table:table-cell office:value-type="float" office:value="16910" calcext:value-type="float">
            <text:p>16910</text:p>
          </table:table-cell>
          <table:table-cell office:value-type="float" office:value="4294797101" calcext:value-type="float">
            <text:p>42947971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702549" calcext:value-type="float">
            <text:p>-702549</text:p>
          </table:table-cell>
          <table:table-cell office:value-type="float" office:value="11532" calcext:value-type="float">
            <text:p>11532</text:p>
          </table:table-cell>
          <table:table-cell office:value-type="float" office:value="4294794880" calcext:value-type="float">
            <text:p>42947948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694083" calcext:value-type="float">
            <text:p>-694083</text:p>
          </table:table-cell>
          <table:table-cell office:value-type="float" office:value="6130" calcext:value-type="float">
            <text:p>6130</text:p>
          </table:table-cell>
          <table:table-cell office:value-type="float" office:value="4294792654" calcext:value-type="float">
            <text:p>42947926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685314" calcext:value-type="float">
            <text:p>-685314</text:p>
          </table:table-cell>
          <table:table-cell office:value-type="float" office:value="571" calcext:value-type="float">
            <text:p>571</text:p>
          </table:table-cell>
          <table:table-cell office:value-type="float" office:value="4294790375" calcext:value-type="float">
            <text:p>42947903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676243" calcext:value-type="float">
            <text:p>-676243</text:p>
          </table:table-cell>
          <table:table-cell office:value-type="float" office:value="4294962285" calcext:value-type="float">
            <text:p>4294962285</text:p>
          </table:table-cell>
          <table:table-cell office:value-type="float" office:value="4294788193" calcext:value-type="float">
            <text:p>42947881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666870" calcext:value-type="float">
            <text:p>-666870</text:p>
          </table:table-cell>
          <table:table-cell office:value-type="float" office:value="4294956619" calcext:value-type="float">
            <text:p>4294956619</text:p>
          </table:table-cell>
          <table:table-cell office:value-type="float" office:value="4294785962" calcext:value-type="float">
            <text:p>42947859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57214" calcext:value-type="float">
            <text:p>-657214</text:p>
          </table:table-cell>
          <table:table-cell office:value-type="float" office:value="4294950895" calcext:value-type="float">
            <text:p>4294950895</text:p>
          </table:table-cell>
          <table:table-cell office:value-type="float" office:value="4294783736" calcext:value-type="float">
            <text:p>42947837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647257" calcext:value-type="float">
            <text:p>-647257</text:p>
          </table:table-cell>
          <table:table-cell office:value-type="float" office:value="4294945102" calcext:value-type="float">
            <text:p>4294945102</text:p>
          </table:table-cell>
          <table:table-cell office:value-type="float" office:value="4294781525" calcext:value-type="float">
            <text:p>42947815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637017" calcext:value-type="float">
            <text:p>-637017</text:p>
          </table:table-cell>
          <table:table-cell office:value-type="float" office:value="4294939186" calcext:value-type="float">
            <text:p>4294939186</text:p>
          </table:table-cell>
          <table:table-cell office:value-type="float" office:value="4294779339" calcext:value-type="float">
            <text:p>42947793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626494" calcext:value-type="float">
            <text:p>-626494</text:p>
          </table:table-cell>
          <table:table-cell office:value-type="float" office:value="4294933200" calcext:value-type="float">
            <text:p>4294933200</text:p>
          </table:table-cell>
          <table:table-cell office:value-type="float" office:value="4294777152" calcext:value-type="float">
            <text:p>42947771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615690" calcext:value-type="float">
            <text:p>-615690</text:p>
          </table:table-cell>
          <table:table-cell office:value-type="float" office:value="4294926945" calcext:value-type="float">
            <text:p>4294926945</text:p>
          </table:table-cell>
          <table:table-cell office:value-type="float" office:value="4294774823" calcext:value-type="float">
            <text:p>42947748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604624" calcext:value-type="float">
            <text:p>-604624</text:p>
          </table:table-cell>
          <table:table-cell office:value-type="float" office:value="4294920863" calcext:value-type="float">
            <text:p>4294920863</text:p>
          </table:table-cell>
          <table:table-cell office:value-type="float" office:value="4294772528" calcext:value-type="float">
            <text:p>42947725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93295" calcext:value-type="float">
            <text:p>-593295</text:p>
          </table:table-cell>
          <table:table-cell office:value-type="float" office:value="4294914661" calcext:value-type="float">
            <text:p>4294914661</text:p>
          </table:table-cell>
          <table:table-cell office:value-type="float" office:value="4294770302" calcext:value-type="float">
            <text:p>42947703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81705" calcext:value-type="float">
            <text:p>-581705</text:p>
          </table:table-cell>
          <table:table-cell office:value-type="float" office:value="4294908430" calcext:value-type="float">
            <text:p>4294908430</text:p>
          </table:table-cell>
          <table:table-cell office:value-type="float" office:value="4294768110" calcext:value-type="float">
            <text:p>42947681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69852" calcext:value-type="float">
            <text:p>-569852</text:p>
          </table:table-cell>
          <table:table-cell office:value-type="float" office:value="4294902144" calcext:value-type="float">
            <text:p>4294902144</text:p>
          </table:table-cell>
          <table:table-cell office:value-type="float" office:value="4294765900" calcext:value-type="float">
            <text:p>42947659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557737" calcext:value-type="float">
            <text:p>-557737</text:p>
          </table:table-cell>
          <table:table-cell office:value-type="float" office:value="4294895735" calcext:value-type="float">
            <text:p>4294895735</text:p>
          </table:table-cell>
          <table:table-cell office:value-type="float" office:value="4294763728" calcext:value-type="float">
            <text:p>42947637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45401" calcext:value-type="float">
            <text:p>-545401</text:p>
          </table:table-cell>
          <table:table-cell office:value-type="float" office:value="4294889250" calcext:value-type="float">
            <text:p>4294889250</text:p>
          </table:table-cell>
          <table:table-cell office:value-type="float" office:value="4294761546" calcext:value-type="float">
            <text:p>429476154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532803" calcext:value-type="float">
            <text:p>-532803</text:p>
          </table:table-cell>
          <table:table-cell office:value-type="float" office:value="4294882708" calcext:value-type="float">
            <text:p>4294882708</text:p>
          </table:table-cell>
          <table:table-cell office:value-type="float" office:value="4294759364" calcext:value-type="float">
            <text:p>42947593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19982" calcext:value-type="float">
            <text:p>-519982</text:p>
          </table:table-cell>
          <table:table-cell office:value-type="float" office:value="4294876147" calcext:value-type="float">
            <text:p>4294876147</text:p>
          </table:table-cell>
          <table:table-cell office:value-type="float" office:value="4294757074" calcext:value-type="float">
            <text:p>42947570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506920" calcext:value-type="float">
            <text:p>-506920</text:p>
          </table:table-cell>
          <table:table-cell office:value-type="float" office:value="4294869454" calcext:value-type="float">
            <text:p>4294869454</text:p>
          </table:table-cell>
          <table:table-cell office:value-type="float" office:value="4294754893" calcext:value-type="float">
            <text:p>42947548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493657" calcext:value-type="float">
            <text:p>-493657</text:p>
          </table:table-cell>
          <table:table-cell office:value-type="float" office:value="4294862703" calcext:value-type="float">
            <text:p>4294862703</text:p>
          </table:table-cell>
          <table:table-cell office:value-type="float" office:value="4294752706" calcext:value-type="float">
            <text:p>42947527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80151" calcext:value-type="float">
            <text:p>-480151</text:p>
          </table:table-cell>
          <table:table-cell office:value-type="float" office:value="4294855918" calcext:value-type="float">
            <text:p>4294855918</text:p>
          </table:table-cell>
          <table:table-cell office:value-type="float" office:value="4294750481" calcext:value-type="float">
            <text:p>429475048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466444" calcext:value-type="float">
            <text:p>-466444</text:p>
          </table:table-cell>
          <table:table-cell office:value-type="float" office:value="4294849018" calcext:value-type="float">
            <text:p>4294849018</text:p>
          </table:table-cell>
          <table:table-cell office:value-type="float" office:value="4294748294" calcext:value-type="float">
            <text:p>42947482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52535" calcext:value-type="float">
            <text:p>-452535</text:p>
          </table:table-cell>
          <table:table-cell office:value-type="float" office:value="4294842057" calcext:value-type="float">
            <text:p>4294842057</text:p>
          </table:table-cell>
          <table:table-cell office:value-type="float" office:value="4294746122" calcext:value-type="float">
            <text:p>42947461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438425" calcext:value-type="float">
            <text:p>-438425</text:p>
          </table:table-cell>
          <table:table-cell office:value-type="float" office:value="4294835088" calcext:value-type="float">
            <text:p>4294835088</text:p>
          </table:table-cell>
          <table:table-cell office:value-type="float" office:value="4294743892" calcext:value-type="float">
            <text:p>42947438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424113" calcext:value-type="float">
            <text:p>-424113</text:p>
          </table:table-cell>
          <table:table-cell office:value-type="float" office:value="4294827926" calcext:value-type="float">
            <text:p>4294827926</text:p>
          </table:table-cell>
          <table:table-cell office:value-type="float" office:value="4294741670" calcext:value-type="float">
            <text:p>42947416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09620" calcext:value-type="float">
            <text:p>-409620</text:p>
          </table:table-cell>
          <table:table-cell office:value-type="float" office:value="4294820755" calcext:value-type="float">
            <text:p>4294820755</text:p>
          </table:table-cell>
          <table:table-cell office:value-type="float" office:value="4294739440" calcext:value-type="float">
            <text:p>429473944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94946" calcext:value-type="float">
            <text:p>-394946</text:p>
          </table:table-cell>
          <table:table-cell office:value-type="float" office:value="4294813519" calcext:value-type="float">
            <text:p>4294813519</text:p>
          </table:table-cell>
          <table:table-cell office:value-type="float" office:value="4294737174" calcext:value-type="float">
            <text:p>42947371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80089" calcext:value-type="float">
            <text:p>-380089</text:p>
          </table:table-cell>
          <table:table-cell office:value-type="float" office:value="4294806207" calcext:value-type="float">
            <text:p>4294806207</text:p>
          </table:table-cell>
          <table:table-cell office:value-type="float" office:value="4294734993" calcext:value-type="float">
            <text:p>429473499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65072" calcext:value-type="float">
            <text:p>-365072</text:p>
          </table:table-cell>
          <table:table-cell office:value-type="float" office:value="4294798861" calcext:value-type="float">
            <text:p>4294798861</text:p>
          </table:table-cell>
          <table:table-cell office:value-type="float" office:value="4294732811" calcext:value-type="float">
            <text:p>42947328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49914" calcext:value-type="float">
            <text:p>-349914</text:p>
          </table:table-cell>
          <table:table-cell office:value-type="float" office:value="4294791403" calcext:value-type="float">
            <text:p>4294791403</text:p>
          </table:table-cell>
          <table:table-cell office:value-type="float" office:value="4294730619" calcext:value-type="float">
            <text:p>42947306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34574" calcext:value-type="float">
            <text:p>-334574</text:p>
          </table:table-cell>
          <table:table-cell office:value-type="float" office:value="4294783869" calcext:value-type="float">
            <text:p>4294783869</text:p>
          </table:table-cell>
          <table:table-cell office:value-type="float" office:value="4294728409" calcext:value-type="float">
            <text:p>429472840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19093" calcext:value-type="float">
            <text:p>-319093</text:p>
          </table:table-cell>
          <table:table-cell office:value-type="float" office:value="4294776342" calcext:value-type="float">
            <text:p>4294776342</text:p>
          </table:table-cell>
          <table:table-cell office:value-type="float" office:value="4294726099" calcext:value-type="float">
            <text:p>429472609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03471" calcext:value-type="float">
            <text:p>-303471</text:p>
          </table:table-cell>
          <table:table-cell office:value-type="float" office:value="4294768669" calcext:value-type="float">
            <text:p>4294768669</text:p>
          </table:table-cell>
          <table:table-cell office:value-type="float" office:value="4294723907" calcext:value-type="float">
            <text:p>42947239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87728" calcext:value-type="float">
            <text:p>-287728</text:p>
          </table:table-cell>
          <table:table-cell office:value-type="float" office:value="4294760926" calcext:value-type="float">
            <text:p>4294760926</text:p>
          </table:table-cell>
          <table:table-cell office:value-type="float" office:value="4294721666" calcext:value-type="float">
            <text:p>42947216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71844" calcext:value-type="float">
            <text:p>-271844</text:p>
          </table:table-cell>
          <table:table-cell office:value-type="float" office:value="4294753118" calcext:value-type="float">
            <text:p>4294753118</text:p>
          </table:table-cell>
          <table:table-cell office:value-type="float" office:value="4294719485" calcext:value-type="float">
            <text:p>42947194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55839" calcext:value-type="float">
            <text:p>-255839</text:p>
          </table:table-cell>
          <table:table-cell office:value-type="float" office:value="4294745240" calcext:value-type="float">
            <text:p>4294745240</text:p>
          </table:table-cell>
          <table:table-cell office:value-type="float" office:value="4294717259" calcext:value-type="float">
            <text:p>429471725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39733" calcext:value-type="float">
            <text:p>-239733</text:p>
          </table:table-cell>
          <table:table-cell office:value-type="float" office:value="4294737502" calcext:value-type="float">
            <text:p>4294737502</text:p>
          </table:table-cell>
          <table:table-cell office:value-type="float" office:value="4294722079" calcext:value-type="float">
            <text:p>42947220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23506" calcext:value-type="float">
            <text:p>-223506</text:p>
          </table:table-cell>
          <table:table-cell office:value-type="float" office:value="4294729816" calcext:value-type="float">
            <text:p>4294729816</text:p>
          </table:table-cell>
          <table:table-cell office:value-type="float" office:value="4294726973" calcext:value-type="float">
            <text:p>429472697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07199" calcext:value-type="float">
            <text:p>-207199</text:p>
          </table:table-cell>
          <table:table-cell office:value-type="float" office:value="4294722280" calcext:value-type="float">
            <text:p>4294722280</text:p>
          </table:table-cell>
          <table:table-cell office:value-type="float" office:value="4294731799" calcext:value-type="float">
            <text:p>429473179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90789" calcext:value-type="float">
            <text:p>-190789</text:p>
          </table:table-cell>
          <table:table-cell office:value-type="float" office:value="4294714895" calcext:value-type="float">
            <text:p>4294714895</text:p>
          </table:table-cell>
          <table:table-cell office:value-type="float" office:value="4294736653" calcext:value-type="float">
            <text:p>429473665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74298" calcext:value-type="float">
            <text:p>-174298</text:p>
          </table:table-cell>
          <table:table-cell office:value-type="float" office:value="4294707667" calcext:value-type="float">
            <text:p>4294707667</text:p>
          </table:table-cell>
          <table:table-cell office:value-type="float" office:value="4294741508" calcext:value-type="float">
            <text:p>42947415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57728" calcext:value-type="float">
            <text:p>-157728</text:p>
          </table:table-cell>
          <table:table-cell office:value-type="float" office:value="4294700648" calcext:value-type="float">
            <text:p>4294700648</text:p>
          </table:table-cell>
          <table:table-cell office:value-type="float" office:value="4294746367" calcext:value-type="float">
            <text:p>429474636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41088" calcext:value-type="float">
            <text:p>-141088</text:p>
          </table:table-cell>
          <table:table-cell office:value-type="float" office:value="4294693666" calcext:value-type="float">
            <text:p>4294693666</text:p>
          </table:table-cell>
          <table:table-cell office:value-type="float" office:value="4294751218" calcext:value-type="float">
            <text:p>42947512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24388" calcext:value-type="float">
            <text:p>-124388</text:p>
          </table:table-cell>
          <table:table-cell office:value-type="float" office:value="4294686929" calcext:value-type="float">
            <text:p>4294686929</text:p>
          </table:table-cell>
          <table:table-cell office:value-type="float" office:value="4294756038" calcext:value-type="float">
            <text:p>42947560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07633" calcext:value-type="float">
            <text:p>-107633</text:p>
          </table:table-cell>
          <table:table-cell office:value-type="float" office:value="4294680363" calcext:value-type="float">
            <text:p>4294680363</text:p>
          </table:table-cell>
          <table:table-cell office:value-type="float" office:value="4294760897" calcext:value-type="float">
            <text:p>429476089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90830" calcext:value-type="float">
            <text:p>-90830</text:p>
          </table:table-cell>
          <table:table-cell office:value-type="float" office:value="4294673896" calcext:value-type="float">
            <text:p>4294673896</text:p>
          </table:table-cell>
          <table:table-cell office:value-type="float" office:value="4294765722" calcext:value-type="float">
            <text:p>42947657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73986" calcext:value-type="float">
            <text:p>-73986</text:p>
          </table:table-cell>
          <table:table-cell office:value-type="float" office:value="4294667582" calcext:value-type="float">
            <text:p>4294667582</text:p>
          </table:table-cell>
          <table:table-cell office:value-type="float" office:value="4294770582" calcext:value-type="float">
            <text:p>429477058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57110" calcext:value-type="float">
            <text:p>-57110</text:p>
          </table:table-cell>
          <table:table-cell office:value-type="float" office:value="4294661424" calcext:value-type="float">
            <text:p>4294661424</text:p>
          </table:table-cell>
          <table:table-cell office:value-type="float" office:value="4294775437" calcext:value-type="float">
            <text:p>429477543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0208" calcext:value-type="float">
            <text:p>-40208</text:p>
          </table:table-cell>
          <table:table-cell office:value-type="float" office:value="4294655472" calcext:value-type="float">
            <text:p>4294655472</text:p>
          </table:table-cell>
          <table:table-cell office:value-type="float" office:value="4294780252" calcext:value-type="float">
            <text:p>42947802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3290" calcext:value-type="float">
            <text:p>-23290</text:p>
          </table:table-cell>
          <table:table-cell office:value-type="float" office:value="4294649611" calcext:value-type="float">
            <text:p>4294649611</text:p>
          </table:table-cell>
          <table:table-cell office:value-type="float" office:value="4294785161" calcext:value-type="float">
            <text:p>429478516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6361" calcext:value-type="float">
            <text:p>-6361</text:p>
          </table:table-cell>
          <table:table-cell office:value-type="float" office:value="4294643861" calcext:value-type="float">
            <text:p>4294643861</text:p>
          </table:table-cell>
          <table:table-cell office:value-type="float" office:value="4294790016" calcext:value-type="float">
            <text:p>42947900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71" calcext:value-type="float">
            <text:p>10571</text:p>
          </table:table-cell>
          <table:table-cell office:value-type="float" office:value="4294638355" calcext:value-type="float">
            <text:p>4294638355</text:p>
          </table:table-cell>
          <table:table-cell office:value-type="float" office:value="4294794831" calcext:value-type="float">
            <text:p>429479483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7499" calcext:value-type="float">
            <text:p>27499</text:p>
          </table:table-cell>
          <table:table-cell office:value-type="float" office:value="4294633009" calcext:value-type="float">
            <text:p>4294633009</text:p>
          </table:table-cell>
          <table:table-cell office:value-type="float" office:value="4294799685" calcext:value-type="float">
            <text:p>429479968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413" calcext:value-type="float">
            <text:p>44413</text:p>
          </table:table-cell>
          <table:table-cell office:value-type="float" office:value="4294627772" calcext:value-type="float">
            <text:p>4294627772</text:p>
          </table:table-cell>
          <table:table-cell office:value-type="float" office:value="4294804511" calcext:value-type="float">
            <text:p>42948045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1309" calcext:value-type="float">
            <text:p>61309</text:p>
          </table:table-cell>
          <table:table-cell office:value-type="float" office:value="4294622681" calcext:value-type="float">
            <text:p>4294622681</text:p>
          </table:table-cell>
          <table:table-cell office:value-type="float" office:value="4294809371" calcext:value-type="float">
            <text:p>42948093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8177" calcext:value-type="float">
            <text:p>78177</text:p>
          </table:table-cell>
          <table:table-cell office:value-type="float" office:value="4294617745" calcext:value-type="float">
            <text:p>4294617745</text:p>
          </table:table-cell>
          <table:table-cell office:value-type="float" office:value="4294814230" calcext:value-type="float">
            <text:p>4294814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5012" calcext:value-type="float">
            <text:p>95012</text:p>
          </table:table-cell>
          <table:table-cell office:value-type="float" office:value="4294612967" calcext:value-type="float">
            <text:p>4294612967</text:p>
          </table:table-cell>
          <table:table-cell office:value-type="float" office:value="4294819085" calcext:value-type="float">
            <text:p>429481908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1803" calcext:value-type="float">
            <text:p>111803</text:p>
          </table:table-cell>
          <table:table-cell office:value-type="float" office:value="4294608339" calcext:value-type="float">
            <text:p>4294608339</text:p>
          </table:table-cell>
          <table:table-cell office:value-type="float" office:value="4294823950" calcext:value-type="float">
            <text:p>42948239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8546" calcext:value-type="float">
            <text:p>128546</text:p>
          </table:table-cell>
          <table:table-cell office:value-type="float" office:value="4294603908" calcext:value-type="float">
            <text:p>4294603908</text:p>
          </table:table-cell>
          <table:table-cell office:value-type="float" office:value="4294828804" calcext:value-type="float">
            <text:p>42948288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233" calcext:value-type="float">
            <text:p>145233</text:p>
          </table:table-cell>
          <table:table-cell office:value-type="float" office:value="4294599575" calcext:value-type="float">
            <text:p>4294599575</text:p>
          </table:table-cell>
          <table:table-cell office:value-type="float" office:value="4294833590" calcext:value-type="float">
            <text:p>429483359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1854" calcext:value-type="float">
            <text:p>161854</text:p>
          </table:table-cell>
          <table:table-cell office:value-type="float" office:value="4294595411" calcext:value-type="float">
            <text:p>4294595411</text:p>
          </table:table-cell>
          <table:table-cell office:value-type="float" office:value="4294838420" calcext:value-type="float">
            <text:p>42948384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8406" calcext:value-type="float">
            <text:p>178406</text:p>
          </table:table-cell>
          <table:table-cell office:value-type="float" office:value="4294591400" calcext:value-type="float">
            <text:p>4294591400</text:p>
          </table:table-cell>
          <table:table-cell office:value-type="float" office:value="4294843255" calcext:value-type="float">
            <text:p>42948432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4878" calcext:value-type="float">
            <text:p>194878</text:p>
          </table:table-cell>
          <table:table-cell office:value-type="float" office:value="4294587538" calcext:value-type="float">
            <text:p>4294587538</text:p>
          </table:table-cell>
          <table:table-cell office:value-type="float" office:value="4294848046" calcext:value-type="float">
            <text:p>42948480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1271" calcext:value-type="float">
            <text:p>211271</text:p>
          </table:table-cell>
          <table:table-cell office:value-type="float" office:value="4294583860" calcext:value-type="float">
            <text:p>4294583860</text:p>
          </table:table-cell>
          <table:table-cell office:value-type="float" office:value="4294852911" calcext:value-type="float">
            <text:p>42948529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7558" calcext:value-type="float">
            <text:p>227558</text:p>
          </table:table-cell>
          <table:table-cell office:value-type="float" office:value="4294580306" calcext:value-type="float">
            <text:p>4294580306</text:p>
          </table:table-cell>
          <table:table-cell office:value-type="float" office:value="4294857696" calcext:value-type="float">
            <text:p>42948576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744" calcext:value-type="float">
            <text:p>243744</text:p>
          </table:table-cell>
          <table:table-cell office:value-type="float" office:value="4294576901" calcext:value-type="float">
            <text:p>4294576901</text:p>
          </table:table-cell>
          <table:table-cell office:value-type="float" office:value="4294862522" calcext:value-type="float">
            <text:p>42948625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9830" calcext:value-type="float">
            <text:p>259830</text:p>
          </table:table-cell>
          <table:table-cell office:value-type="float" office:value="4294573628" calcext:value-type="float">
            <text:p>4294573628</text:p>
          </table:table-cell>
          <table:table-cell office:value-type="float" office:value="4294867342" calcext:value-type="float">
            <text:p>429486734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75815" calcext:value-type="float">
            <text:p>275815</text:p>
          </table:table-cell>
          <table:table-cell office:value-type="float" office:value="4294570547" calcext:value-type="float">
            <text:p>4294570547</text:p>
          </table:table-cell>
          <table:table-cell office:value-type="float" office:value="4294872172" calcext:value-type="float">
            <text:p>429487217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1659" calcext:value-type="float">
            <text:p>291659</text:p>
          </table:table-cell>
          <table:table-cell office:value-type="float" office:value="4294567625" calcext:value-type="float">
            <text:p>4294567625</text:p>
          </table:table-cell>
          <table:table-cell office:value-type="float" office:value="4294876973" calcext:value-type="float">
            <text:p>429487697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07381" calcext:value-type="float">
            <text:p>307381</text:p>
          </table:table-cell>
          <table:table-cell office:value-type="float" office:value="4294564832" calcext:value-type="float">
            <text:p>4294564832</text:p>
          </table:table-cell>
          <table:table-cell office:value-type="float" office:value="4294881798" calcext:value-type="float">
            <text:p>42948817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22963" calcext:value-type="float">
            <text:p>322963</text:p>
          </table:table-cell>
          <table:table-cell office:value-type="float" office:value="4294562188" calcext:value-type="float">
            <text:p>4294562188</text:p>
          </table:table-cell>
          <table:table-cell office:value-type="float" office:value="4294886594" calcext:value-type="float">
            <text:p>42948865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8404" calcext:value-type="float">
            <text:p>338404</text:p>
          </table:table-cell>
          <table:table-cell office:value-type="float" office:value="4294559719" calcext:value-type="float">
            <text:p>4294559719</text:p>
          </table:table-cell>
          <table:table-cell office:value-type="float" office:value="4294891458" calcext:value-type="float">
            <text:p>42948914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53703" calcext:value-type="float">
            <text:p>353703</text:p>
          </table:table-cell>
          <table:table-cell office:value-type="float" office:value="4294557363" calcext:value-type="float">
            <text:p>4294557363</text:p>
          </table:table-cell>
          <table:table-cell office:value-type="float" office:value="4294896288" calcext:value-type="float">
            <text:p>42948962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68821" calcext:value-type="float">
            <text:p>368821</text:p>
          </table:table-cell>
          <table:table-cell office:value-type="float" office:value="4294555177" calcext:value-type="float">
            <text:p>4294555177</text:p>
          </table:table-cell>
          <table:table-cell office:value-type="float" office:value="4294901123" calcext:value-type="float">
            <text:p>429490112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83798" calcext:value-type="float">
            <text:p>383798</text:p>
          </table:table-cell>
          <table:table-cell office:value-type="float" office:value="4294553159" calcext:value-type="float">
            <text:p>4294553159</text:p>
          </table:table-cell>
          <table:table-cell office:value-type="float" office:value="4294905948" calcext:value-type="float">
            <text:p>42949059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8614" calcext:value-type="float">
            <text:p>398614</text:p>
          </table:table-cell>
          <table:table-cell office:value-type="float" office:value="4294551281" calcext:value-type="float">
            <text:p>4294551281</text:p>
          </table:table-cell>
          <table:table-cell office:value-type="float" office:value="4294910734" calcext:value-type="float">
            <text:p>429491073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13249" calcext:value-type="float">
            <text:p>413249</text:p>
          </table:table-cell>
          <table:table-cell office:value-type="float" office:value="4294549555" calcext:value-type="float">
            <text:p>4294549555</text:p>
          </table:table-cell>
          <table:table-cell office:value-type="float" office:value="4294915569" calcext:value-type="float">
            <text:p>429491556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7681" calcext:value-type="float">
            <text:p>427681</text:p>
          </table:table-cell>
          <table:table-cell office:value-type="float" office:value="4294547983" calcext:value-type="float">
            <text:p>4294547983</text:p>
          </table:table-cell>
          <table:table-cell office:value-type="float" office:value="4294920400" calcext:value-type="float">
            <text:p>42949204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41953" calcext:value-type="float">
            <text:p>441953</text:p>
          </table:table-cell>
          <table:table-cell office:value-type="float" office:value="4294546563" calcext:value-type="float">
            <text:p>4294546563</text:p>
          </table:table-cell>
          <table:table-cell office:value-type="float" office:value="4294925219" calcext:value-type="float">
            <text:p>42949252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56003" calcext:value-type="float">
            <text:p>456003</text:p>
          </table:table-cell>
          <table:table-cell office:value-type="float" office:value="4294545295" calcext:value-type="float">
            <text:p>4294545295</text:p>
          </table:table-cell>
          <table:table-cell office:value-type="float" office:value="4294930045" calcext:value-type="float">
            <text:p>42949300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69871" calcext:value-type="float">
            <text:p>469871</text:p>
          </table:table-cell>
          <table:table-cell office:value-type="float" office:value="4294544180" calcext:value-type="float">
            <text:p>4294544180</text:p>
          </table:table-cell>
          <table:table-cell office:value-type="float" office:value="4294934875" calcext:value-type="float">
            <text:p>42949348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83538" calcext:value-type="float">
            <text:p>483538</text:p>
          </table:table-cell>
          <table:table-cell office:value-type="float" office:value="4294543217" calcext:value-type="float">
            <text:p>4294543217</text:p>
          </table:table-cell>
          <table:table-cell office:value-type="float" office:value="4294939706" calcext:value-type="float">
            <text:p>42949397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96963" calcext:value-type="float">
            <text:p>496963</text:p>
          </table:table-cell>
          <table:table-cell office:value-type="float" office:value="4294542395" calcext:value-type="float">
            <text:p>4294542395</text:p>
          </table:table-cell>
          <table:table-cell office:value-type="float" office:value="4294944569" calcext:value-type="float">
            <text:p>429494456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10186" calcext:value-type="float">
            <text:p>510186</text:p>
          </table:table-cell>
          <table:table-cell office:value-type="float" office:value="4294541749" calcext:value-type="float">
            <text:p>4294541749</text:p>
          </table:table-cell>
          <table:table-cell office:value-type="float" office:value="4294949400" calcext:value-type="float">
            <text:p>42949494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3187" calcext:value-type="float">
            <text:p>523187</text:p>
          </table:table-cell>
          <table:table-cell office:value-type="float" office:value="4294541242" calcext:value-type="float">
            <text:p>4294541242</text:p>
          </table:table-cell>
          <table:table-cell office:value-type="float" office:value="4294954186" calcext:value-type="float">
            <text:p>42949541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5967" calcext:value-type="float">
            <text:p>535967</text:p>
          </table:table-cell>
          <table:table-cell office:value-type="float" office:value="4294540894" calcext:value-type="float">
            <text:p>4294540894</text:p>
          </table:table-cell>
          <table:table-cell office:value-type="float" office:value="4294959011" calcext:value-type="float">
            <text:p>42949590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48485" calcext:value-type="float">
            <text:p>548485</text:p>
          </table:table-cell>
          <table:table-cell office:value-type="float" office:value="4294540695" calcext:value-type="float">
            <text:p>4294540695</text:p>
          </table:table-cell>
          <table:table-cell office:value-type="float" office:value="4294963837" calcext:value-type="float">
            <text:p>42949638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60781" calcext:value-type="float">
            <text:p>560781</text:p>
          </table:table-cell>
          <table:table-cell office:value-type="float" office:value="4294540648" calcext:value-type="float">
            <text:p>429454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72815" calcext:value-type="float">
            <text:p>572815</text:p>
          </table:table-cell>
          <table:table-cell office:value-type="float" office:value="4294540697" calcext:value-type="float">
            <text:p>4294540697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4607" calcext:value-type="float">
            <text:p>584607</text:p>
          </table:table-cell>
          <table:table-cell office:value-type="float" office:value="4294540819" calcext:value-type="float">
            <text:p>4294540819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96137" calcext:value-type="float">
            <text:p>596137</text:p>
          </table:table-cell>
          <table:table-cell office:value-type="float" office:value="4294541009" calcext:value-type="float">
            <text:p>4294541009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7405" calcext:value-type="float">
            <text:p>607405</text:p>
          </table:table-cell>
          <table:table-cell office:value-type="float" office:value="4294541267" calcext:value-type="float">
            <text:p>4294541267</text:p>
          </table:table-cell>
          <table:table-cell office:value-type="float" office:value="9194" calcext:value-type="float">
            <text:p>91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18411" calcext:value-type="float">
            <text:p>618411</text:p>
          </table:table-cell>
          <table:table-cell office:value-type="float" office:value="4294541595" calcext:value-type="float">
            <text:p>4294541595</text:p>
          </table:table-cell>
          <table:table-cell office:value-type="float" office:value="11351" calcext:value-type="float">
            <text:p>113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29135" calcext:value-type="float">
            <text:p>629135</text:p>
          </table:table-cell>
          <table:table-cell office:value-type="float" office:value="4294541991" calcext:value-type="float">
            <text:p>4294541991</text:p>
          </table:table-cell>
          <table:table-cell office:value-type="float" office:value="13488" calcext:value-type="float">
            <text:p>1348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39597" calcext:value-type="float">
            <text:p>639597</text:p>
          </table:table-cell>
          <table:table-cell office:value-type="float" office:value="4294542455" calcext:value-type="float">
            <text:p>4294542455</text:p>
          </table:table-cell>
          <table:table-cell office:value-type="float" office:value="15636" calcext:value-type="float">
            <text:p>156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9756" calcext:value-type="float">
            <text:p>649756</text:p>
          </table:table-cell>
          <table:table-cell office:value-type="float" office:value="4294542982" calcext:value-type="float">
            <text:p>4294542982</text:p>
          </table:table-cell>
          <table:table-cell office:value-type="float" office:value="17837" calcext:value-type="float">
            <text:p>1783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59633" calcext:value-type="float">
            <text:p>659633</text:p>
          </table:table-cell>
          <table:table-cell office:value-type="float" office:value="4294543583" calcext:value-type="float">
            <text:p>4294543583</text:p>
          </table:table-cell>
          <table:table-cell office:value-type="float" office:value="20043" calcext:value-type="float">
            <text:p>200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69228" calcext:value-type="float">
            <text:p>669228</text:p>
          </table:table-cell>
          <table:table-cell office:value-type="float" office:value="4294544253" calcext:value-type="float">
            <text:p>4294544253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78521" calcext:value-type="float">
            <text:p>678521</text:p>
          </table:table-cell>
          <table:table-cell office:value-type="float" office:value="4294544993" calcext:value-type="float">
            <text:p>4294544993</text:p>
          </table:table-cell>
          <table:table-cell office:value-type="float" office:value="24357" calcext:value-type="float">
            <text:p>2435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87531" calcext:value-type="float">
            <text:p>687531</text:p>
          </table:table-cell>
          <table:table-cell office:value-type="float" office:value="4294545797" calcext:value-type="float">
            <text:p>4294545797</text:p>
          </table:table-cell>
          <table:table-cell office:value-type="float" office:value="26505" calcext:value-type="float">
            <text:p>265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96219" calcext:value-type="float">
            <text:p>696219</text:p>
          </table:table-cell>
          <table:table-cell office:value-type="float" office:value="4294546674" calcext:value-type="float">
            <text:p>4294546674</text:p>
          </table:table-cell>
          <table:table-cell office:value-type="float" office:value="28667" calcext:value-type="float">
            <text:p>286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04605" calcext:value-type="float">
            <text:p>704605</text:p>
          </table:table-cell>
          <table:table-cell office:value-type="float" office:value="4294547618" calcext:value-type="float">
            <text:p>4294547618</text:p>
          </table:table-cell>
          <table:table-cell office:value-type="float" office:value="30848" calcext:value-type="float">
            <text:p>3084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12688" calcext:value-type="float">
            <text:p>712688</text:p>
          </table:table-cell>
          <table:table-cell office:value-type="float" office:value="4294548625" calcext:value-type="float">
            <text:p>4294548625</text:p>
          </table:table-cell>
          <table:table-cell office:value-type="float" office:value="33045" calcext:value-type="float">
            <text:p>330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20449" calcext:value-type="float">
            <text:p>720449</text:p>
          </table:table-cell>
          <table:table-cell office:value-type="float" office:value="4294549705" calcext:value-type="float">
            <text:p>4294549705</text:p>
          </table:table-cell>
          <table:table-cell office:value-type="float" office:value="35119" calcext:value-type="float">
            <text:p>351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27887" calcext:value-type="float">
            <text:p>727887</text:p>
          </table:table-cell>
          <table:table-cell office:value-type="float" office:value="4294550853" calcext:value-type="float">
            <text:p>4294550853</text:p>
          </table:table-cell>
          <table:table-cell office:value-type="float" office:value="37271" calcext:value-type="float">
            <text:p>372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35002" calcext:value-type="float">
            <text:p>735002</text:p>
          </table:table-cell>
          <table:table-cell office:value-type="float" office:value="4294552061" calcext:value-type="float">
            <text:p>4294552061</text:p>
          </table:table-cell>
          <table:table-cell office:value-type="float" office:value="39472" calcext:value-type="float">
            <text:p>394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41795" calcext:value-type="float">
            <text:p>741795</text:p>
          </table:table-cell>
          <table:table-cell office:value-type="float" office:value="4294553351" calcext:value-type="float">
            <text:p>4294553351</text:p>
          </table:table-cell>
          <table:table-cell office:value-type="float" office:value="41625" calcext:value-type="float">
            <text:p>416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48286" calcext:value-type="float">
            <text:p>748286</text:p>
          </table:table-cell>
          <table:table-cell office:value-type="float" office:value="4294554693" calcext:value-type="float">
            <text:p>4294554693</text:p>
          </table:table-cell>
          <table:table-cell office:value-type="float" office:value="43821" calcext:value-type="float">
            <text:p>438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54414" calcext:value-type="float">
            <text:p>754414</text:p>
          </table:table-cell>
          <table:table-cell office:value-type="float" office:value="4294556116" calcext:value-type="float">
            <text:p>4294556116</text:p>
          </table:table-cell>
          <table:table-cell office:value-type="float" office:value="45963" calcext:value-type="float">
            <text:p>459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60219" calcext:value-type="float">
            <text:p>760219</text:p>
          </table:table-cell>
          <table:table-cell office:value-type="float" office:value="4294557593" calcext:value-type="float">
            <text:p>4294557593</text:p>
          </table:table-cell>
          <table:table-cell office:value-type="float" office:value="48154" calcext:value-type="float">
            <text:p>481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65702" calcext:value-type="float">
            <text:p>765702</text:p>
          </table:table-cell>
          <table:table-cell office:value-type="float" office:value="4294559155" calcext:value-type="float">
            <text:p>4294559155</text:p>
          </table:table-cell>
          <table:table-cell office:value-type="float" office:value="50351" calcext:value-type="float">
            <text:p>503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70842" calcext:value-type="float">
            <text:p>770842</text:p>
          </table:table-cell>
          <table:table-cell office:value-type="float" office:value="4294560755" calcext:value-type="float">
            <text:p>4294560755</text:p>
          </table:table-cell>
          <table:table-cell office:value-type="float" office:value="52454" calcext:value-type="float">
            <text:p>5245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75640" calcext:value-type="float">
            <text:p>775640</text:p>
          </table:table-cell>
          <table:table-cell office:value-type="float" office:value="4294562452" calcext:value-type="float">
            <text:p>4294562452</text:p>
          </table:table-cell>
          <table:table-cell office:value-type="float" office:value="54616" calcext:value-type="float">
            <text:p>546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80094" calcext:value-type="float">
            <text:p>780094</text:p>
          </table:table-cell>
          <table:table-cell office:value-type="float" office:value="4294564232" calcext:value-type="float">
            <text:p>4294564232</text:p>
          </table:table-cell>
          <table:table-cell office:value-type="float" office:value="56763" calcext:value-type="float">
            <text:p>5676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84207" calcext:value-type="float">
            <text:p>784207</text:p>
          </table:table-cell>
          <table:table-cell office:value-type="float" office:value="4294566040" calcext:value-type="float">
            <text:p>4294566040</text:p>
          </table:table-cell>
          <table:table-cell office:value-type="float" office:value="58910" calcext:value-type="float">
            <text:p>589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87956" calcext:value-type="float">
            <text:p>787956</text:p>
          </table:table-cell>
          <table:table-cell office:value-type="float" office:value="4294567940" calcext:value-type="float">
            <text:p>4294567940</text:p>
          </table:table-cell>
          <table:table-cell office:value-type="float" office:value="61062" calcext:value-type="float">
            <text:p>610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91383" calcext:value-type="float">
            <text:p>791383</text:p>
          </table:table-cell>
          <table:table-cell office:value-type="float" office:value="4294569892" calcext:value-type="float">
            <text:p>4294569892</text:p>
          </table:table-cell>
          <table:table-cell office:value-type="float" office:value="63288" calcext:value-type="float">
            <text:p>6328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94447" calcext:value-type="float">
            <text:p>794447</text:p>
          </table:table-cell>
          <table:table-cell office:value-type="float" office:value="4294571929" calcext:value-type="float">
            <text:p>4294571929</text:p>
          </table:table-cell>
          <table:table-cell office:value-type="float" office:value="65450" calcext:value-type="float">
            <text:p>6545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97168" calcext:value-type="float">
            <text:p>797168</text:p>
          </table:table-cell>
          <table:table-cell office:value-type="float" office:value="4294574038" calcext:value-type="float">
            <text:p>4294574038</text:p>
          </table:table-cell>
          <table:table-cell office:value-type="float" office:value="67593" calcext:value-type="float">
            <text:p>675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99526" calcext:value-type="float">
            <text:p>799526</text:p>
          </table:table-cell>
          <table:table-cell office:value-type="float" office:value="4294576212" calcext:value-type="float">
            <text:p>4294576212</text:p>
          </table:table-cell>
          <table:table-cell office:value-type="float" office:value="69745" calcext:value-type="float">
            <text:p>697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01542" calcext:value-type="float">
            <text:p>801542</text:p>
          </table:table-cell>
          <table:table-cell office:value-type="float" office:value="4294578453" calcext:value-type="float">
            <text:p>4294578453</text:p>
          </table:table-cell>
          <table:table-cell office:value-type="float" office:value="71897" calcext:value-type="float">
            <text:p>7189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03195" calcext:value-type="float">
            <text:p>803195</text:p>
          </table:table-cell>
          <table:table-cell office:value-type="float" office:value="4294580752" calcext:value-type="float">
            <text:p>4294580752</text:p>
          </table:table-cell>
          <table:table-cell office:value-type="float" office:value="74138" calcext:value-type="float">
            <text:p>7413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04505" calcext:value-type="float">
            <text:p>804505</text:p>
          </table:table-cell>
          <table:table-cell office:value-type="float" office:value="4294583133" calcext:value-type="float">
            <text:p>4294583133</text:p>
          </table:table-cell>
          <table:table-cell office:value-type="float" office:value="76290" calcext:value-type="float">
            <text:p>7629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05453" calcext:value-type="float">
            <text:p>805453</text:p>
          </table:table-cell>
          <table:table-cell office:value-type="float" office:value="4294585584" calcext:value-type="float">
            <text:p>4294585584</text:p>
          </table:table-cell>
          <table:table-cell office:value-type="float" office:value="78481" calcext:value-type="float">
            <text:p>784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06057" calcext:value-type="float">
            <text:p>806057</text:p>
          </table:table-cell>
          <table:table-cell office:value-type="float" office:value="4294588101" calcext:value-type="float">
            <text:p>4294588101</text:p>
          </table:table-cell>
          <table:table-cell office:value-type="float" office:value="80638" calcext:value-type="float">
            <text:p>806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6299" calcext:value-type="float">
            <text:p>806299</text:p>
          </table:table-cell>
          <table:table-cell office:value-type="float" office:value="4294609553" calcext:value-type="float">
            <text:p>4294609553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06118" calcext:value-type="float">
            <text:p>806118</text:p>
          </table:table-cell>
          <table:table-cell office:value-type="float" office:value="4294609672" calcext:value-type="float">
            <text:p>429460967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05574" calcext:value-type="float">
            <text:p>805574</text:p>
          </table:table-cell>
          <table:table-cell office:value-type="float" office:value="4294609863" calcext:value-type="float">
            <text:p>4294609863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04666" calcext:value-type="float">
            <text:p>804666</text:p>
          </table:table-cell>
          <table:table-cell office:value-type="float" office:value="4294610119" calcext:value-type="float">
            <text:p>4294610119</text:p>
          </table:table-cell>
          <table:table-cell office:value-type="float" office:value="9145" calcext:value-type="float">
            <text:p>914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03417" calcext:value-type="float">
            <text:p>803417</text:p>
          </table:table-cell>
          <table:table-cell office:value-type="float" office:value="4294610447" calcext:value-type="float">
            <text:p>4294610447</text:p>
          </table:table-cell>
          <table:table-cell office:value-type="float" office:value="11356" calcext:value-type="float">
            <text:p>1135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01824" calcext:value-type="float">
            <text:p>801824</text:p>
          </table:table-cell>
          <table:table-cell office:value-type="float" office:value="4294610843" calcext:value-type="float">
            <text:p>4294610843</text:p>
          </table:table-cell>
          <table:table-cell office:value-type="float" office:value="13493" calcext:value-type="float">
            <text:p>1349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99849" calcext:value-type="float">
            <text:p>799849</text:p>
          </table:table-cell>
          <table:table-cell office:value-type="float" office:value="4294611307" calcext:value-type="float">
            <text:p>4294611307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97551" calcext:value-type="float">
            <text:p>797551</text:p>
          </table:table-cell>
          <table:table-cell office:value-type="float" office:value="4294611834" calcext:value-type="float">
            <text:p>4294611834</text:p>
          </table:table-cell>
          <table:table-cell office:value-type="float" office:value="17759" calcext:value-type="float">
            <text:p>1775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94870" calcext:value-type="float">
            <text:p>794870</text:p>
          </table:table-cell>
          <table:table-cell office:value-type="float" office:value="4294612433" calcext:value-type="float">
            <text:p>4294612433</text:p>
          </table:table-cell>
          <table:table-cell office:value-type="float" office:value="19915" calcext:value-type="float">
            <text:p>199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91866" calcext:value-type="float">
            <text:p>791866</text:p>
          </table:table-cell>
          <table:table-cell office:value-type="float" office:value="4294613099" calcext:value-type="float">
            <text:p>4294613099</text:p>
          </table:table-cell>
          <table:table-cell office:value-type="float" office:value="22063" calcext:value-type="float">
            <text:p>2206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88500" calcext:value-type="float">
            <text:p>788500</text:p>
          </table:table-cell>
          <table:table-cell office:value-type="float" office:value="4294613831" calcext:value-type="float">
            <text:p>4294613831</text:p>
          </table:table-cell>
          <table:table-cell office:value-type="float" office:value="24254" calcext:value-type="float">
            <text:p>2425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84791" calcext:value-type="float">
            <text:p>784791</text:p>
          </table:table-cell>
          <table:table-cell office:value-type="float" office:value="4294614636" calcext:value-type="float">
            <text:p>4294614636</text:p>
          </table:table-cell>
          <table:table-cell office:value-type="float" office:value="26402" calcext:value-type="float">
            <text:p>2640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80740" calcext:value-type="float">
            <text:p>780740</text:p>
          </table:table-cell>
          <table:table-cell office:value-type="float" office:value="4294615506" calcext:value-type="float">
            <text:p>4294615506</text:p>
          </table:table-cell>
          <table:table-cell office:value-type="float" office:value="28588" calcext:value-type="float">
            <text:p>2858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76325" calcext:value-type="float">
            <text:p>776325</text:p>
          </table:table-cell>
          <table:table-cell office:value-type="float" office:value="4294616440" calcext:value-type="float">
            <text:p>4294616440</text:p>
          </table:table-cell>
          <table:table-cell office:value-type="float" office:value="30740" calcext:value-type="float">
            <text:p>3074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71588" calcext:value-type="float">
            <text:p>771588</text:p>
          </table:table-cell>
          <table:table-cell office:value-type="float" office:value="4294617450" calcext:value-type="float">
            <text:p>4294617450</text:p>
          </table:table-cell>
          <table:table-cell office:value-type="float" office:value="32941" calcext:value-type="float">
            <text:p>3294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66508" calcext:value-type="float">
            <text:p>766508</text:p>
          </table:table-cell>
          <table:table-cell office:value-type="float" office:value="4294618519" calcext:value-type="float">
            <text:p>4294618519</text:p>
          </table:table-cell>
          <table:table-cell office:value-type="float" office:value="35148" calcext:value-type="float">
            <text:p>3514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61086" calcext:value-type="float">
            <text:p>761086</text:p>
          </table:table-cell>
          <table:table-cell office:value-type="float" office:value="4294619668" calcext:value-type="float">
            <text:p>4294619668</text:p>
          </table:table-cell>
          <table:table-cell office:value-type="float" office:value="37295" calcext:value-type="float">
            <text:p>3729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55321" calcext:value-type="float">
            <text:p>755321</text:p>
          </table:table-cell>
          <table:table-cell office:value-type="float" office:value="4294620884" calcext:value-type="float">
            <text:p>4294620884</text:p>
          </table:table-cell>
          <table:table-cell office:value-type="float" office:value="39443" calcext:value-type="float">
            <text:p>3944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49233" calcext:value-type="float">
            <text:p>749233</text:p>
          </table:table-cell>
          <table:table-cell office:value-type="float" office:value="4294622173" calcext:value-type="float">
            <text:p>4294622173</text:p>
          </table:table-cell>
          <table:table-cell office:value-type="float" office:value="41595" calcext:value-type="float">
            <text:p>4159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42803" calcext:value-type="float">
            <text:p>742803</text:p>
          </table:table-cell>
          <table:table-cell office:value-type="float" office:value="4294623515" calcext:value-type="float">
            <text:p>4294623515</text:p>
          </table:table-cell>
          <table:table-cell office:value-type="float" office:value="43787" calcext:value-type="float">
            <text:p>437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36050" calcext:value-type="float">
            <text:p>736050</text:p>
          </table:table-cell>
          <table:table-cell office:value-type="float" office:value="4294624938" calcext:value-type="float">
            <text:p>4294624938</text:p>
          </table:table-cell>
          <table:table-cell office:value-type="float" office:value="45933" calcext:value-type="float">
            <text:p>459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28975" calcext:value-type="float">
            <text:p>728975</text:p>
          </table:table-cell>
          <table:table-cell office:value-type="float" office:value="4294626427" calcext:value-type="float">
            <text:p>4294626427</text:p>
          </table:table-cell>
          <table:table-cell office:value-type="float" office:value="48081" calcext:value-type="float">
            <text:p>4808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21597" calcext:value-type="float">
            <text:p>721597</text:p>
          </table:table-cell>
          <table:table-cell office:value-type="float" office:value="4294627973" calcext:value-type="float">
            <text:p>4294627973</text:p>
          </table:table-cell>
          <table:table-cell office:value-type="float" office:value="50277" calcext:value-type="float">
            <text:p>5027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13877" calcext:value-type="float">
            <text:p>713877</text:p>
          </table:table-cell>
          <table:table-cell office:value-type="float" office:value="4294629602" calcext:value-type="float">
            <text:p>4294629602</text:p>
          </table:table-cell>
          <table:table-cell office:value-type="float" office:value="52493" calcext:value-type="float">
            <text:p>5249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05854" calcext:value-type="float">
            <text:p>705854</text:p>
          </table:table-cell>
          <table:table-cell office:value-type="float" office:value="4294631300" calcext:value-type="float">
            <text:p>4294631300</text:p>
          </table:table-cell>
          <table:table-cell office:value-type="float" office:value="54640" calcext:value-type="float">
            <text:p>5464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97509" calcext:value-type="float">
            <text:p>697509</text:p>
          </table:table-cell>
          <table:table-cell office:value-type="float" office:value="4294633063" calcext:value-type="float">
            <text:p>4294633063</text:p>
          </table:table-cell>
          <table:table-cell office:value-type="float" office:value="56793" calcext:value-type="float">
            <text:p>5679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88862" calcext:value-type="float">
            <text:p>688862</text:p>
          </table:table-cell>
          <table:table-cell office:value-type="float" office:value="4294634899" calcext:value-type="float">
            <text:p>4294634899</text:p>
          </table:table-cell>
          <table:table-cell office:value-type="float" office:value="58939" calcext:value-type="float">
            <text:p>589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79912" calcext:value-type="float">
            <text:p>679912</text:p>
          </table:table-cell>
          <table:table-cell office:value-type="float" office:value="4294636785" calcext:value-type="float">
            <text:p>4294636785</text:p>
          </table:table-cell>
          <table:table-cell office:value-type="float" office:value="61009" calcext:value-type="float">
            <text:p>610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70660" calcext:value-type="float">
            <text:p>670660</text:p>
          </table:table-cell>
          <table:table-cell office:value-type="float" office:value="4294638754" calcext:value-type="float">
            <text:p>4294638754</text:p>
          </table:table-cell>
          <table:table-cell office:value-type="float" office:value="63274" calcext:value-type="float">
            <text:p>6327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61105" calcext:value-type="float">
            <text:p>661105</text:p>
          </table:table-cell>
          <table:table-cell office:value-type="float" office:value="4294640777" calcext:value-type="float">
            <text:p>4294640777</text:p>
          </table:table-cell>
          <table:table-cell office:value-type="float" office:value="65455" calcext:value-type="float">
            <text:p>6545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51268" calcext:value-type="float">
            <text:p>651268</text:p>
          </table:table-cell>
          <table:table-cell office:value-type="float" office:value="4294642885" calcext:value-type="float">
            <text:p>4294642885</text:p>
          </table:table-cell>
          <table:table-cell office:value-type="float" office:value="67612" calcext:value-type="float">
            <text:p>676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41149" calcext:value-type="float">
            <text:p>641149</text:p>
          </table:table-cell>
          <table:table-cell office:value-type="float" office:value="4294645077" calcext:value-type="float">
            <text:p>4294645077</text:p>
          </table:table-cell>
          <table:table-cell office:value-type="float" office:value="69872" calcext:value-type="float">
            <text:p>6987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30748" calcext:value-type="float">
            <text:p>630748</text:p>
          </table:table-cell>
          <table:table-cell office:value-type="float" office:value="4294647326" calcext:value-type="float">
            <text:p>4294647326</text:p>
          </table:table-cell>
          <table:table-cell office:value-type="float" office:value="72025" calcext:value-type="float">
            <text:p>720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20064" calcext:value-type="float">
            <text:p>620064</text:p>
          </table:table-cell>
          <table:table-cell office:value-type="float" office:value="4294649629" calcext:value-type="float">
            <text:p>4294649629</text:p>
          </table:table-cell>
          <table:table-cell office:value-type="float" office:value="74226" calcext:value-type="float">
            <text:p>742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09099" calcext:value-type="float">
            <text:p>609099</text:p>
          </table:table-cell>
          <table:table-cell office:value-type="float" office:value="4294651991" calcext:value-type="float">
            <text:p>4294651991</text:p>
          </table:table-cell>
          <table:table-cell office:value-type="float" office:value="76378" calcext:value-type="float">
            <text:p>7637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97871" calcext:value-type="float">
            <text:p>597871</text:p>
          </table:table-cell>
          <table:table-cell office:value-type="float" office:value="4294654464" calcext:value-type="float">
            <text:p>4294654464</text:p>
          </table:table-cell>
          <table:table-cell office:value-type="float" office:value="78570" calcext:value-type="float">
            <text:p>7857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86381" calcext:value-type="float">
            <text:p>586381</text:p>
          </table:table-cell>
          <table:table-cell office:value-type="float" office:value="4294656965" calcext:value-type="float">
            <text:p>4294656965</text:p>
          </table:table-cell>
          <table:table-cell office:value-type="float" office:value="80796" calcext:value-type="float">
            <text:p>8079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74629" calcext:value-type="float">
            <text:p>574629</text:p>
          </table:table-cell>
          <table:table-cell office:value-type="float" office:value="4294659557" calcext:value-type="float">
            <text:p>4294659557</text:p>
          </table:table-cell>
          <table:table-cell office:value-type="float" office:value="82953" calcext:value-type="float">
            <text:p>8295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62615" calcext:value-type="float">
            <text:p>562615</text:p>
          </table:table-cell>
          <table:table-cell office:value-type="float" office:value="4294662310" calcext:value-type="float">
            <text:p>4294662310</text:p>
          </table:table-cell>
          <table:table-cell office:value-type="float" office:value="85243" calcext:value-type="float">
            <text:p>8524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50360" calcext:value-type="float">
            <text:p>550360</text:p>
          </table:table-cell>
          <table:table-cell office:value-type="float" office:value="4294665046" calcext:value-type="float">
            <text:p>4294665046</text:p>
          </table:table-cell>
          <table:table-cell office:value-type="float" office:value="87380" calcext:value-type="float">
            <text:p>8738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37882" calcext:value-type="float">
            <text:p>537882</text:p>
          </table:table-cell>
          <table:table-cell office:value-type="float" office:value="4294667844" calcext:value-type="float">
            <text:p>4294667844</text:p>
          </table:table-cell>
          <table:table-cell office:value-type="float" office:value="89532" calcext:value-type="float">
            <text:p>8953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25143" calcext:value-type="float">
            <text:p>525143</text:p>
          </table:table-cell>
          <table:table-cell office:value-type="float" office:value="4294670690" calcext:value-type="float">
            <text:p>4294670690</text:p>
          </table:table-cell>
          <table:table-cell office:value-type="float" office:value="91733" calcext:value-type="float">
            <text:p>9173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12181" calcext:value-type="float">
            <text:p>512181</text:p>
          </table:table-cell>
          <table:table-cell office:value-type="float" office:value="4294673612" calcext:value-type="float">
            <text:p>4294673612</text:p>
          </table:table-cell>
          <table:table-cell office:value-type="float" office:value="93891" calcext:value-type="float">
            <text:p>9389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98998" calcext:value-type="float">
            <text:p>498998</text:p>
          </table:table-cell>
          <table:table-cell office:value-type="float" office:value="4294676622" calcext:value-type="float">
            <text:p>4294676622</text:p>
          </table:table-cell>
          <table:table-cell office:value-type="float" office:value="96087" calcext:value-type="float">
            <text:p>9608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85574" calcext:value-type="float">
            <text:p>485574</text:p>
          </table:table-cell>
          <table:table-cell office:value-type="float" office:value="4294679697" calcext:value-type="float">
            <text:p>4294679697</text:p>
          </table:table-cell>
          <table:table-cell office:value-type="float" office:value="98230" calcext:value-type="float">
            <text:p>9823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71967" calcext:value-type="float">
            <text:p>471967</text:p>
          </table:table-cell>
          <table:table-cell office:value-type="float" office:value="4294682841" calcext:value-type="float">
            <text:p>4294682841</text:p>
          </table:table-cell>
          <table:table-cell office:value-type="float" office:value="100377" calcext:value-type="float">
            <text:p>10037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8119" calcext:value-type="float">
            <text:p>458119</text:p>
          </table:table-cell>
          <table:table-cell office:value-type="float" office:value="4294686055" calcext:value-type="float">
            <text:p>4294686055</text:p>
          </table:table-cell>
          <table:table-cell office:value-type="float" office:value="102539" calcext:value-type="float">
            <text:p>1025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44089" calcext:value-type="float">
            <text:p>444089</text:p>
          </table:table-cell>
          <table:table-cell office:value-type="float" office:value="4294689340" calcext:value-type="float">
            <text:p>4294689340</text:p>
          </table:table-cell>
          <table:table-cell office:value-type="float" office:value="104691" calcext:value-type="float">
            <text:p>10469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29858" calcext:value-type="float">
            <text:p>429858</text:p>
          </table:table-cell>
          <table:table-cell office:value-type="float" office:value="4294692661" calcext:value-type="float">
            <text:p>4294692661</text:p>
          </table:table-cell>
          <table:table-cell office:value-type="float" office:value="106887" calcext:value-type="float">
            <text:p>10688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15446" calcext:value-type="float">
            <text:p>415446</text:p>
          </table:table-cell>
          <table:table-cell office:value-type="float" office:value="4294696110" calcext:value-type="float">
            <text:p>4294696110</text:p>
          </table:table-cell>
          <table:table-cell office:value-type="float" office:value="109040" calcext:value-type="float">
            <text:p>1090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0831" calcext:value-type="float">
            <text:p>400831</text:p>
          </table:table-cell>
          <table:table-cell office:value-type="float" office:value="4294699579" calcext:value-type="float">
            <text:p>4294699579</text:p>
          </table:table-cell>
          <table:table-cell office:value-type="float" office:value="111290" calcext:value-type="float">
            <text:p>11129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6056" calcext:value-type="float">
            <text:p>386056</text:p>
          </table:table-cell>
          <table:table-cell office:value-type="float" office:value="4294703140" calcext:value-type="float">
            <text:p>4294703140</text:p>
          </table:table-cell>
          <table:table-cell office:value-type="float" office:value="113442" calcext:value-type="float">
            <text:p>11344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71119" calcext:value-type="float">
            <text:p>371119</text:p>
          </table:table-cell>
          <table:table-cell office:value-type="float" office:value="4294706731" calcext:value-type="float">
            <text:p>4294706731</text:p>
          </table:table-cell>
          <table:table-cell office:value-type="float" office:value="115624" calcext:value-type="float">
            <text:p>1156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6001" calcext:value-type="float">
            <text:p>356001</text:p>
          </table:table-cell>
          <table:table-cell office:value-type="float" office:value="4294710430" calcext:value-type="float">
            <text:p>4294710430</text:p>
          </table:table-cell>
          <table:table-cell office:value-type="float" office:value="117791" calcext:value-type="float">
            <text:p>11779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40722" calcext:value-type="float">
            <text:p>340722</text:p>
          </table:table-cell>
          <table:table-cell office:value-type="float" office:value="4294714188" calcext:value-type="float">
            <text:p>4294714188</text:p>
          </table:table-cell>
          <table:table-cell office:value-type="float" office:value="119864" calcext:value-type="float">
            <text:p>11986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5301" calcext:value-type="float">
            <text:p>325301</text:p>
          </table:table-cell>
          <table:table-cell office:value-type="float" office:value="4294717986" calcext:value-type="float">
            <text:p>4294717986</text:p>
          </table:table-cell>
          <table:table-cell office:value-type="float" office:value="122031" calcext:value-type="float">
            <text:p>12203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9740" calcext:value-type="float">
            <text:p>309740</text:p>
          </table:table-cell>
          <table:table-cell office:value-type="float" office:value="4294721916" calcext:value-type="float">
            <text:p>4294721916</text:p>
          </table:table-cell>
          <table:table-cell office:value-type="float" office:value="124183" calcext:value-type="float">
            <text:p>12418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94037" calcext:value-type="float">
            <text:p>294037</text:p>
          </table:table-cell>
          <table:table-cell office:value-type="float" office:value="4294725856" calcext:value-type="float">
            <text:p>4294725856</text:p>
          </table:table-cell>
          <table:table-cell office:value-type="float" office:value="126380" calcext:value-type="float">
            <text:p>12638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78214" calcext:value-type="float">
            <text:p>278214</text:p>
          </table:table-cell>
          <table:table-cell office:value-type="float" office:value="4294729891" calcext:value-type="float">
            <text:p>4294729891</text:p>
          </table:table-cell>
          <table:table-cell office:value-type="float" office:value="128527" calcext:value-type="float">
            <text:p>1285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2269" calcext:value-type="float">
            <text:p>262269</text:p>
          </table:table-cell>
          <table:table-cell office:value-type="float" office:value="4294733991" calcext:value-type="float">
            <text:p>4294733991</text:p>
          </table:table-cell>
          <table:table-cell office:value-type="float" office:value="130748" calcext:value-type="float">
            <text:p>1307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6203" calcext:value-type="float">
            <text:p>246203</text:p>
          </table:table-cell>
          <table:table-cell office:value-type="float" office:value="4294738130" calcext:value-type="float">
            <text:p>4294738130</text:p>
          </table:table-cell>
          <table:table-cell office:value-type="float" office:value="133013" calcext:value-type="float">
            <text:p>1330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30017" calcext:value-type="float">
            <text:p>230017</text:p>
          </table:table-cell>
          <table:table-cell office:value-type="float" office:value="4294742375" calcext:value-type="float">
            <text:p>4294742375</text:p>
          </table:table-cell>
          <table:table-cell office:value-type="float" office:value="135253" calcext:value-type="float">
            <text:p>13525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3750" calcext:value-type="float">
            <text:p>213750</text:p>
          </table:table-cell>
          <table:table-cell office:value-type="float" office:value="4294746683" calcext:value-type="float">
            <text:p>4294746683</text:p>
          </table:table-cell>
          <table:table-cell office:value-type="float" office:value="137381" calcext:value-type="float">
            <text:p>13738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7368" calcext:value-type="float">
            <text:p>197368</text:p>
          </table:table-cell>
          <table:table-cell office:value-type="float" office:value="4294751066" calcext:value-type="float">
            <text:p>4294751066</text:p>
          </table:table-cell>
          <table:table-cell office:value-type="float" office:value="139534" calcext:value-type="float">
            <text:p>1395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0909" calcext:value-type="float">
            <text:p>180909</text:p>
          </table:table-cell>
          <table:table-cell office:value-type="float" office:value="4294755515" calcext:value-type="float">
            <text:p>4294755515</text:p>
          </table:table-cell>
          <table:table-cell office:value-type="float" office:value="141681" calcext:value-type="float">
            <text:p>14168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4370" calcext:value-type="float">
            <text:p>164370</text:p>
          </table:table-cell>
          <table:table-cell office:value-type="float" office:value="4294760010" calcext:value-type="float">
            <text:p>4294760010</text:p>
          </table:table-cell>
          <table:table-cell office:value-type="float" office:value="143931" calcext:value-type="float">
            <text:p>14393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7758" calcext:value-type="float">
            <text:p>147758</text:p>
          </table:table-cell>
          <table:table-cell office:value-type="float" office:value="4294764605" calcext:value-type="float">
            <text:p>4294764605</text:p>
          </table:table-cell>
          <table:table-cell office:value-type="float" office:value="146128" calcext:value-type="float">
            <text:p>14612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1082" calcext:value-type="float">
            <text:p>131082</text:p>
          </table:table-cell>
          <table:table-cell office:value-type="float" office:value="4294769157" calcext:value-type="float">
            <text:p>4294769157</text:p>
          </table:table-cell>
          <table:table-cell office:value-type="float" office:value="141264" calcext:value-type="float">
            <text:p>14126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4347" calcext:value-type="float">
            <text:p>114347</text:p>
          </table:table-cell>
          <table:table-cell office:value-type="float" office:value="4294773529" calcext:value-type="float">
            <text:p>4294773529</text:p>
          </table:table-cell>
          <table:table-cell office:value-type="float" office:value="136443" calcext:value-type="float">
            <text:p>13644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7562" calcext:value-type="float">
            <text:p>97562</text:p>
          </table:table-cell>
          <table:table-cell office:value-type="float" office:value="4294777778" calcext:value-type="float">
            <text:p>4294777778</text:p>
          </table:table-cell>
          <table:table-cell office:value-type="float" office:value="131593" calcext:value-type="float">
            <text:p>13159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0733" calcext:value-type="float">
            <text:p>80733</text:p>
          </table:table-cell>
          <table:table-cell office:value-type="float" office:value="4294781878" calcext:value-type="float">
            <text:p>4294781878</text:p>
          </table:table-cell>
          <table:table-cell office:value-type="float" office:value="126733" calcext:value-type="float">
            <text:p>1267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3869" calcext:value-type="float">
            <text:p>63869</text:p>
          </table:table-cell>
          <table:table-cell office:value-type="float" office:value="4294785788" calcext:value-type="float">
            <text:p>4294785788</text:p>
          </table:table-cell>
          <table:table-cell office:value-type="float" office:value="121884" calcext:value-type="float">
            <text:p>12188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6977" calcext:value-type="float">
            <text:p>46977</text:p>
          </table:table-cell>
          <table:table-cell office:value-type="float" office:value="4294789613" calcext:value-type="float">
            <text:p>4294789613</text:p>
          </table:table-cell>
          <table:table-cell office:value-type="float" office:value="117063" calcext:value-type="float">
            <text:p>11706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0065" calcext:value-type="float">
            <text:p>30065</text:p>
          </table:table-cell>
          <table:table-cell office:value-type="float" office:value="4294793231" calcext:value-type="float">
            <text:p>4294793231</text:p>
          </table:table-cell>
          <table:table-cell office:value-type="float" office:value="112209" calcext:value-type="float">
            <text:p>11220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3139" calcext:value-type="float">
            <text:p>13139</text:p>
          </table:table-cell>
          <table:table-cell office:value-type="float" office:value="4294796693" calcext:value-type="float">
            <text:p>4294796693</text:p>
          </table:table-cell>
          <table:table-cell office:value-type="float" office:value="107344" calcext:value-type="float">
            <text:p>1073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3793" calcext:value-type="float">
            <text:p>-3793</text:p>
          </table:table-cell>
          <table:table-cell office:value-type="float" office:value="4294800028" calcext:value-type="float">
            <text:p>4294800028</text:p>
          </table:table-cell>
          <table:table-cell office:value-type="float" office:value="102514" calcext:value-type="float">
            <text:p>1025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0722" calcext:value-type="float">
            <text:p>-20722</text:p>
          </table:table-cell>
          <table:table-cell office:value-type="float" office:value="4294803206" calcext:value-type="float">
            <text:p>4294803206</text:p>
          </table:table-cell>
          <table:table-cell office:value-type="float" office:value="97664" calcext:value-type="float">
            <text:p>9766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37644" calcext:value-type="float">
            <text:p>-37644</text:p>
          </table:table-cell>
          <table:table-cell office:value-type="float" office:value="4294806202" calcext:value-type="float">
            <text:p>4294806202</text:p>
          </table:table-cell>
          <table:table-cell office:value-type="float" office:value="92849" calcext:value-type="float">
            <text:p>9284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54548" calcext:value-type="float">
            <text:p>-54548</text:p>
          </table:table-cell>
          <table:table-cell office:value-type="float" office:value="4294809077" calcext:value-type="float">
            <text:p>4294809077</text:p>
          </table:table-cell>
          <table:table-cell office:value-type="float" office:value="87994" calcext:value-type="float">
            <text:p>8799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71428" calcext:value-type="float">
            <text:p>-71428</text:p>
          </table:table-cell>
          <table:table-cell office:value-type="float" office:value="4294811797" calcext:value-type="float">
            <text:p>4294811797</text:p>
          </table:table-cell>
          <table:table-cell office:value-type="float" office:value="83135" calcext:value-type="float">
            <text:p>831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88278" calcext:value-type="float">
            <text:p>-88278</text:p>
          </table:table-cell>
          <table:table-cell office:value-type="float" office:value="4294814347" calcext:value-type="float">
            <text:p>4294814347</text:p>
          </table:table-cell>
          <table:table-cell office:value-type="float" office:value="78285" calcext:value-type="float">
            <text:p>7828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05087" calcext:value-type="float">
            <text:p>-105087</text:p>
          </table:table-cell>
          <table:table-cell office:value-type="float" office:value="4294816760" calcext:value-type="float">
            <text:p>4294816760</text:p>
          </table:table-cell>
          <table:table-cell office:value-type="float" office:value="73425" calcext:value-type="float">
            <text:p>734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21850" calcext:value-type="float">
            <text:p>-121850</text:p>
          </table:table-cell>
          <table:table-cell office:value-type="float" office:value="4294819020" calcext:value-type="float">
            <text:p>4294819020</text:p>
          </table:table-cell>
          <table:table-cell office:value-type="float" office:value="68600" calcext:value-type="float">
            <text:p>686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38561" calcext:value-type="float">
            <text:p>-138561</text:p>
          </table:table-cell>
          <table:table-cell office:value-type="float" office:value="4294821125" calcext:value-type="float">
            <text:p>4294821125</text:p>
          </table:table-cell>
          <table:table-cell office:value-type="float" office:value="63751" calcext:value-type="float">
            <text:p>6375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55209" calcext:value-type="float">
            <text:p>-155209</text:p>
          </table:table-cell>
          <table:table-cell office:value-type="float" office:value="4294823080" calcext:value-type="float">
            <text:p>4294823080</text:p>
          </table:table-cell>
          <table:table-cell office:value-type="float" office:value="58930" calcext:value-type="float">
            <text:p>5893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71788" calcext:value-type="float">
            <text:p>-171788</text:p>
          </table:table-cell>
          <table:table-cell office:value-type="float" office:value="4294824864" calcext:value-type="float">
            <text:p>4294824864</text:p>
          </table:table-cell>
          <table:table-cell office:value-type="float" office:value="54076" calcext:value-type="float">
            <text:p>5407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88293" calcext:value-type="float">
            <text:p>-188293</text:p>
          </table:table-cell>
          <table:table-cell office:value-type="float" office:value="4294826511" calcext:value-type="float">
            <text:p>4294826511</text:p>
          </table:table-cell>
          <table:table-cell office:value-type="float" office:value="49221" calcext:value-type="float">
            <text:p>4922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04719" calcext:value-type="float">
            <text:p>-204719</text:p>
          </table:table-cell>
          <table:table-cell office:value-type="float" office:value="4294827992" calcext:value-type="float">
            <text:p>4294827992</text:p>
          </table:table-cell>
          <table:table-cell office:value-type="float" office:value="44410" calcext:value-type="float">
            <text:p>444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221047" calcext:value-type="float">
            <text:p>-221047</text:p>
          </table:table-cell>
          <table:table-cell office:value-type="float" office:value="4294829336" calcext:value-type="float">
            <text:p>4294829336</text:p>
          </table:table-cell>
          <table:table-cell office:value-type="float" office:value="39550" calcext:value-type="float">
            <text:p>3955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237274" calcext:value-type="float">
            <text:p>-237274</text:p>
          </table:table-cell>
          <table:table-cell office:value-type="float" office:value="4294830526" calcext:value-type="float">
            <text:p>4294830526</text:p>
          </table:table-cell>
          <table:table-cell office:value-type="float" office:value="34686" calcext:value-type="float">
            <text:p>3468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253400" calcext:value-type="float">
            <text:p>-253400</text:p>
          </table:table-cell>
          <table:table-cell office:value-type="float" office:value="4294831559" calcext:value-type="float">
            <text:p>4294831559</text:p>
          </table:table-cell>
          <table:table-cell office:value-type="float" office:value="29822" calcext:value-type="float">
            <text:p>2982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269425" calcext:value-type="float">
            <text:p>-269425</text:p>
          </table:table-cell>
          <table:table-cell office:value-type="float" office:value="4294832433" calcext:value-type="float">
            <text:p>4294832433</text:p>
          </table:table-cell>
          <table:table-cell office:value-type="float" office:value="25001" calcext:value-type="float">
            <text:p>2500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285329" calcext:value-type="float">
            <text:p>-285329</text:p>
          </table:table-cell>
          <table:table-cell office:value-type="float" office:value="4294833167" calcext:value-type="float">
            <text:p>4294833167</text:p>
          </table:table-cell>
          <table:table-cell office:value-type="float" office:value="20102" calcext:value-type="float">
            <text:p>201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301092" calcext:value-type="float">
            <text:p>-301092</text:p>
          </table:table-cell>
          <table:table-cell office:value-type="float" office:value="4294833739" calcext:value-type="float">
            <text:p>4294833739</text:p>
          </table:table-cell>
          <table:table-cell office:value-type="float" office:value="15248" calcext:value-type="float">
            <text:p>1524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316734" calcext:value-type="float">
            <text:p>-316734</text:p>
          </table:table-cell>
          <table:table-cell office:value-type="float" office:value="4294834156" calcext:value-type="float">
            <text:p>4294834156</text:p>
          </table:table-cell>
          <table:table-cell office:value-type="float" office:value="10427" calcext:value-type="float">
            <text:p>104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332236" calcext:value-type="float">
            <text:p>-332236</text:p>
          </table:table-cell>
          <table:table-cell office:value-type="float" office:value="4294834424" calcext:value-type="float">
            <text:p>4294834424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347596" calcext:value-type="float">
            <text:p>-347596</text:p>
          </table:table-cell>
          <table:table-cell office:value-type="float" office:value="4294834536" calcext:value-type="float">
            <text:p>429483453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362794" calcext:value-type="float">
            <text:p>-362794</text:p>
          </table:table-cell>
          <table:table-cell office:value-type="float" office:value="4294834496" calcext:value-type="float">
            <text:p>4294834496</text:p>
          </table:table-cell>
          <table:table-cell office:value-type="float" office:value="4294964824" calcext:value-type="float">
            <text:p>429496482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377832" calcext:value-type="float">
            <text:p>-377832</text:p>
          </table:table-cell>
          <table:table-cell office:value-type="float" office:value="4294834379" calcext:value-type="float">
            <text:p>4294834379</text:p>
          </table:table-cell>
          <table:table-cell office:value-type="float" office:value="4294962608" calcext:value-type="float">
            <text:p>429496260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392708" calcext:value-type="float">
            <text:p>-392708</text:p>
          </table:table-cell>
          <table:table-cell office:value-type="float" office:value="4294834194" calcext:value-type="float">
            <text:p>4294834194</text:p>
          </table:table-cell>
          <table:table-cell office:value-type="float" office:value="4294960426" calcext:value-type="float">
            <text:p>42949604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407403" calcext:value-type="float">
            <text:p>-407403</text:p>
          </table:table-cell>
          <table:table-cell office:value-type="float" office:value="4294833939" calcext:value-type="float">
            <text:p>4294833939</text:p>
          </table:table-cell>
          <table:table-cell office:value-type="float" office:value="4294958244" calcext:value-type="float">
            <text:p>42949582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421916" calcext:value-type="float">
            <text:p>-421916</text:p>
          </table:table-cell>
          <table:table-cell office:value-type="float" office:value="4294833619" calcext:value-type="float">
            <text:p>4294833619</text:p>
          </table:table-cell>
          <table:table-cell office:value-type="float" office:value="4294956004" calcext:value-type="float">
            <text:p>429495600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436268" calcext:value-type="float">
            <text:p>-436268</text:p>
          </table:table-cell>
          <table:table-cell office:value-type="float" office:value="4294833220" calcext:value-type="float">
            <text:p>4294833220</text:p>
          </table:table-cell>
          <table:table-cell office:value-type="float" office:value="4294953822" calcext:value-type="float">
            <text:p>42949538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450399" calcext:value-type="float">
            <text:p>-450399</text:p>
          </table:table-cell>
          <table:table-cell office:value-type="float" office:value="4294832756" calcext:value-type="float">
            <text:p>4294832756</text:p>
          </table:table-cell>
          <table:table-cell office:value-type="float" office:value="4294951650" calcext:value-type="float">
            <text:p>429495165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464348" calcext:value-type="float">
            <text:p>-464348</text:p>
          </table:table-cell>
          <table:table-cell office:value-type="float" office:value="4294832225" calcext:value-type="float">
            <text:p>4294832225</text:p>
          </table:table-cell>
          <table:table-cell office:value-type="float" office:value="4294949425" calcext:value-type="float">
            <text:p>42949494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478095" calcext:value-type="float">
            <text:p>-478095</text:p>
          </table:table-cell>
          <table:table-cell office:value-type="float" office:value="4294831622" calcext:value-type="float">
            <text:p>4294831622</text:p>
          </table:table-cell>
          <table:table-cell office:value-type="float" office:value="4294947283" calcext:value-type="float">
            <text:p>429494728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491621" calcext:value-type="float">
            <text:p>-491621</text:p>
          </table:table-cell>
          <table:table-cell office:value-type="float" office:value="4294830951" calcext:value-type="float">
            <text:p>4294830951</text:p>
          </table:table-cell>
          <table:table-cell office:value-type="float" office:value="4294945066" calcext:value-type="float">
            <text:p>429494506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504925" calcext:value-type="float">
            <text:p>-504925</text:p>
          </table:table-cell>
          <table:table-cell office:value-type="float" office:value="4294830216" calcext:value-type="float">
            <text:p>4294830216</text:p>
          </table:table-cell>
          <table:table-cell office:value-type="float" office:value="4294942845" calcext:value-type="float">
            <text:p>429494284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518007" calcext:value-type="float">
            <text:p>-518007</text:p>
          </table:table-cell>
          <table:table-cell office:value-type="float" office:value="4294829407" calcext:value-type="float">
            <text:p>4294829407</text:p>
          </table:table-cell>
          <table:table-cell office:value-type="float" office:value="4294940747" calcext:value-type="float">
            <text:p>429494074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530867" calcext:value-type="float">
            <text:p>-530867</text:p>
          </table:table-cell>
          <table:table-cell office:value-type="float" office:value="4294828532" calcext:value-type="float">
            <text:p>4294828532</text:p>
          </table:table-cell>
          <table:table-cell office:value-type="float" office:value="4294938560" calcext:value-type="float">
            <text:p>42949385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543506" calcext:value-type="float">
            <text:p>-543506</text:p>
          </table:table-cell>
          <table:table-cell office:value-type="float" office:value="4294827585" calcext:value-type="float">
            <text:p>4294827585</text:p>
          </table:table-cell>
          <table:table-cell office:value-type="float" office:value="4294936369" calcext:value-type="float">
            <text:p>429493636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555883" calcext:value-type="float">
            <text:p>-555883</text:p>
          </table:table-cell>
          <table:table-cell office:value-type="float" office:value="4294826578" calcext:value-type="float">
            <text:p>4294826578</text:p>
          </table:table-cell>
          <table:table-cell office:value-type="float" office:value="4294934227" calcext:value-type="float">
            <text:p>42949342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568038" calcext:value-type="float">
            <text:p>-568038</text:p>
          </table:table-cell>
          <table:table-cell office:value-type="float" office:value="4294825495" calcext:value-type="float">
            <text:p>4294825495</text:p>
          </table:table-cell>
          <table:table-cell office:value-type="float" office:value="4294932045" calcext:value-type="float">
            <text:p>429493204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579911" calcext:value-type="float">
            <text:p>-579911</text:p>
          </table:table-cell>
          <table:table-cell office:value-type="float" office:value="4294824353" calcext:value-type="float">
            <text:p>4294824353</text:p>
          </table:table-cell>
          <table:table-cell office:value-type="float" office:value="4294929824" calcext:value-type="float">
            <text:p>429492982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591562" calcext:value-type="float">
            <text:p>-591562</text:p>
          </table:table-cell>
          <table:table-cell office:value-type="float" office:value="4294823133" calcext:value-type="float">
            <text:p>4294823133</text:p>
          </table:table-cell>
          <table:table-cell office:value-type="float" office:value="4294927559" calcext:value-type="float">
            <text:p>429492755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602930" calcext:value-type="float">
            <text:p>-602930</text:p>
          </table:table-cell>
          <table:table-cell office:value-type="float" office:value="4294821837" calcext:value-type="float">
            <text:p>4294821837</text:p>
          </table:table-cell>
          <table:table-cell office:value-type="float" office:value="4294925372" calcext:value-type="float">
            <text:p>429492537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614037" calcext:value-type="float">
            <text:p>-614037</text:p>
          </table:table-cell>
          <table:table-cell office:value-type="float" office:value="4294820426" calcext:value-type="float">
            <text:p>4294820426</text:p>
          </table:table-cell>
          <table:table-cell office:value-type="float" office:value="4294923043" calcext:value-type="float">
            <text:p>42949230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624882" calcext:value-type="float">
            <text:p>-624882</text:p>
          </table:table-cell>
          <table:table-cell office:value-type="float" office:value="4294818990" calcext:value-type="float">
            <text:p>4294818990</text:p>
          </table:table-cell>
          <table:table-cell office:value-type="float" office:value="4294920881" calcext:value-type="float">
            <text:p>429492088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635444" calcext:value-type="float">
            <text:p>-635444</text:p>
          </table:table-cell>
          <table:table-cell office:value-type="float" office:value="4294817483" calcext:value-type="float">
            <text:p>4294817483</text:p>
          </table:table-cell>
          <table:table-cell office:value-type="float" office:value="4294918582" calcext:value-type="float">
            <text:p>429491858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645725" calcext:value-type="float">
            <text:p>-645725</text:p>
          </table:table-cell>
          <table:table-cell office:value-type="float" office:value="4294815907" calcext:value-type="float">
            <text:p>4294815907</text:p>
          </table:table-cell>
          <table:table-cell office:value-type="float" office:value="4294916400" calcext:value-type="float">
            <text:p>42949164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655723" calcext:value-type="float">
            <text:p>-655723</text:p>
          </table:table-cell>
          <table:table-cell office:value-type="float" office:value="4294814270" calcext:value-type="float">
            <text:p>4294814270</text:p>
          </table:table-cell>
          <table:table-cell office:value-type="float" office:value="4294914218" calcext:value-type="float">
            <text:p>42949142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665419" calcext:value-type="float">
            <text:p>-665419</text:p>
          </table:table-cell>
          <table:table-cell office:value-type="float" office:value="4294812570" calcext:value-type="float">
            <text:p>4294812570</text:p>
          </table:table-cell>
          <table:table-cell office:value-type="float" office:value="4294912037" calcext:value-type="float">
            <text:p>429491203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674832" calcext:value-type="float">
            <text:p>-674832</text:p>
          </table:table-cell>
          <table:table-cell office:value-type="float" office:value="4294810783" calcext:value-type="float">
            <text:p>4294810783</text:p>
          </table:table-cell>
          <table:table-cell office:value-type="float" office:value="4294909736" calcext:value-type="float">
            <text:p>429490973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683963" calcext:value-type="float">
            <text:p>-683963</text:p>
          </table:table-cell>
          <table:table-cell office:value-type="float" office:value="4294808925" calcext:value-type="float">
            <text:p>4294808925</text:p>
          </table:table-cell>
          <table:table-cell office:value-type="float" office:value="4294907551" calcext:value-type="float">
            <text:p>429490755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692772" calcext:value-type="float">
            <text:p>-692772</text:p>
          </table:table-cell>
          <table:table-cell office:value-type="float" office:value="4294806930" calcext:value-type="float">
            <text:p>4294806930</text:p>
          </table:table-cell>
          <table:table-cell office:value-type="float" office:value="4294905275" calcext:value-type="float">
            <text:p>429490527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701279" calcext:value-type="float">
            <text:p>-701279</text:p>
          </table:table-cell>
          <table:table-cell office:value-type="float" office:value="4294804932" calcext:value-type="float">
            <text:p>4294804932</text:p>
          </table:table-cell>
          <table:table-cell office:value-type="float" office:value="4294903128" calcext:value-type="float">
            <text:p>429490312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709483" calcext:value-type="float">
            <text:p>-709483</text:p>
          </table:table-cell>
          <table:table-cell office:value-type="float" office:value="4294802865" calcext:value-type="float">
            <text:p>4294802865</text:p>
          </table:table-cell>
          <table:table-cell office:value-type="float" office:value="4294900990" calcext:value-type="float">
            <text:p>429490099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717364" calcext:value-type="float">
            <text:p>-717364</text:p>
          </table:table-cell>
          <table:table-cell office:value-type="float" office:value="4294800728" calcext:value-type="float">
            <text:p>4294800728</text:p>
          </table:table-cell>
          <table:table-cell office:value-type="float" office:value="4294898769" calcext:value-type="float">
            <text:p>429489876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724944" calcext:value-type="float">
            <text:p>-724944</text:p>
          </table:table-cell>
          <table:table-cell office:value-type="float" office:value="4294798519" calcext:value-type="float">
            <text:p>4294798519</text:p>
          </table:table-cell>
          <table:table-cell office:value-type="float" office:value="4294896632" calcext:value-type="float">
            <text:p>42948966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732200" calcext:value-type="float">
            <text:p>-732200</text:p>
          </table:table-cell>
          <table:table-cell office:value-type="float" office:value="4294796244" calcext:value-type="float">
            <text:p>4294796244</text:p>
          </table:table-cell>
          <table:table-cell office:value-type="float" office:value="4294894406" calcext:value-type="float">
            <text:p>42948944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739114" calcext:value-type="float">
            <text:p>-739114</text:p>
          </table:table-cell>
          <table:table-cell office:value-type="float" office:value="4294793902" calcext:value-type="float">
            <text:p>4294793902</text:p>
          </table:table-cell>
          <table:table-cell office:value-type="float" office:value="4294892224" calcext:value-type="float">
            <text:p>429489222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745726" calcext:value-type="float">
            <text:p>-745726</text:p>
          </table:table-cell>
          <table:table-cell office:value-type="float" office:value="4294791488" calcext:value-type="float">
            <text:p>4294791488</text:p>
          </table:table-cell>
          <table:table-cell office:value-type="float" office:value="4294889998" calcext:value-type="float">
            <text:p>429488999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751995" calcext:value-type="float">
            <text:p>-751995</text:p>
          </table:table-cell>
          <table:table-cell office:value-type="float" office:value="4294789025" calcext:value-type="float">
            <text:p>4294789025</text:p>
          </table:table-cell>
          <table:table-cell office:value-type="float" office:value="4294887852" calcext:value-type="float">
            <text:p>429488785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757941" calcext:value-type="float">
            <text:p>-757941</text:p>
          </table:table-cell>
          <table:table-cell office:value-type="float" office:value="4294786474" calcext:value-type="float">
            <text:p>4294786474</text:p>
          </table:table-cell>
          <table:table-cell office:value-type="float" office:value="4294885571" calcext:value-type="float">
            <text:p>429488557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763545" calcext:value-type="float">
            <text:p>-763545</text:p>
          </table:table-cell>
          <table:table-cell office:value-type="float" office:value="4294783854" calcext:value-type="float">
            <text:p>4294783854</text:p>
          </table:table-cell>
          <table:table-cell office:value-type="float" office:value="4294883390" calcext:value-type="float">
            <text:p>42948833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768826" calcext:value-type="float">
            <text:p>-768826</text:p>
          </table:table-cell>
          <table:table-cell office:value-type="float" office:value="4294781165" calcext:value-type="float">
            <text:p>4294781165</text:p>
          </table:table-cell>
          <table:table-cell office:value-type="float" office:value="4294881199" calcext:value-type="float">
            <text:p>429488119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773745" calcext:value-type="float">
            <text:p>-773745</text:p>
          </table:table-cell>
          <table:table-cell office:value-type="float" office:value="4294778421" calcext:value-type="float">
            <text:p>4294778421</text:p>
          </table:table-cell>
          <table:table-cell office:value-type="float" office:value="4294878978" calcext:value-type="float">
            <text:p>429487897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778341" calcext:value-type="float">
            <text:p>-778341</text:p>
          </table:table-cell>
          <table:table-cell office:value-type="float" office:value="4294775591" calcext:value-type="float">
            <text:p>4294775591</text:p>
          </table:table-cell>
          <table:table-cell office:value-type="float" office:value="4294876786" calcext:value-type="float">
            <text:p>429487678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782594" calcext:value-type="float">
            <text:p>-782594</text:p>
          </table:table-cell>
          <table:table-cell office:value-type="float" office:value="4294772713" calcext:value-type="float">
            <text:p>4294772713</text:p>
          </table:table-cell>
          <table:table-cell office:value-type="float" office:value="4294874575" calcext:value-type="float">
            <text:p>429487457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786505" calcext:value-type="float">
            <text:p>-786505</text:p>
          </table:table-cell>
          <table:table-cell office:value-type="float" office:value="4294769742" calcext:value-type="float">
            <text:p>4294769742</text:p>
          </table:table-cell>
          <table:table-cell office:value-type="float" office:value="4294872393" calcext:value-type="float">
            <text:p>429487239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790052" calcext:value-type="float">
            <text:p>-790052</text:p>
          </table:table-cell>
          <table:table-cell office:value-type="float" office:value="4294766703" calcext:value-type="float">
            <text:p>4294766703</text:p>
          </table:table-cell>
          <table:table-cell office:value-type="float" office:value="4294870172" calcext:value-type="float">
            <text:p>429487017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793257" calcext:value-type="float">
            <text:p>-793257</text:p>
          </table:table-cell>
          <table:table-cell office:value-type="float" office:value="4294763622" calcext:value-type="float">
            <text:p>4294763622</text:p>
          </table:table-cell>
          <table:table-cell office:value-type="float" office:value="4294867936" calcext:value-type="float">
            <text:p>429486793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796120" calcext:value-type="float">
            <text:p>-796120</text:p>
          </table:table-cell>
          <table:table-cell office:value-type="float" office:value="4294760442" calcext:value-type="float">
            <text:p>4294760442</text:p>
          </table:table-cell>
          <table:table-cell office:value-type="float" office:value="4294865755" calcext:value-type="float">
            <text:p>429486575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798619" calcext:value-type="float">
            <text:p>-798619</text:p>
          </table:table-cell>
          <table:table-cell office:value-type="float" office:value="4294757191" calcext:value-type="float">
            <text:p>4294757191</text:p>
          </table:table-cell>
          <table:table-cell office:value-type="float" office:value="4294863578" calcext:value-type="float">
            <text:p>429486357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800776" calcext:value-type="float">
            <text:p>-800776</text:p>
          </table:table-cell>
          <table:table-cell office:value-type="float" office:value="4294753890" calcext:value-type="float">
            <text:p>4294753890</text:p>
          </table:table-cell>
          <table:table-cell office:value-type="float" office:value="4294861357" calcext:value-type="float">
            <text:p>429486135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802570" calcext:value-type="float">
            <text:p>-802570</text:p>
          </table:table-cell>
          <table:table-cell office:value-type="float" office:value="4294750504" calcext:value-type="float">
            <text:p>4294750504</text:p>
          </table:table-cell>
          <table:table-cell office:value-type="float" office:value="4294859219" calcext:value-type="float">
            <text:p>42948592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804021" calcext:value-type="float">
            <text:p>-804021</text:p>
          </table:table-cell>
          <table:table-cell office:value-type="float" office:value="4294747051" calcext:value-type="float">
            <text:p>4294747051</text:p>
          </table:table-cell>
          <table:table-cell office:value-type="float" office:value="4294857003" calcext:value-type="float">
            <text:p>429485700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805110" calcext:value-type="float">
            <text:p>-805110</text:p>
          </table:table-cell>
          <table:table-cell office:value-type="float" office:value="4294743527" calcext:value-type="float">
            <text:p>4294743527</text:p>
          </table:table-cell>
          <table:table-cell office:value-type="float" office:value="4294854827" calcext:value-type="float">
            <text:p>429485482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805856" calcext:value-type="float">
            <text:p>-805856</text:p>
          </table:table-cell>
          <table:table-cell office:value-type="float" office:value="4294739963" calcext:value-type="float">
            <text:p>4294739963</text:p>
          </table:table-cell>
          <table:table-cell office:value-type="float" office:value="4294852537" calcext:value-type="float">
            <text:p>429485253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806239" calcext:value-type="float">
            <text:p>-806239</text:p>
          </table:table-cell>
          <table:table-cell office:value-type="float" office:value="4294736262" calcext:value-type="float">
            <text:p>4294736262</text:p>
          </table:table-cell>
          <table:table-cell office:value-type="float" office:value="4294850355" calcext:value-type="float">
            <text:p>42948503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806259" calcext:value-type="float">
            <text:p>-806259</text:p>
          </table:table-cell>
          <table:table-cell office:value-type="float" office:value="4294732553" calcext:value-type="float">
            <text:p>4294732553</text:p>
          </table:table-cell>
          <table:table-cell office:value-type="float" office:value="4294848169" calcext:value-type="float">
            <text:p>429484816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805936" calcext:value-type="float">
            <text:p>-805936</text:p>
          </table:table-cell>
          <table:table-cell office:value-type="float" office:value="4294728768" calcext:value-type="float">
            <text:p>4294728768</text:p>
          </table:table-cell>
          <table:table-cell office:value-type="float" office:value="4294845943" calcext:value-type="float">
            <text:p>429484594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805251" calcext:value-type="float">
            <text:p>-805251</text:p>
          </table:table-cell>
          <table:table-cell office:value-type="float" office:value="4294724923" calcext:value-type="float">
            <text:p>4294724923</text:p>
          </table:table-cell>
          <table:table-cell office:value-type="float" office:value="4294843835" calcext:value-type="float">
            <text:p>42948438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804223" calcext:value-type="float">
            <text:p>-804223</text:p>
          </table:table-cell>
          <table:table-cell office:value-type="float" office:value="4294720981" calcext:value-type="float">
            <text:p>4294720981</text:p>
          </table:table-cell>
          <table:table-cell office:value-type="float" office:value="4294841624" calcext:value-type="float">
            <text:p>429484162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802812" calcext:value-type="float">
            <text:p>-802812</text:p>
          </table:table-cell>
          <table:table-cell office:value-type="float" office:value="4294716971" calcext:value-type="float">
            <text:p>4294716971</text:p>
          </table:table-cell>
          <table:table-cell office:value-type="float" office:value="4294839442" calcext:value-type="float">
            <text:p>429483944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801078" calcext:value-type="float">
            <text:p>-801078</text:p>
          </table:table-cell>
          <table:table-cell office:value-type="float" office:value="4294712891" calcext:value-type="float">
            <text:p>4294712891</text:p>
          </table:table-cell>
          <table:table-cell office:value-type="float" office:value="4294837260" calcext:value-type="float">
            <text:p>429483726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798982" calcext:value-type="float">
            <text:p>-798982</text:p>
          </table:table-cell>
          <table:table-cell office:value-type="float" office:value="4294708744" calcext:value-type="float">
            <text:p>4294708744</text:p>
          </table:table-cell>
          <table:table-cell office:value-type="float" office:value="4294835109" calcext:value-type="float">
            <text:p>429483510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796523" calcext:value-type="float">
            <text:p>-796523</text:p>
          </table:table-cell>
          <table:table-cell office:value-type="float" office:value="4294704529" calcext:value-type="float">
            <text:p>4294704529</text:p>
          </table:table-cell>
          <table:table-cell office:value-type="float" office:value="4294832912" calcext:value-type="float">
            <text:p>42948329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793721" calcext:value-type="float">
            <text:p>-793721</text:p>
          </table:table-cell>
          <table:table-cell office:value-type="float" office:value="4294700239" calcext:value-type="float">
            <text:p>4294700239</text:p>
          </table:table-cell>
          <table:table-cell office:value-type="float" office:value="4294830765" calcext:value-type="float">
            <text:p>429483076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790556" calcext:value-type="float">
            <text:p>-790556</text:p>
          </table:table-cell>
          <table:table-cell office:value-type="float" office:value="4294695804" calcext:value-type="float">
            <text:p>4294695804</text:p>
          </table:table-cell>
          <table:table-cell office:value-type="float" office:value="4294828627" calcext:value-type="float">
            <text:p>42948286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787049" calcext:value-type="float">
            <text:p>-787049</text:p>
          </table:table-cell>
          <table:table-cell office:value-type="float" office:value="4294691419" calcext:value-type="float">
            <text:p>4294691419</text:p>
          </table:table-cell>
          <table:table-cell office:value-type="float" office:value="4294826391" calcext:value-type="float">
            <text:p>429482639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783199" calcext:value-type="float">
            <text:p>-783199</text:p>
          </table:table-cell>
          <table:table-cell office:value-type="float" office:value="4294686920" calcext:value-type="float">
            <text:p>4294686920</text:p>
          </table:table-cell>
          <table:table-cell office:value-type="float" office:value="4294824224" calcext:value-type="float">
            <text:p>429482422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779006" calcext:value-type="float">
            <text:p>-779006</text:p>
          </table:table-cell>
          <table:table-cell office:value-type="float" office:value="4294682356" calcext:value-type="float">
            <text:p>4294682356</text:p>
          </table:table-cell>
          <table:table-cell office:value-type="float" office:value="4294822003" calcext:value-type="float">
            <text:p>429482200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774471" calcext:value-type="float">
            <text:p>-774471</text:p>
          </table:table-cell>
          <table:table-cell office:value-type="float" office:value="4294677724" calcext:value-type="float">
            <text:p>4294677724</text:p>
          </table:table-cell>
          <table:table-cell office:value-type="float" office:value="4294819866" calcext:value-type="float">
            <text:p>42948198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769592" calcext:value-type="float">
            <text:p>-769592</text:p>
          </table:table-cell>
          <table:table-cell office:value-type="float" office:value="4294673069" calcext:value-type="float">
            <text:p>4294673069</text:p>
          </table:table-cell>
          <table:table-cell office:value-type="float" office:value="4294817576" calcext:value-type="float">
            <text:p>429481757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764372" calcext:value-type="float">
            <text:p>-764372</text:p>
          </table:table-cell>
          <table:table-cell office:value-type="float" office:value="4294668301" calcext:value-type="float">
            <text:p>4294668301</text:p>
          </table:table-cell>
          <table:table-cell office:value-type="float" office:value="4294815394" calcext:value-type="float">
            <text:p>42948153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758808" calcext:value-type="float">
            <text:p>-758808</text:p>
          </table:table-cell>
          <table:table-cell office:value-type="float" office:value="4294663462" calcext:value-type="float">
            <text:p>4294663462</text:p>
          </table:table-cell>
          <table:table-cell office:value-type="float" office:value="4294813291" calcext:value-type="float">
            <text:p>429481329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752922" calcext:value-type="float">
            <text:p>-752922</text:p>
          </table:table-cell>
          <table:table-cell office:value-type="float" office:value="4294658580" calcext:value-type="float">
            <text:p>4294658580</text:p>
          </table:table-cell>
          <table:table-cell office:value-type="float" office:value="4294811105" calcext:value-type="float">
            <text:p>429481110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746694" calcext:value-type="float">
            <text:p>-746694</text:p>
          </table:table-cell>
          <table:table-cell office:value-type="float" office:value="4294653599" calcext:value-type="float">
            <text:p>4294653599</text:p>
          </table:table-cell>
          <table:table-cell office:value-type="float" office:value="4294808919" calcext:value-type="float">
            <text:p>429480891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740142" calcext:value-type="float">
            <text:p>-740142</text:p>
          </table:table-cell>
          <table:table-cell office:value-type="float" office:value="4294648503" calcext:value-type="float">
            <text:p>4294648503</text:p>
          </table:table-cell>
          <table:table-cell office:value-type="float" office:value="4294806746" calcext:value-type="float">
            <text:p>429480674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733269" calcext:value-type="float">
            <text:p>-733269</text:p>
          </table:table-cell>
          <table:table-cell office:value-type="float" office:value="4294643427" calcext:value-type="float">
            <text:p>4294643427</text:p>
          </table:table-cell>
          <table:table-cell office:value-type="float" office:value="4294804609" calcext:value-type="float">
            <text:p>429480460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726052" calcext:value-type="float">
            <text:p>-726052</text:p>
          </table:table-cell>
          <table:table-cell office:value-type="float" office:value="4294638242" calcext:value-type="float">
            <text:p>4294638242</text:p>
          </table:table-cell>
          <table:table-cell office:value-type="float" office:value="4294802379" calcext:value-type="float">
            <text:p>429480237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718534" calcext:value-type="float">
            <text:p>-718534</text:p>
          </table:table-cell>
          <table:table-cell office:value-type="float" office:value="4294633031" calcext:value-type="float">
            <text:p>4294633031</text:p>
          </table:table-cell>
          <table:table-cell office:value-type="float" office:value="4294800221" calcext:value-type="float">
            <text:p>429480022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710692" calcext:value-type="float">
            <text:p>-710692</text:p>
          </table:table-cell>
          <table:table-cell office:value-type="float" office:value="4294627710" calcext:value-type="float">
            <text:p>4294627710</text:p>
          </table:table-cell>
          <table:table-cell office:value-type="float" office:value="4294798045" calcext:value-type="float">
            <text:p>429479804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702549" calcext:value-type="float">
            <text:p>-702549</text:p>
          </table:table-cell>
          <table:table-cell office:value-type="float" office:value="4294622272" calcext:value-type="float">
            <text:p>4294622272</text:p>
          </table:table-cell>
          <table:table-cell office:value-type="float" office:value="4294795902" calcext:value-type="float">
            <text:p>429479590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694083" calcext:value-type="float">
            <text:p>-694083</text:p>
          </table:table-cell>
          <table:table-cell office:value-type="float" office:value="4294616796" calcext:value-type="float">
            <text:p>4294616796</text:p>
          </table:table-cell>
          <table:table-cell office:value-type="float" office:value="4294793720" calcext:value-type="float">
            <text:p>42947937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685314" calcext:value-type="float">
            <text:p>-685314</text:p>
          </table:table-cell>
          <table:table-cell office:value-type="float" office:value="4294611271" calcext:value-type="float">
            <text:p>4294611271</text:p>
          </table:table-cell>
          <table:table-cell office:value-type="float" office:value="4294791578" calcext:value-type="float">
            <text:p>429479157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676243" calcext:value-type="float">
            <text:p>-676243</text:p>
          </table:table-cell>
          <table:table-cell office:value-type="float" office:value="4294605669" calcext:value-type="float">
            <text:p>4294605669</text:p>
          </table:table-cell>
          <table:table-cell office:value-type="float" office:value="4294789362" calcext:value-type="float">
            <text:p>429478936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666870" calcext:value-type="float">
            <text:p>-666870</text:p>
          </table:table-cell>
          <table:table-cell office:value-type="float" office:value="4294600005" calcext:value-type="float">
            <text:p>4294600005</text:p>
          </table:table-cell>
          <table:table-cell office:value-type="float" office:value="4294787176" calcext:value-type="float">
            <text:p>42947871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657214" calcext:value-type="float">
            <text:p>-657214</text:p>
          </table:table-cell>
          <table:table-cell office:value-type="float" office:value="4294594275" calcext:value-type="float">
            <text:p>4294594275</text:p>
          </table:table-cell>
          <table:table-cell office:value-type="float" office:value="4294785004" calcext:value-type="float">
            <text:p>42947850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647257" calcext:value-type="float">
            <text:p>-647257</text:p>
          </table:table-cell>
          <table:table-cell office:value-type="float" office:value="4294588265" calcext:value-type="float">
            <text:p>4294588265</text:p>
          </table:table-cell>
          <table:table-cell office:value-type="float" office:value="4294782636" calcext:value-type="float">
            <text:p>429478263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637017" calcext:value-type="float">
            <text:p>-637017</text:p>
          </table:table-cell>
          <table:table-cell office:value-type="float" office:value="4294582493" calcext:value-type="float">
            <text:p>4294582493</text:p>
          </table:table-cell>
          <table:table-cell office:value-type="float" office:value="4294780497" calcext:value-type="float">
            <text:p>429478049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626494" calcext:value-type="float">
            <text:p>-626494</text:p>
          </table:table-cell>
          <table:table-cell office:value-type="float" office:value="4294576501" calcext:value-type="float">
            <text:p>4294576501</text:p>
          </table:table-cell>
          <table:table-cell office:value-type="float" office:value="4294778282" calcext:value-type="float">
            <text:p>42947782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615690" calcext:value-type="float">
            <text:p>-615690</text:p>
          </table:table-cell>
          <table:table-cell office:value-type="float" office:value="4294570480" calcext:value-type="float">
            <text:p>4294570480</text:p>
          </table:table-cell>
          <table:table-cell office:value-type="float" office:value="4294776110" calcext:value-type="float">
            <text:p>42947761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604624" calcext:value-type="float">
            <text:p>-604624</text:p>
          </table:table-cell>
          <table:table-cell office:value-type="float" office:value="4294564432" calcext:value-type="float">
            <text:p>4294564432</text:p>
          </table:table-cell>
          <table:table-cell office:value-type="float" office:value="4294773884" calcext:value-type="float">
            <text:p>42947738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593295" calcext:value-type="float">
            <text:p>-593295</text:p>
          </table:table-cell>
          <table:table-cell office:value-type="float" office:value="4294558276" calcext:value-type="float">
            <text:p>4294558276</text:p>
          </table:table-cell>
          <table:table-cell office:value-type="float" office:value="4294771737" calcext:value-type="float">
            <text:p>429477173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581705" calcext:value-type="float">
            <text:p>-581705</text:p>
          </table:table-cell>
          <table:table-cell office:value-type="float" office:value="4294552055" calcext:value-type="float">
            <text:p>4294552055</text:p>
          </table:table-cell>
          <table:table-cell office:value-type="float" office:value="4294769525" calcext:value-type="float">
            <text:p>429476952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569852" calcext:value-type="float">
            <text:p>-569852</text:p>
          </table:table-cell>
          <table:table-cell office:value-type="float" office:value="4294545755" calcext:value-type="float">
            <text:p>4294545755</text:p>
          </table:table-cell>
          <table:table-cell office:value-type="float" office:value="4294767334" calcext:value-type="float">
            <text:p>429476733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557737" calcext:value-type="float">
            <text:p>-557737</text:p>
          </table:table-cell>
          <table:table-cell office:value-type="float" office:value="4294539396" calcext:value-type="float">
            <text:p>4294539396</text:p>
          </table:table-cell>
          <table:table-cell office:value-type="float" office:value="4294765153" calcext:value-type="float">
            <text:p>429476515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545401" calcext:value-type="float">
            <text:p>-545401</text:p>
          </table:table-cell>
          <table:table-cell office:value-type="float" office:value="4294533021" calcext:value-type="float">
            <text:p>4294533021</text:p>
          </table:table-cell>
          <table:table-cell office:value-type="float" office:value="4294762971" calcext:value-type="float">
            <text:p>429476297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532803" calcext:value-type="float">
            <text:p>-532803</text:p>
          </table:table-cell>
          <table:table-cell office:value-type="float" office:value="4294526471" calcext:value-type="float">
            <text:p>4294526471</text:p>
          </table:table-cell>
          <table:table-cell office:value-type="float" office:value="4294760784" calcext:value-type="float">
            <text:p>42947607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519982" calcext:value-type="float">
            <text:p>-519982</text:p>
          </table:table-cell>
          <table:table-cell office:value-type="float" office:value="4294519953" calcext:value-type="float">
            <text:p>4294519953</text:p>
          </table:table-cell>
          <table:table-cell office:value-type="float" office:value="4294758608" calcext:value-type="float">
            <text:p>429475860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506920" calcext:value-type="float">
            <text:p>-506920</text:p>
          </table:table-cell>
          <table:table-cell office:value-type="float" office:value="4294513315" calcext:value-type="float">
            <text:p>4294513315</text:p>
          </table:table-cell>
          <table:table-cell office:value-type="float" office:value="4294756426" calcext:value-type="float">
            <text:p>429475642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493657" calcext:value-type="float">
            <text:p>-493657</text:p>
          </table:table-cell>
          <table:table-cell office:value-type="float" office:value="4294506606" calcext:value-type="float">
            <text:p>4294506606</text:p>
          </table:table-cell>
          <table:table-cell office:value-type="float" office:value="4294754131" calcext:value-type="float">
            <text:p>429475413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480151" calcext:value-type="float">
            <text:p>-480151</text:p>
          </table:table-cell>
          <table:table-cell office:value-type="float" office:value="4294499825" calcext:value-type="float">
            <text:p>4294499825</text:p>
          </table:table-cell>
          <table:table-cell office:value-type="float" office:value="4294751901" calcext:value-type="float">
            <text:p>429475190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466444" calcext:value-type="float">
            <text:p>-466444</text:p>
          </table:table-cell>
          <table:table-cell office:value-type="float" office:value="4294492978" calcext:value-type="float">
            <text:p>4294492978</text:p>
          </table:table-cell>
          <table:table-cell office:value-type="float" office:value="4294749723" calcext:value-type="float">
            <text:p>429474972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452535" calcext:value-type="float">
            <text:p>-452535</text:p>
          </table:table-cell>
          <table:table-cell office:value-type="float" office:value="4294486059" calcext:value-type="float">
            <text:p>4294486059</text:p>
          </table:table-cell>
          <table:table-cell office:value-type="float" office:value="4294747503" calcext:value-type="float">
            <text:p>429474750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438425" calcext:value-type="float">
            <text:p>-438425</text:p>
          </table:table-cell>
          <table:table-cell office:value-type="float" office:value="4294479061" calcext:value-type="float">
            <text:p>4294479061</text:p>
          </table:table-cell>
          <table:table-cell office:value-type="float" office:value="4294745306" calcext:value-type="float">
            <text:p>429474530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424113" calcext:value-type="float">
            <text:p>-424113</text:p>
          </table:table-cell>
          <table:table-cell office:value-type="float" office:value="4294472001" calcext:value-type="float">
            <text:p>4294472001</text:p>
          </table:table-cell>
          <table:table-cell office:value-type="float" office:value="4294743090" calcext:value-type="float">
            <text:p>429474309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409620" calcext:value-type="float">
            <text:p>-409620</text:p>
          </table:table-cell>
          <table:table-cell office:value-type="float" office:value="4294464912" calcext:value-type="float">
            <text:p>4294464912</text:p>
          </table:table-cell>
          <table:table-cell office:value-type="float" office:value="4294740913" calcext:value-type="float">
            <text:p>42947409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94946" calcext:value-type="float">
            <text:p>-394946</text:p>
          </table:table-cell>
          <table:table-cell office:value-type="float" office:value="4294457773" calcext:value-type="float">
            <text:p>4294457773</text:p>
          </table:table-cell>
          <table:table-cell office:value-type="float" office:value="4294738726" calcext:value-type="float">
            <text:p>429473872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380089" calcext:value-type="float">
            <text:p>-380089</text:p>
          </table:table-cell>
          <table:table-cell office:value-type="float" office:value="4294450507" calcext:value-type="float">
            <text:p>4294450507</text:p>
          </table:table-cell>
          <table:table-cell office:value-type="float" office:value="4294736427" calcext:value-type="float">
            <text:p>429473642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365072" calcext:value-type="float">
            <text:p>-365072</text:p>
          </table:table-cell>
          <table:table-cell office:value-type="float" office:value="4294443109" calcext:value-type="float">
            <text:p>4294443109</text:p>
          </table:table-cell>
          <table:table-cell office:value-type="float" office:value="4294734197" calcext:value-type="float">
            <text:p>429473419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349914" calcext:value-type="float">
            <text:p>-349914</text:p>
          </table:table-cell>
          <table:table-cell office:value-type="float" office:value="4294435699" calcext:value-type="float">
            <text:p>4294435699</text:p>
          </table:table-cell>
          <table:table-cell office:value-type="float" office:value="4294732015" calcext:value-type="float">
            <text:p>42947320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334574" calcext:value-type="float">
            <text:p>-334574</text:p>
          </table:table-cell>
          <table:table-cell office:value-type="float" office:value="4294428227" calcext:value-type="float">
            <text:p>4294428227</text:p>
          </table:table-cell>
          <table:table-cell office:value-type="float" office:value="4294729853" calcext:value-type="float">
            <text:p>429472985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319093" calcext:value-type="float">
            <text:p>-319093</text:p>
          </table:table-cell>
          <table:table-cell office:value-type="float" office:value="4294420680" calcext:value-type="float">
            <text:p>4294420680</text:p>
          </table:table-cell>
          <table:table-cell office:value-type="float" office:value="4294727676" calcext:value-type="float">
            <text:p>429472767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303471" calcext:value-type="float">
            <text:p>-303471</text:p>
          </table:table-cell>
          <table:table-cell office:value-type="float" office:value="4294413068" calcext:value-type="float">
            <text:p>4294413068</text:p>
          </table:table-cell>
          <table:table-cell office:value-type="float" office:value="4294725489" calcext:value-type="float">
            <text:p>429472548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287728" calcext:value-type="float">
            <text:p>-287728</text:p>
          </table:table-cell>
          <table:table-cell office:value-type="float" office:value="4294405368" calcext:value-type="float">
            <text:p>4294405368</text:p>
          </table:table-cell>
          <table:table-cell office:value-type="float" office:value="4294723298" calcext:value-type="float">
            <text:p>429472329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271844" calcext:value-type="float">
            <text:p>-271844</text:p>
          </table:table-cell>
          <table:table-cell office:value-type="float" office:value="4294397607" calcext:value-type="float">
            <text:p>4294397607</text:p>
          </table:table-cell>
          <table:table-cell office:value-type="float" office:value="4294721116" calcext:value-type="float">
            <text:p>42947211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255839" calcext:value-type="float">
            <text:p>-255839</text:p>
          </table:table-cell>
          <table:table-cell office:value-type="float" office:value="4294389852" calcext:value-type="float">
            <text:p>4294389852</text:p>
          </table:table-cell>
          <table:table-cell office:value-type="float" office:value="4294718905" calcext:value-type="float">
            <text:p>42947189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239733" calcext:value-type="float">
            <text:p>-239733</text:p>
          </table:table-cell>
          <table:table-cell office:value-type="float" office:value="4294382113" calcext:value-type="float">
            <text:p>4294382113</text:p>
          </table:table-cell>
          <table:table-cell office:value-type="float" office:value="4294723765" calcext:value-type="float">
            <text:p>429472376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223506" calcext:value-type="float">
            <text:p>-223506</text:p>
          </table:table-cell>
          <table:table-cell office:value-type="float" office:value="4294374406" calcext:value-type="float">
            <text:p>4294374406</text:p>
          </table:table-cell>
          <table:table-cell office:value-type="float" office:value="4294728624" calcext:value-type="float">
            <text:p>42947286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207199" calcext:value-type="float">
            <text:p>-207199</text:p>
          </table:table-cell>
          <table:table-cell office:value-type="float" office:value="4294366975" calcext:value-type="float">
            <text:p>4294366975</text:p>
          </table:table-cell>
          <table:table-cell office:value-type="float" office:value="4294733445" calcext:value-type="float">
            <text:p>429473344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90789" calcext:value-type="float">
            <text:p>-190789</text:p>
          </table:table-cell>
          <table:table-cell office:value-type="float" office:value="4294359707" calcext:value-type="float">
            <text:p>4294359707</text:p>
          </table:table-cell>
          <table:table-cell office:value-type="float" office:value="4294738299" calcext:value-type="float">
            <text:p>429473829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74298" calcext:value-type="float">
            <text:p>-174298</text:p>
          </table:table-cell>
          <table:table-cell office:value-type="float" office:value="4294352528" calcext:value-type="float">
            <text:p>4294352528</text:p>
          </table:table-cell>
          <table:table-cell office:value-type="float" office:value="4294743110" calcext:value-type="float">
            <text:p>42947431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57728" calcext:value-type="float">
            <text:p>-157728</text:p>
          </table:table-cell>
          <table:table-cell office:value-type="float" office:value="4294345484" calcext:value-type="float">
            <text:p>4294345484</text:p>
          </table:table-cell>
          <table:table-cell office:value-type="float" office:value="4294747969" calcext:value-type="float">
            <text:p>429474796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41088" calcext:value-type="float">
            <text:p>-141088</text:p>
          </table:table-cell>
          <table:table-cell office:value-type="float" office:value="4294338675" calcext:value-type="float">
            <text:p>4294338675</text:p>
          </table:table-cell>
          <table:table-cell office:value-type="float" office:value="4294752819" calcext:value-type="float">
            <text:p>429475281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24388" calcext:value-type="float">
            <text:p>-124388</text:p>
          </table:table-cell>
          <table:table-cell office:value-type="float" office:value="4294331903" calcext:value-type="float">
            <text:p>4294331903</text:p>
          </table:table-cell>
          <table:table-cell office:value-type="float" office:value="4294757688" calcext:value-type="float">
            <text:p>429475768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07633" calcext:value-type="float">
            <text:p>-107633</text:p>
          </table:table-cell>
          <table:table-cell office:value-type="float" office:value="4294325388" calcext:value-type="float">
            <text:p>4294325388</text:p>
          </table:table-cell>
          <table:table-cell office:value-type="float" office:value="4294762504" calcext:value-type="float">
            <text:p>429476250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90830" calcext:value-type="float">
            <text:p>-90830</text:p>
          </table:table-cell>
          <table:table-cell office:value-type="float" office:value="4294318977" calcext:value-type="float">
            <text:p>4294318977</text:p>
          </table:table-cell>
          <table:table-cell office:value-type="float" office:value="4294767359" calcext:value-type="float">
            <text:p>42947673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73986" calcext:value-type="float">
            <text:p>-73986</text:p>
          </table:table-cell>
          <table:table-cell office:value-type="float" office:value="4294312717" calcext:value-type="float">
            <text:p>4294312717</text:p>
          </table:table-cell>
          <table:table-cell office:value-type="float" office:value="4294772214" calcext:value-type="float">
            <text:p>429477221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57110" calcext:value-type="float">
            <text:p>-57110</text:p>
          </table:table-cell>
          <table:table-cell office:value-type="float" office:value="4294306663" calcext:value-type="float">
            <text:p>4294306663</text:p>
          </table:table-cell>
          <table:table-cell office:value-type="float" office:value="4294777029" calcext:value-type="float">
            <text:p>429477702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40208" calcext:value-type="float">
            <text:p>-40208</text:p>
          </table:table-cell>
          <table:table-cell office:value-type="float" office:value="4294300697" calcext:value-type="float">
            <text:p>4294300697</text:p>
          </table:table-cell>
          <table:table-cell office:value-type="float" office:value="4294781883" calcext:value-type="float">
            <text:p>429478188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23290" calcext:value-type="float">
            <text:p>-23290</text:p>
          </table:table-cell>
          <table:table-cell office:value-type="float" office:value="4294294891" calcext:value-type="float">
            <text:p>4294294891</text:p>
          </table:table-cell>
          <table:table-cell office:value-type="float" office:value="4294786743" calcext:value-type="float">
            <text:p>429478674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6361" calcext:value-type="float">
            <text:p>-6361</text:p>
          </table:table-cell>
          <table:table-cell office:value-type="float" office:value="4294289293" calcext:value-type="float">
            <text:p>4294289293</text:p>
          </table:table-cell>
          <table:table-cell office:value-type="float" office:value="4294791569" calcext:value-type="float">
            <text:p>429479156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71" calcext:value-type="float">
            <text:p>10571</text:p>
          </table:table-cell>
          <table:table-cell office:value-type="float" office:value="4294283800" calcext:value-type="float">
            <text:p>4294283800</text:p>
          </table:table-cell>
          <table:table-cell office:value-type="float" office:value="4294796423" calcext:value-type="float">
            <text:p>429479642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7499" calcext:value-type="float">
            <text:p>27499</text:p>
          </table:table-cell>
          <table:table-cell office:value-type="float" office:value="4294278466" calcext:value-type="float">
            <text:p>4294278466</text:p>
          </table:table-cell>
          <table:table-cell office:value-type="float" office:value="4294801273" calcext:value-type="float">
            <text:p>429480127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4413" calcext:value-type="float">
            <text:p>44413</text:p>
          </table:table-cell>
          <table:table-cell office:value-type="float" office:value="4294273107" calcext:value-type="float">
            <text:p>4294273107</text:p>
          </table:table-cell>
          <table:table-cell office:value-type="float" office:value="4294806290" calcext:value-type="float">
            <text:p>429480629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1309" calcext:value-type="float">
            <text:p>61309</text:p>
          </table:table-cell>
          <table:table-cell office:value-type="float" office:value="4294268071" calcext:value-type="float">
            <text:p>4294268071</text:p>
          </table:table-cell>
          <table:table-cell office:value-type="float" office:value="4294811154" calcext:value-type="float">
            <text:p>429481115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8177" calcext:value-type="float">
            <text:p>78177</text:p>
          </table:table-cell>
          <table:table-cell office:value-type="float" office:value="4294263197" calcext:value-type="float">
            <text:p>4294263197</text:p>
          </table:table-cell>
          <table:table-cell office:value-type="float" office:value="4294816008" calcext:value-type="float">
            <text:p>429481600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5012" calcext:value-type="float">
            <text:p>95012</text:p>
          </table:table-cell>
          <table:table-cell office:value-type="float" office:value="4294258472" calcext:value-type="float">
            <text:p>4294258472</text:p>
          </table:table-cell>
          <table:table-cell office:value-type="float" office:value="4294820868" calcext:value-type="float">
            <text:p>429482086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1803" calcext:value-type="float">
            <text:p>111803</text:p>
          </table:table-cell>
          <table:table-cell office:value-type="float" office:value="4294253932" calcext:value-type="float">
            <text:p>4294253932</text:p>
          </table:table-cell>
          <table:table-cell office:value-type="float" office:value="4294825724" calcext:value-type="float">
            <text:p>429482572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28546" calcext:value-type="float">
            <text:p>128546</text:p>
          </table:table-cell>
          <table:table-cell office:value-type="float" office:value="4294249477" calcext:value-type="float">
            <text:p>4294249477</text:p>
          </table:table-cell>
          <table:table-cell office:value-type="float" office:value="4294830582" calcext:value-type="float">
            <text:p>429483058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233" calcext:value-type="float">
            <text:p>145233</text:p>
          </table:table-cell>
          <table:table-cell office:value-type="float" office:value="4294245250" calcext:value-type="float">
            <text:p>4294245250</text:p>
          </table:table-cell>
          <table:table-cell office:value-type="float" office:value="4294835383" calcext:value-type="float">
            <text:p>429483538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1854" calcext:value-type="float">
            <text:p>161854</text:p>
          </table:table-cell>
          <table:table-cell office:value-type="float" office:value="4294241148" calcext:value-type="float">
            <text:p>4294241148</text:p>
          </table:table-cell>
          <table:table-cell office:value-type="float" office:value="4294840204" calcext:value-type="float">
            <text:p>429484020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78406" calcext:value-type="float">
            <text:p>178406</text:p>
          </table:table-cell>
          <table:table-cell office:value-type="float" office:value="4294237188" calcext:value-type="float">
            <text:p>4294237188</text:p>
          </table:table-cell>
          <table:table-cell office:value-type="float" office:value="4294845029" calcext:value-type="float">
            <text:p>429484502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4878" calcext:value-type="float">
            <text:p>194878</text:p>
          </table:table-cell>
          <table:table-cell office:value-type="float" office:value="4294233417" calcext:value-type="float">
            <text:p>4294233417</text:p>
          </table:table-cell>
          <table:table-cell office:value-type="float" office:value="4294849820" calcext:value-type="float">
            <text:p>429484982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1271" calcext:value-type="float">
            <text:p>211271</text:p>
          </table:table-cell>
          <table:table-cell office:value-type="float" office:value="4294229760" calcext:value-type="float">
            <text:p>4294229760</text:p>
          </table:table-cell>
          <table:table-cell office:value-type="float" office:value="4294854645" calcext:value-type="float">
            <text:p>429485464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7558" calcext:value-type="float">
            <text:p>227558</text:p>
          </table:table-cell>
          <table:table-cell office:value-type="float" office:value="4294226264" calcext:value-type="float">
            <text:p>4294226264</text:p>
          </table:table-cell>
          <table:table-cell office:value-type="float" office:value="4294859470" calcext:value-type="float">
            <text:p>429485947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3744" calcext:value-type="float">
            <text:p>243744</text:p>
          </table:table-cell>
          <table:table-cell office:value-type="float" office:value="4294222909" calcext:value-type="float">
            <text:p>4294222909</text:p>
          </table:table-cell>
          <table:table-cell office:value-type="float" office:value="4294864301" calcext:value-type="float">
            <text:p>42948643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9830" calcext:value-type="float">
            <text:p>259830</text:p>
          </table:table-cell>
          <table:table-cell office:value-type="float" office:value="4294219716" calcext:value-type="float">
            <text:p>4294219716</text:p>
          </table:table-cell>
          <table:table-cell office:value-type="float" office:value="4294869125" calcext:value-type="float">
            <text:p>429486912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75815" calcext:value-type="float">
            <text:p>275815</text:p>
          </table:table-cell>
          <table:table-cell office:value-type="float" office:value="4294216700" calcext:value-type="float">
            <text:p>4294216700</text:p>
          </table:table-cell>
          <table:table-cell office:value-type="float" office:value="4294873916" calcext:value-type="float">
            <text:p>42948739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91659" calcext:value-type="float">
            <text:p>291659</text:p>
          </table:table-cell>
          <table:table-cell office:value-type="float" office:value="4294213810" calcext:value-type="float">
            <text:p>4294213810</text:p>
          </table:table-cell>
          <table:table-cell office:value-type="float" office:value="4294878747" calcext:value-type="float">
            <text:p>429487874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07381" calcext:value-type="float">
            <text:p>307381</text:p>
          </table:table-cell>
          <table:table-cell office:value-type="float" office:value="4294211092" calcext:value-type="float">
            <text:p>4294211092</text:p>
          </table:table-cell>
          <table:table-cell office:value-type="float" office:value="4294883532" calcext:value-type="float">
            <text:p>429488353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22963" calcext:value-type="float">
            <text:p>322963</text:p>
          </table:table-cell>
          <table:table-cell office:value-type="float" office:value="4294208508" calcext:value-type="float">
            <text:p>4294208508</text:p>
          </table:table-cell>
          <table:table-cell office:value-type="float" office:value="4294888358" calcext:value-type="float">
            <text:p>429488835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38404" calcext:value-type="float">
            <text:p>338404</text:p>
          </table:table-cell>
          <table:table-cell office:value-type="float" office:value="4294206094" calcext:value-type="float">
            <text:p>4294206094</text:p>
          </table:table-cell>
          <table:table-cell office:value-type="float" office:value="4294893144" calcext:value-type="float">
            <text:p>429489314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53703" calcext:value-type="float">
            <text:p>353703</text:p>
          </table:table-cell>
          <table:table-cell office:value-type="float" office:value="4294203808" calcext:value-type="float">
            <text:p>4294203808</text:p>
          </table:table-cell>
          <table:table-cell office:value-type="float" office:value="4294897969" calcext:value-type="float">
            <text:p>429489796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68821" calcext:value-type="float">
            <text:p>368821</text:p>
          </table:table-cell>
          <table:table-cell office:value-type="float" office:value="4294201698" calcext:value-type="float">
            <text:p>4294201698</text:p>
          </table:table-cell>
          <table:table-cell office:value-type="float" office:value="4294902789" calcext:value-type="float">
            <text:p>429490278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83798" calcext:value-type="float">
            <text:p>383798</text:p>
          </table:table-cell>
          <table:table-cell office:value-type="float" office:value="4294199719" calcext:value-type="float">
            <text:p>4294199719</text:p>
          </table:table-cell>
          <table:table-cell office:value-type="float" office:value="4294907590" calcext:value-type="float">
            <text:p>429490759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98614" calcext:value-type="float">
            <text:p>398614</text:p>
          </table:table-cell>
          <table:table-cell office:value-type="float" office:value="4294197909" calcext:value-type="float">
            <text:p>4294197909</text:p>
          </table:table-cell>
          <table:table-cell office:value-type="float" office:value="4294912375" calcext:value-type="float">
            <text:p>429491237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13249" calcext:value-type="float">
            <text:p>413249</text:p>
          </table:table-cell>
          <table:table-cell office:value-type="float" office:value="4294196236" calcext:value-type="float">
            <text:p>4294196236</text:p>
          </table:table-cell>
          <table:table-cell office:value-type="float" office:value="4294917196" calcext:value-type="float">
            <text:p>429491719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27681" calcext:value-type="float">
            <text:p>427681</text:p>
          </table:table-cell>
          <table:table-cell office:value-type="float" office:value="4294194725" calcext:value-type="float">
            <text:p>4294194725</text:p>
          </table:table-cell>
          <table:table-cell office:value-type="float" office:value="4294921991" calcext:value-type="float">
            <text:p>429492199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41953" calcext:value-type="float">
            <text:p>441953</text:p>
          </table:table-cell>
          <table:table-cell office:value-type="float" office:value="4294193364" calcext:value-type="float">
            <text:p>4294193364</text:p>
          </table:table-cell>
          <table:table-cell office:value-type="float" office:value="4294926782" calcext:value-type="float">
            <text:p>429492678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56003" calcext:value-type="float">
            <text:p>456003</text:p>
          </table:table-cell>
          <table:table-cell office:value-type="float" office:value="4294192143" calcext:value-type="float">
            <text:p>4294192143</text:p>
          </table:table-cell>
          <table:table-cell office:value-type="float" office:value="4294931608" calcext:value-type="float">
            <text:p>429493160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9871" calcext:value-type="float">
            <text:p>469871</text:p>
          </table:table-cell>
          <table:table-cell office:value-type="float" office:value="4294191084" calcext:value-type="float">
            <text:p>4294191084</text:p>
          </table:table-cell>
          <table:table-cell office:value-type="float" office:value="4294936442" calcext:value-type="float">
            <text:p>429493644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83538" calcext:value-type="float">
            <text:p>483538</text:p>
          </table:table-cell>
          <table:table-cell office:value-type="float" office:value="4294190170" calcext:value-type="float">
            <text:p>4294190170</text:p>
          </table:table-cell>
          <table:table-cell office:value-type="float" office:value="4294941238" calcext:value-type="float">
            <text:p>429494123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96963" calcext:value-type="float">
            <text:p>496963</text:p>
          </table:table-cell>
          <table:table-cell office:value-type="float" office:value="4294189415" calcext:value-type="float">
            <text:p>4294189415</text:p>
          </table:table-cell>
          <table:table-cell office:value-type="float" office:value="4294946025" calcext:value-type="float">
            <text:p>42949460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10186" calcext:value-type="float">
            <text:p>510186</text:p>
          </table:table-cell>
          <table:table-cell office:value-type="float" office:value="4294188805" calcext:value-type="float">
            <text:p>4294188805</text:p>
          </table:table-cell>
          <table:table-cell office:value-type="float" office:value="4294950854" calcext:value-type="float">
            <text:p>429495085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23187" calcext:value-type="float">
            <text:p>523187</text:p>
          </table:table-cell>
          <table:table-cell office:value-type="float" office:value="4294188348" calcext:value-type="float">
            <text:p>4294188348</text:p>
          </table:table-cell>
          <table:table-cell office:value-type="float" office:value="4294955685" calcext:value-type="float">
            <text:p>429495568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35967" calcext:value-type="float">
            <text:p>535967</text:p>
          </table:table-cell>
          <table:table-cell office:value-type="float" office:value="4294188045" calcext:value-type="float">
            <text:p>4294188045</text:p>
          </table:table-cell>
          <table:table-cell office:value-type="float" office:value="4294960470" calcext:value-type="float">
            <text:p>429496047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48485" calcext:value-type="float">
            <text:p>548485</text:p>
          </table:table-cell>
          <table:table-cell office:value-type="float" office:value="4294187892" calcext:value-type="float">
            <text:p>4294187892</text:p>
          </table:table-cell>
          <table:table-cell office:value-type="float" office:value="4294965300" calcext:value-type="float">
            <text:p>42949653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0781" calcext:value-type="float">
            <text:p>560781</text:p>
          </table:table-cell>
          <table:table-cell office:value-type="float" office:value="4294187890" calcext:value-type="float">
            <text:p>429418789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72815" calcext:value-type="float">
            <text:p>572815</text:p>
          </table:table-cell>
          <table:table-cell office:value-type="float" office:value="4294187964" calcext:value-type="float">
            <text:p>4294187964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84607" calcext:value-type="float">
            <text:p>584607</text:p>
          </table:table-cell>
          <table:table-cell office:value-type="float" office:value="4294188104" calcext:value-type="float">
            <text:p>4294188104</text:p>
          </table:table-cell>
          <table:table-cell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96137" calcext:value-type="float">
            <text:p>596137</text:p>
          </table:table-cell>
          <table:table-cell office:value-type="float" office:value="4294188316" calcext:value-type="float">
            <text:p>4294188316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07405" calcext:value-type="float">
            <text:p>607405</text:p>
          </table:table-cell>
          <table:table-cell office:value-type="float" office:value="4294188595" calcext:value-type="float">
            <text:p>4294188595</text:p>
          </table:table-cell>
          <table:table-cell office:value-type="float" office:value="9847" calcext:value-type="float">
            <text:p>984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18411" calcext:value-type="float">
            <text:p>618411</text:p>
          </table:table-cell>
          <table:table-cell office:value-type="float" office:value="4294188941" calcext:value-type="float">
            <text:p>4294188941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29135" calcext:value-type="float">
            <text:p>629135</text:p>
          </table:table-cell>
          <table:table-cell office:value-type="float" office:value="4294189357" calcext:value-type="float">
            <text:p>4294189357</text:p>
          </table:table-cell>
          <table:table-cell office:value-type="float" office:value="14068" calcext:value-type="float">
            <text:p>1406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39597" calcext:value-type="float">
            <text:p>639597</text:p>
          </table:table-cell>
          <table:table-cell office:value-type="float" office:value="4294189835" calcext:value-type="float">
            <text:p>4294189835</text:p>
          </table:table-cell>
          <table:table-cell office:value-type="float" office:value="16230" calcext:value-type="float">
            <text:p>1623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49756" calcext:value-type="float">
            <text:p>649756</text:p>
          </table:table-cell>
          <table:table-cell office:value-type="float" office:value="4294190387" calcext:value-type="float">
            <text:p>4294190387</text:p>
          </table:table-cell>
          <table:table-cell office:value-type="float" office:value="18422" calcext:value-type="float">
            <text:p>184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59633" calcext:value-type="float">
            <text:p>659633</text:p>
          </table:table-cell>
          <table:table-cell office:value-type="float" office:value="4294191001" calcext:value-type="float">
            <text:p>4294191001</text:p>
          </table:table-cell>
          <table:table-cell office:value-type="float" office:value="20520" calcext:value-type="float">
            <text:p>2052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69228" calcext:value-type="float">
            <text:p>669228</text:p>
          </table:table-cell>
          <table:table-cell office:value-type="float" office:value="4294191686" calcext:value-type="float">
            <text:p>4294191686</text:p>
          </table:table-cell>
          <table:table-cell office:value-type="float" office:value="22667" calcext:value-type="float">
            <text:p>2266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78521" calcext:value-type="float">
            <text:p>678521</text:p>
          </table:table-cell>
          <table:table-cell office:value-type="float" office:value="4294192434" calcext:value-type="float">
            <text:p>4294192434</text:p>
          </table:table-cell>
          <table:table-cell office:value-type="float" office:value="24859" calcext:value-type="float">
            <text:p>248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87531" calcext:value-type="float">
            <text:p>687531</text:p>
          </table:table-cell>
          <table:table-cell office:value-type="float" office:value="4294193257" calcext:value-type="float">
            <text:p>4294193257</text:p>
          </table:table-cell>
          <table:table-cell office:value-type="float" office:value="26987" calcext:value-type="float">
            <text:p>2698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96219" calcext:value-type="float">
            <text:p>696219</text:p>
          </table:table-cell>
          <table:table-cell office:value-type="float" office:value="4294194140" calcext:value-type="float">
            <text:p>4294194140</text:p>
          </table:table-cell>
          <table:table-cell office:value-type="float" office:value="29099" calcext:value-type="float">
            <text:p>2909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04605" calcext:value-type="float">
            <text:p>704605</text:p>
          </table:table-cell>
          <table:table-cell office:value-type="float" office:value="4294195096" calcext:value-type="float">
            <text:p>4294195096</text:p>
          </table:table-cell>
          <table:table-cell office:value-type="float" office:value="31251" calcext:value-type="float">
            <text:p>3125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12688" calcext:value-type="float">
            <text:p>712688</text:p>
          </table:table-cell>
          <table:table-cell office:value-type="float" office:value="4294196124" calcext:value-type="float">
            <text:p>4294196124</text:p>
          </table:table-cell>
          <table:table-cell office:value-type="float" office:value="33404" calcext:value-type="float">
            <text:p>3340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20449" calcext:value-type="float">
            <text:p>720449</text:p>
          </table:table-cell>
          <table:table-cell office:value-type="float" office:value="4294197210" calcext:value-type="float">
            <text:p>4294197210</text:p>
          </table:table-cell>
          <table:table-cell office:value-type="float" office:value="35630" calcext:value-type="float">
            <text:p>3563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27887" calcext:value-type="float">
            <text:p>727887</text:p>
          </table:table-cell>
          <table:table-cell office:value-type="float" office:value="4294198366" calcext:value-type="float">
            <text:p>4294198366</text:p>
          </table:table-cell>
          <table:table-cell office:value-type="float" office:value="37797" calcext:value-type="float">
            <text:p>3779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35002" calcext:value-type="float">
            <text:p>735002</text:p>
          </table:table-cell>
          <table:table-cell office:value-type="float" office:value="4294199589" calcext:value-type="float">
            <text:p>4294199589</text:p>
          </table:table-cell>
          <table:table-cell office:value-type="float" office:value="39993" calcext:value-type="float">
            <text:p>3999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41795" calcext:value-type="float">
            <text:p>741795</text:p>
          </table:table-cell>
          <table:table-cell office:value-type="float" office:value="4294200890" calcext:value-type="float">
            <text:p>4294200890</text:p>
          </table:table-cell>
          <table:table-cell office:value-type="float" office:value="42125" calcext:value-type="float">
            <text:p>4212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48286" calcext:value-type="float">
            <text:p>748286</text:p>
          </table:table-cell>
          <table:table-cell office:value-type="float" office:value="4294202261" calcext:value-type="float">
            <text:p>4294202261</text:p>
          </table:table-cell>
          <table:table-cell office:value-type="float" office:value="44203" calcext:value-type="float">
            <text:p>4420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54414" calcext:value-type="float">
            <text:p>754414</text:p>
          </table:table-cell>
          <table:table-cell office:value-type="float" office:value="4294203685" calcext:value-type="float">
            <text:p>4294203685</text:p>
          </table:table-cell>
          <table:table-cell office:value-type="float" office:value="46401" calcext:value-type="float">
            <text:p>464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60219" calcext:value-type="float">
            <text:p>760219</text:p>
          </table:table-cell>
          <table:table-cell office:value-type="float" office:value="4294205193" calcext:value-type="float">
            <text:p>4294205193</text:p>
          </table:table-cell>
          <table:table-cell office:value-type="float" office:value="48552" calcext:value-type="float">
            <text:p>4855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65702" calcext:value-type="float">
            <text:p>765702</text:p>
          </table:table-cell>
          <table:table-cell office:value-type="float" office:value="4294206755" calcext:value-type="float">
            <text:p>4294206755</text:p>
          </table:table-cell>
          <table:table-cell office:value-type="float" office:value="50748" calcext:value-type="float">
            <text:p>5074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70842" calcext:value-type="float">
            <text:p>770842</text:p>
          </table:table-cell>
          <table:table-cell office:value-type="float" office:value="4294208398" calcext:value-type="float">
            <text:p>4294208398</text:p>
          </table:table-cell>
          <table:table-cell office:value-type="float" office:value="52896" calcext:value-type="float">
            <text:p>5289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75640" calcext:value-type="float">
            <text:p>775640</text:p>
          </table:table-cell>
          <table:table-cell office:value-type="float" office:value="4294210092" calcext:value-type="float">
            <text:p>4294210092</text:p>
          </table:table-cell>
          <table:table-cell office:value-type="float" office:value="55048" calcext:value-type="float">
            <text:p>5504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80094" calcext:value-type="float">
            <text:p>780094</text:p>
          </table:table-cell>
          <table:table-cell office:value-type="float" office:value="4294211873" calcext:value-type="float">
            <text:p>4294211873</text:p>
          </table:table-cell>
          <table:table-cell office:value-type="float" office:value="57240" calcext:value-type="float">
            <text:p>5724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84207" calcext:value-type="float">
            <text:p>784207</text:p>
          </table:table-cell>
          <table:table-cell office:value-type="float" office:value="4294213721" calcext:value-type="float">
            <text:p>4294213721</text:p>
          </table:table-cell>
          <table:table-cell office:value-type="float" office:value="59524" calcext:value-type="float">
            <text:p>5952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87956" calcext:value-type="float">
            <text:p>787956</text:p>
          </table:table-cell>
          <table:table-cell office:value-type="float" office:value="4294215643" calcext:value-type="float">
            <text:p>4294215643</text:p>
          </table:table-cell>
          <table:table-cell office:value-type="float" office:value="61677" calcext:value-type="float">
            <text:p>6167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91383" calcext:value-type="float">
            <text:p>791383</text:p>
          </table:table-cell>
          <table:table-cell office:value-type="float" office:value="4294217633" calcext:value-type="float">
            <text:p>4294217633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94447" calcext:value-type="float">
            <text:p>794447</text:p>
          </table:table-cell>
          <table:table-cell office:value-type="float" office:value="4294219662" calcext:value-type="float">
            <text:p>4294219662</text:p>
          </table:table-cell>
          <table:table-cell office:value-type="float" office:value="66055" calcext:value-type="float">
            <text:p>6605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97168" calcext:value-type="float">
            <text:p>797168</text:p>
          </table:table-cell>
          <table:table-cell office:value-type="float" office:value="4294221787" calcext:value-type="float">
            <text:p>4294221787</text:p>
          </table:table-cell>
          <table:table-cell office:value-type="float" office:value="68167" calcext:value-type="float">
            <text:p>6816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99526" calcext:value-type="float">
            <text:p>799526</text:p>
          </table:table-cell>
          <table:table-cell office:value-type="float" office:value="4294223962" calcext:value-type="float">
            <text:p>4294223962</text:p>
          </table:table-cell>
          <table:table-cell office:value-type="float" office:value="70388" calcext:value-type="float">
            <text:p>7038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01542" calcext:value-type="float">
            <text:p>801542</text:p>
          </table:table-cell>
          <table:table-cell office:value-type="float" office:value="4294226224" calcext:value-type="float">
            <text:p>4294226224</text:p>
          </table:table-cell>
          <table:table-cell office:value-type="float" office:value="72541" calcext:value-type="float">
            <text:p>7254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03195" calcext:value-type="float">
            <text:p>803195</text:p>
          </table:table-cell>
          <table:table-cell office:value-type="float" office:value="4294228536" calcext:value-type="float">
            <text:p>4294228536</text:p>
          </table:table-cell>
          <table:table-cell office:value-type="float" office:value="74791" calcext:value-type="float">
            <text:p>7479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04505" calcext:value-type="float">
            <text:p>804505</text:p>
          </table:table-cell>
          <table:table-cell office:value-type="float" office:value="4294230936" calcext:value-type="float">
            <text:p>4294230936</text:p>
          </table:table-cell>
          <table:table-cell office:value-type="float" office:value="76944" calcext:value-type="float">
            <text:p>7694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05453" calcext:value-type="float">
            <text:p>805453</text:p>
          </table:table-cell>
          <table:table-cell office:value-type="float" office:value="4294233407" calcext:value-type="float">
            <text:p>4294233407</text:p>
          </table:table-cell>
          <table:table-cell office:value-type="float" office:value="79095" calcext:value-type="float">
            <text:p>7909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06057" calcext:value-type="float">
            <text:p>806057</text:p>
          </table:table-cell>
          <table:table-cell office:value-type="float" office:value="4294235909" calcext:value-type="float">
            <text:p>4294235909</text:p>
          </table:table-cell>
          <table:table-cell office:value-type="float" office:value="81253" calcext:value-type="float">
            <text:p>81253</text:p>
          </table:table-cell>
        </table:table-row>
        <table:table-row table:style-name="ro1" table:number-rows-repeated="1047977">
          <table:table-cell table:number-columns-repeated="4"/>
        </table:table-row>
        <table:table-row table:style-name="ro1">
          <table:table-cell table:number-columns-repeated="2"/>
          <table:table-cell table:formula="of:=SUM([.C1:.C1048575])" office:value-type="float" office:value="1808042739109" calcext:value-type="float">
            <text:p>18080427391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14:37:10.444260012</dc:date>
    <meta:editing-duration>PT6M53S</meta:editing-duration>
    <meta:editing-cycles>1</meta:editing-cycles>
    <meta:document-statistic meta:table-count="1" meta:cell-count="2393" meta:object-count="0"/>
    <meta:generator>LibreOffice/6.0.7.3$Linux_X86_64 LibreOffice_project/00m0$Build-3</meta:generator>
  </office:meta>
</office:document-meta>
</file>